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0.2256in"/>
    </style:style>
    <style:style style:name="co6" style:family="table-column">
      <style:table-column-properties fo:break-before="auto" style:column-width="0.20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1146in"/>
    </style:style>
    <style:style style:name="co18" style:family="table-column">
      <style:table-column-properties fo:break-before="auto" style:column-width="3.5165in"/>
    </style:style>
    <style:style style:name="co19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en" number:country="GB">
      <number:number number:decimal-places="2" loext:min-decimal-places="2" number:min-integer-digits="1" number:grouping="true"/>
    </number:number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add58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d1f63"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2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d1f63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12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2000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1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100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85" style:family="table-cell" style:parent-style-name="Accent_20_1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in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1000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2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08" style:family="table-cell" style:parent-style-name="Default" style:data-style-name="N114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14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14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14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4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1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333333"/>
    </style:style>
    <style:style style:name="ce132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34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36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37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38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139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4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41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142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143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144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0.3236in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3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/>
            <text:p>v1.0.2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OR        ([.D14]&gt;[.D13])        OR 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0.3213in" svg:height="0.3236in" svg:x="6.9528in" svg:y="2.6402in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0.3213in" svg:height="0.3236in" svg:x="6.9528in" svg:y="3.4937in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default-cell-style-name="ce8"/>
        <table:table-column table:style-name="co8" table:default-cell-style-name="ce8"/>
        <table:table-column table:style-name="co1" table:number-columns-repeated="2" table:default-cell-style-name="ce8"/>
        <table:table-column table:style-name="co9" table:default-cell-style-name="ce8"/>
        <table:table-column table:style-name="co1" table:number-columns-repeated="53" table:default-cell-style-name="ce8"/>
        <table:table-column table:style-name="co1" table:number-columns-repeated="960" table:default-cell-style-name="ce63"/>
        <table:table-row table:style-name="ro2">
          <table:table-cell table:style-name="ce5" office:value-type="string" calcext:value-type="string" table:number-columns-spanned="1" table:number-rows-spanned="7">
            <text:p>Initial Setup</text:p>
          </table:table-cell>
          <table:table-cell table:style-name="ce9" table:number-columns-repeated="3"/>
          <table:table-cell table:number-columns-repeated="1020"/>
        </table:table-row>
        <table:table-row table:style-name="ro2">
          <table:covered-table-cell table:style-name="ce63"/>
          <table:table-cell table:style-name="ce10" office:value-type="string" calcext:value-type="string">
            <text:p>Start date</text:p>
          </table:table-cell>
          <table:table-cell table:style-name="ce19" office:value-type="date" office:date-value="2019-01-01" calcext:value-type="date">
            <text:p>1. Jan. 2019</text:p>
          </table:table-cell>
          <table:table-cell table:style-name="ce9"/>
          <table:table-cell table:number-columns-repeated="1020"/>
        </table:table-row>
        <table:table-row table:style-name="ro2">
          <table:covered-table-cell table:style-name="ce63"/>
          <table:table-cell table:style-name="ce11" office:value-type="string" calcext:value-type="string">
            <text:p>Initial Account</text:p>
          </table:table-cell>
          <table:table-cell table:style-name="ce20" office:value-type="float" office:value="10000" calcext:value-type="float">
            <text:p>10,000.00</text:p>
          </table:table-cell>
          <table:table-cell table:style-name="ce9"/>
          <table:table-cell table:number-columns-repeated="1020"/>
        </table:table-row>
        <table:table-row table:style-name="ro2">
          <table:covered-table-cell table:style-name="ce63"/>
          <table:table-cell table:style-name="ce12" office:value-type="string" calcext:value-type="string">
            <text:p>Risk (%)</text:p>
          </table:table-cell>
          <table:table-cell table:style-name="ce21" office:value-type="percentage" office:value="0.006" calcext:value-type="percentage">
            <text:p>0.60%</text:p>
          </table:table-cell>
          <table:table-cell table:style-name="ce9"/>
          <table:table-cell table:number-columns-repeated="1020"/>
        </table:table-row>
        <table:table-row table:style-name="ro2">
          <table:covered-table-cell table:style-name="ce63"/>
          <table:table-cell table:style-name="ce12" office:value-type="string" calcext:value-type="string">
            <text:p>Risk ($)</text:p>
          </table:table-cell>
          <table:table-cell table:style-name="ce22" table:formula="of:=[.C3]*[.C4]" office:value-type="float" office:value="60" calcext:value-type="float">
            <text:p>60.00</text:p>
          </table:table-cell>
          <table:table-cell table:style-name="ce9"/>
          <table:table-cell table:number-columns-repeated="1020"/>
        </table:table-row>
        <table:table-row table:style-name="ro2">
          <table:covered-table-cell table:style-name="ce63"/>
          <table:table-cell table:style-name="ce13" office:value-type="string" calcext:value-type="string">
            <text:p>Desired R ratio</text:p>
          </table:table-cell>
          <table:table-cell table:style-name="ce23" office:value-type="float" office:value="2" calcext:value-type="float">
            <text:p>2:1</text:p>
          </table:table-cell>
          <table:table-cell table:style-name="ce9"/>
          <table:table-cell table:number-columns-repeated="1020"/>
        </table:table-row>
        <table:table-row table:style-name="ro2">
          <table:covered-table-cell table:style-name="ce63"/>
          <table:table-cell table:style-name="ce14" table:number-columns-repeated="2"/>
          <table:table-cell table:style-name="ce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7" office:value-type="string" calcext:value-type="string">
            <text:p>Strategy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0" office:value-type="string" calcext:value-type="string">
            <text:p>Number of trades</text:p>
          </table:table-cell>
          <table:table-cell table:style-name="ce30" table:formula="of:=COUNT([$Log.H3:$Log.H502])" office:value-type="float" office:value="1" calcext:value-type="float">
            <text:p>1</text:p>
          </table:table-cell>
          <table:table-cell table:style-name="ce33" office:value-type="percentage" office:value="1" calcext:value-type="percentage">
            <text:p>100.00%</text:p>
          </table:table-cell>
          <table:table-cell table:number-columns-repeated="2"/>
          <table:table-cell table:style-name="ce39" table:formula="of:=INDEX([$Log.C3:$Log.C502]; MATCH(0; COUNTIF([.K$9:.$K9]; [$Log.C3:$Log.C502]); 0))" office:value-type="string" office:string-value="CV" calcext:value-type="string">
            <text:p>CV</text:p>
          </table:table-cell>
          <table:table-cell table:style-name="ce31" table:formula="of:=COUNTIFS([Log.$C$3:.$C$502]; [.K10]; [Log.$Q$3:.$Q$502]; &quot;=Win&quot;)" office:value-type="float" office:value="1" calcext:value-type="float">
            <text:p>1</text:p>
          </table:table-cell>
          <table:table-cell table:style-name="ce31" table:formula="of:=COUNTIFS([$Log.C3:$Log.C502]; [.K10]; [$Log.Q3:$Log.Q502]; &quot;=Loss&quot;)" office:value-type="float" office:value="0" calcext:value-type="float">
            <text:p>0</text:p>
          </table:table-cell>
          <table:table-cell table:style-name="ce46" table:formula="of:=IF(ISNUMBER([.L10]+[.M10]); IF(([.L10]+[.M10])&gt;0;[.L10]/([.L10]+[.M10]);&quot;&quot;); &quot;&quot;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1" office:value-type="string" calcext:value-type="string">
            <text:p>Long trades</text:p>
          </table:table-cell>
          <table:table-cell table:style-name="ce31" table:formula="of:=COUNTIF([$Log.E3:$Log.E502]; &quot;L&quot;)" office:value-type="float" office:value="0" calcext:value-type="float">
            <text:p>0</text:p>
          </table:table-cell>
          <table:table-cell table:style-name="ce34" table:formula="of:=[.G11]/[.G10]" office:value-type="percentage" office:value="0" calcext:value-type="percentage">
            <text:p>0.00%</text:p>
          </table:table-cell>
          <table:table-cell table:number-columns-repeated="2"/>
          <table:table-cell table:style-name="ce39" table:formula="of:=INDEX([$Log.C4:$Log.C503]; MATCH(0; COUNTIF([.K$9:.$K10]; [$Log.C4:$Log.C503]); 0))" office:value-type="float" office:value="0" calcext:value-type="float">
            <text:p>0</text:p>
          </table:table-cell>
          <table:table-cell table:style-name="ce31" table:formula="of:=COUNTIFS([Log.$C$3:.$C$502]; [.K11]; [Log.$Q$3:.$Q$502]; &quot;=Win&quot;)" office:value-type="float" office:value="0" calcext:value-type="float">
            <text:p>0</text:p>
          </table:table-cell>
          <table:table-cell table:style-name="ce31" table:formula="of:=COUNTIFS([$Log.C4:$Log.C503]; [.K11]; [$Log.Q4:$Log.Q503]; &quot;=Loss&quot;)" office:value-type="float" office:value="0" calcext:value-type="float">
            <text:p>0</text:p>
          </table:table-cell>
          <table:table-cell table:style-name="ce46" table:formula="of:=IF(ISNUMBER([.L11]+[.M11]); IF(([.L11]+[.M11])&gt;0;[.L11]/([.L11]+[.M11]);&quot;&quot;); &quot;&quot;)">
            <text:p/>
          </table:table-cell>
          <table:table-cell table:number-columns-repeated="101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104" calcext:value-type="float" table:number-columns-spanned="1" table:number-rows-spanned="2">
            <text:p>10,104.00</text:p>
          </table:table-cell>
          <table:table-cell table:number-columns-repeated="2"/>
          <table:table-cell table:style-name="ce18" office:value-type="string" calcext:value-type="string">
            <text:p>Short trades</text:p>
          </table:table-cell>
          <table:table-cell table:style-name="ce32" table:formula="of:=COUNTIF([$Log.E3:$Log.E502]; &quot;S&quot;)" office:value-type="float" office:value="0" calcext:value-type="float">
            <text:p>0</text:p>
          </table:table-cell>
          <table:table-cell table:style-name="ce35" table:formula="of:=[.G12]/[.G10]" office:value-type="percentage" office:value="0" calcext:value-type="percentage">
            <text:p>0.00%</text:p>
          </table:table-cell>
          <table:table-cell table:number-columns-repeated="2"/>
          <table:table-cell table:style-name="ce39" table:formula="of:=INDEX([$Log.C5:$Log.C504]; MATCH(0; COUNTIF([.K$9:.$K11]; [$Log.C5:$Log.C504]); 0))" office:value-type="string" office:string-value="" calcext:value-type="error">
            <text:p>#N/A</text:p>
          </table:table-cell>
          <table:table-cell table:style-name="ce31" table:formula="of:=COUNTIFS([Log.$C$3:.$C$502]; [.K12]; [Log.$Q$3:.$Q$502]; &quot;=Win&quot;)" office:value-type="string" office:string-value="" calcext:value-type="error">
            <text:p>#N/A</text:p>
          </table:table-cell>
          <table:table-cell table:style-name="ce31" table:formula="of:=COUNTIFS([$Log.C5:$Log.C504]; [.K12]; [$Log.Q5:$Log.Q504]; &quot;=Loss&quot;)" office:value-type="string" office:string-value="" calcext:value-type="error">
            <text:p>#N/A</text:p>
          </table:table-cell>
          <table:table-cell table:style-name="ce46" table:formula="of:=IF(ISNUMBER([.L12]+[.M12]); IF(([.L12]+[.M12])&gt;0;[.L12]/([.L12]+[.M12]);&quot;&quot;); &quot;&quot;)">
            <text:p/>
          </table:table-cell>
          <table:table-cell table:number-columns-repeated="1010"/>
        </table:table-row>
        <table:table-row table:style-name="ro2">
          <table:table-cell/>
          <table:covered-table-cell table:number-columns-repeated="2" table:style-name="ce63"/>
          <table:table-cell table:number-columns-repeated="7"/>
          <table:table-cell table:style-name="ce39" table:formula="of:=INDEX([$Log.C6:$Log.C505]; MATCH(0; COUNTIF([.K$9:.$K12]; [$Log.C6:$Log.C505]); 0))" office:value-type="string" office:string-value="" calcext:value-type="error">
            <text:p>#N/A</text:p>
          </table:table-cell>
          <table:table-cell table:style-name="ce31" table:formula="of:=COUNTIFS([Log.$C$3:.$C$502]; [.K13]; [Log.$Q$3:.$Q$502]; &quot;=Win&quot;)" office:value-type="string" office:string-value="" calcext:value-type="error">
            <text:p>#N/A</text:p>
          </table:table-cell>
          <table:table-cell table:style-name="ce31" table:formula="of:=COUNTIFS([$Log.C6:$Log.C505]; [.K13]; [$Log.Q6:$Log.Q505]; &quot;=Loss&quot;)" office:value-type="string" office:string-value="" calcext:value-type="error">
            <text:p>#N/A</text:p>
          </table:table-cell>
          <table:table-cell table:style-name="ce46" table:formula="of:=IF(ISNUMBER([.L13]+[.M13]); IF(([.L13]+[.M13])&gt;0;[.L13]/([.L13]+[.M13]);&quot;&quot;); &quot;&quot;)">
            <text:p/>
          </table:table-cell>
          <table:table-cell table:number-columns-repeated="101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104" calcext:value-type="float" table:number-columns-spanned="1" table:number-rows-spanned="2">
            <text:p>104.00</text:p>
          </table:table-cell>
          <table:table-cell table:number-columns-repeated="2"/>
          <table:table-cell table:style-name="ce10" office:value-type="string" calcext:value-type="string">
            <text:p>Winning trades</text:p>
          </table:table-cell>
          <table:table-cell table:style-name="ce30" table:formula="of:=COUNTIF([$Log.Q3:$Log.Q502];&quot;W&quot;)" office:value-type="float" office:value="0" calcext:value-type="float">
            <text:p>0</text:p>
          </table:table-cell>
          <table:table-cell table:style-name="ce33" table:formula="of:=[.G14]/[.G10]" office:value-type="percentage" office:value="0" calcext:value-type="percentage">
            <text:p>0.00%</text:p>
          </table:table-cell>
          <table:table-cell table:style-name="ce36" table:formula="of:=SUMIF([$Log.Q3:$Log.Q502];&quot;W&quot;;[$Log.P3:$Log.P502])" office:value-type="float" office:value="0" calcext:value-type="float">
            <text:p>0</text:p>
          </table:table-cell>
          <table:table-cell/>
          <table:table-cell table:style-name="ce39" table:formula="of:=INDEX([$Log.C7:$Log.C506]; MATCH(0; COUNTIF([.K$9:.$K13]; [$Log.C7:$Log.C506]); 0))" office:value-type="string" office:string-value="" calcext:value-type="error">
            <text:p>#N/A</text:p>
          </table:table-cell>
          <table:table-cell table:style-name="ce31" table:formula="of:=COUNTIFS([Log.$C$3:.$C$502]; [.K14]; [Log.$Q$3:.$Q$502]; &quot;=Win&quot;)" office:value-type="string" office:string-value="" calcext:value-type="error">
            <text:p>#N/A</text:p>
          </table:table-cell>
          <table:table-cell table:style-name="ce31" table:formula="of:=COUNTIFS([$Log.C7:$Log.C506]; [.K14]; [$Log.Q7:$Log.Q506]; &quot;=Loss&quot;)" office:value-type="string" office:string-value="" calcext:value-type="error">
            <text:p>#N/A</text:p>
          </table:table-cell>
          <table:table-cell table:style-name="ce46" table:formula="of:=IF(ISNUMBER([.L14]+[.M14]); IF(([.L14]+[.M14])&gt;0;[.L14]/([.L14]+[.M14]);&quot;&quot;); &quot;&quot;)">
            <text:p/>
          </table:table-cell>
          <table:table-cell table:number-columns-repeated="1010"/>
        </table:table-row>
        <table:table-row table:style-name="ro2">
          <table:table-cell/>
          <table:covered-table-cell table:number-columns-repeated="2" table:style-name="ce63"/>
          <table:table-cell table:number-columns-repeated="2"/>
          <table:table-cell table:style-name="ce11" office:value-type="string" calcext:value-type="string">
            <text:p>Winning longs</text:p>
          </table:table-cell>
          <table:table-cell table:style-name="ce31" table:formula="of:=DCOUNTA([$Log.A2:$Log.U502]; [$Log.E2]; [$Misc.A2:$Misc.B3])" office:value-type="float" office:value="1" calcext:value-type="float">
            <text:p>1</text:p>
          </table:table-cell>
          <table:table-cell table:style-name="ce34" table:formula="of:=[.G15]/[.G11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8:$Log.C507]; MATCH(0; COUNTIF([.K$9:.$K14]; [$Log.C8:$Log.C507]); 0))" office:value-type="string" office:string-value="" calcext:value-type="error">
            <text:p>#N/A</text:p>
          </table:table-cell>
          <table:table-cell table:style-name="ce31" table:formula="of:=COUNTIFS([Log.$C$3:.$C$502]; [.K15]; [Log.$Q$3:.$Q$502]; &quot;=Win&quot;)" office:value-type="string" office:string-value="" calcext:value-type="error">
            <text:p>#N/A</text:p>
          </table:table-cell>
          <table:table-cell table:style-name="ce31" table:formula="of:=COUNTIFS([$Log.C8:$Log.C507]; [.K15]; [$Log.Q8:$Log.Q507]; &quot;=Loss&quot;)" office:value-type="string" office:string-value="" calcext:value-type="error">
            <text:p>#N/A</text:p>
          </table:table-cell>
          <table:table-cell table:style-name="ce46" table:formula="of:=IF(ISNUMBER([.L15]+[.M15]); IF(([.L15]+[.M15])&gt;0;[.L15]/([.L15]+[.M15]);&quot;&quot;); &quot;&quot;)">
            <text:p/>
          </table:table-cell>
          <table:table-cell table:number-columns-repeated="101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8" office:value-type="string" calcext:value-type="string">
            <text:p>Winning shorts</text:p>
          </table:table-cell>
          <table:table-cell table:style-name="ce32" table:formula="of:=DCOUNTA([$Log.A2:$Log.U502]; [$Log.E2]; [$Misc.A6:$Misc.B7])" office:value-type="float" office:value="0" calcext:value-type="float">
            <text:p>0</text:p>
          </table:table-cell>
          <table:table-cell table:style-name="ce35" table:formula="of:=[.G16]/[.G12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9:$Log.C508]; MATCH(0; COUNTIF([.K$9:.$K15]; [$Log.C9:$Log.C508]); 0))" office:value-type="string" office:string-value="" calcext:value-type="error">
            <text:p>#N/A</text:p>
          </table:table-cell>
          <table:table-cell table:style-name="ce31" table:formula="of:=COUNTIFS([Log.$C$3:.$C$502]; [.K16]; [Log.$Q$3:.$Q$502]; &quot;=Win&quot;)" office:value-type="string" office:string-value="" calcext:value-type="error">
            <text:p>#N/A</text:p>
          </table:table-cell>
          <table:table-cell table:style-name="ce31" table:formula="of:=COUNTIFS([$Log.C9:$Log.C508]; [.K16]; [$Log.Q9:$Log.Q508]; &quot;=Loss&quot;)" office:value-type="string" office:string-value="" calcext:value-type="error">
            <text:p>#N/A</text:p>
          </table:table-cell>
          <table:table-cell table:style-name="ce46" table:formula="of:=IF(ISNUMBER([.L16]+[.M16]); IF(([.L16]+[.M16])&gt;0;[.L16]/([.L16]+[.M16]);&quot;&quot;); &quot;&quot;)">
            <text:p/>
          </table:table-cell>
          <table:table-cell table:number-columns-repeated="1010"/>
        </table:table-row>
        <table:table-row table:style-name="ro2">
          <table:table-cell/>
          <table:covered-table-cell table:style-name="ce65"/>
          <table:covered-table-cell table:style-name="ce73"/>
          <table:table-cell table:number-columns-repeated="7"/>
          <table:table-cell table:style-name="ce39" table:formula="of:=INDEX([$Log.C10:$Log.C509]; MATCH(0; COUNTIF([.K$9:.$K16]; [$Log.C10:$Log.C509]); 0))" office:value-type="string" office:string-value="" calcext:value-type="error">
            <text:p>#N/A</text:p>
          </table:table-cell>
          <table:table-cell table:style-name="ce31" table:formula="of:=COUNTIFS([Log.$C$3:.$C$502]; [.K17]; [Log.$Q$3:.$Q$502]; &quot;=Win&quot;)" office:value-type="string" office:string-value="" calcext:value-type="error">
            <text:p>#N/A</text:p>
          </table:table-cell>
          <table:table-cell table:style-name="ce31" table:formula="of:=COUNTIFS([$Log.C10:$Log.C509]; [.K17]; [$Log.Q10:$Log.Q509]; &quot;=Loss&quot;)" office:value-type="string" office:string-value="" calcext:value-type="error">
            <text:p>#N/A</text:p>
          </table:table-cell>
          <table:table-cell table:style-name="ce46" table:formula="of:=IF(ISNUMBER([.L17]+[.M17]); IF(([.L17]+[.M17])&gt;0;[.L17]/([.L17]+[.M17]);&quot;&quot;); &quot;&quot;)">
            <text:p/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0" office:value-type="string" calcext:value-type="string">
            <text:p>Losing trades</text:p>
          </table:table-cell>
          <table:table-cell table:style-name="ce30" table:formula="of:=COUNTIF([$Log.Q3:$Log.Q502]; &quot;L&quot;)" office:value-type="float" office:value="0" calcext:value-type="float">
            <text:p>0</text:p>
          </table:table-cell>
          <table:table-cell table:style-name="ce30" table:formula="of:=[.G18]/[.G10]" office:value-type="float" office:value="0" calcext:value-type="float">
            <text:p>0</text:p>
          </table:table-cell>
          <table:table-cell table:style-name="ce36" table:formula="of:=SUMIF([$Log.Q7:$Log.Q506];&quot;L&quot;;[$Log.P7:$Log.P506])" office:value-type="float" office:value="0" calcext:value-type="float">
            <text:p>0</text:p>
          </table:table-cell>
          <table:table-cell/>
          <table:table-cell table:style-name="ce39" table:formula="of:=INDEX([$Log.C11:$Log.C510]; MATCH(0; COUNTIF([.K$9:.$K17]; [$Log.C11:$Log.C510]); 0))" office:value-type="string" office:string-value="" calcext:value-type="error">
            <text:p>#N/A</text:p>
          </table:table-cell>
          <table:table-cell table:style-name="ce31" table:formula="of:=COUNTIFS([Log.$C$3:.$C$502]; [.K18]; [Log.$Q$3:.$Q$502]; &quot;=Win&quot;)" office:value-type="string" office:string-value="" calcext:value-type="error">
            <text:p>#N/A</text:p>
          </table:table-cell>
          <table:table-cell table:style-name="ce31" table:formula="of:=COUNTIFS([$Log.C11:$Log.C510]; [.K18]; [$Log.Q11:$Log.Q510]; &quot;=Loss&quot;)" office:value-type="string" office:string-value="" calcext:value-type="error">
            <text:p>#N/A</text:p>
          </table:table-cell>
          <table:table-cell table:style-name="ce46" table:formula="of:=IF(ISNUMBER([.L18]+[.M18]); IF(([.L18]+[.M18])&gt;0;[.L18]/([.L18]+[.M18]);&quot;&quot;); &quot;&quot;)">
            <text:p/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1" office:value-type="string" calcext:value-type="string">
            <text:p>Losing longs</text:p>
          </table:table-cell>
          <table:table-cell table:style-name="ce31" table:formula="of:=DCOUNTA([$Log.A2:$Log.U502]; [$Log.E2]; [$Misc.A4:$Misc.B5])" office:value-type="float" office:value="0" calcext:value-type="float">
            <text:p>0</text:p>
          </table:table-cell>
          <table:table-cell table:style-name="ce31" table:formula="of:=[.G19]/[.G11]" office:value-type="string" office:string-value="" calcext:value-type="error">
            <text:p>#DIV/0!</text:p>
          </table:table-cell>
          <table:table-cell table:number-columns-repeated="2"/>
          <table:table-cell table:style-name="ce39" table:formula="of:=INDEX([$Log.C12:$Log.C511]; MATCH(0; COUNTIF([.K$9:.$K18]; [$Log.C12:$Log.C511]); 0))" office:value-type="string" office:string-value="" calcext:value-type="error">
            <text:p>#N/A</text:p>
          </table:table-cell>
          <table:table-cell table:style-name="ce31" table:formula="of:=COUNTIFS([Log.$C$3:.$C$502]; [.K19]; [Log.$Q$3:.$Q$502]; &quot;=Win&quot;)" office:value-type="string" office:string-value="" calcext:value-type="error">
            <text:p>#N/A</text:p>
          </table:table-cell>
          <table:table-cell table:style-name="ce31" table:formula="of:=COUNTIFS([$Log.C12:$Log.C511]; [.K19]; [$Log.Q12:$Log.Q511]; &quot;=Loss&quot;)" office:value-type="string" office:string-value="" calcext:value-type="error">
            <text:p>#N/A</text:p>
          </table:table-cell>
          <table:table-cell table:style-name="ce46" table:formula="of:=IF(ISNUMBER([.L19]+[.M19]); IF(([.L19]+[.M19])&gt;0;[.L19]/([.L19]+[.M19]);&quot;&quot;); &quot;&quot;)">
            <text:p/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8" office:value-type="string" calcext:value-type="string">
            <text:p>Losing shorts</text:p>
          </table:table-cell>
          <table:table-cell table:style-name="ce32" table:formula="of:=DCOUNTA([$Log.A2:$Log.U502]; [$Log.E2]; [$Misc.A8:$Misc.B9])" office:value-type="float" office:value="0" calcext:value-type="float">
            <text:p>0</text:p>
          </table:table-cell>
          <table:table-cell table:style-name="ce32" table:formula="of:=[.G20]/[.G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Average R ratio</text:p>
          </table:table-cell>
          <table:table-cell table:style-name="ce27" table:formula="of:=AVERAGE([$Log.O3:$Log.O502])" office:value-type="float" office:value="1.6" calcext:value-type="float">
            <text:p>1.60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string" calcext:value-type="string">
            <text:p>Sharpe ratio</text:p>
          </table:table-cell>
          <table:table-cell table:style-name="ce28" table:formula="of:=([.I14]/[.G14])/(ABS([.I18])/[.G18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" table:style-name="ta1">
        <office:forms form:automatic-focus="false" form:apply-design-mode="false"/>
        <table:table-column table:style-name="co10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11" table:default-cell-style-name="ce71"/>
        <table:table-column table:style-name="co1" table:default-cell-style-name="ce190"/>
        <table:table-column table:style-name="co1" table:default-cell-style-name="ce81"/>
        <table:table-column table:style-name="co1" table:default-cell-style-name="ce201"/>
        <table:table-column table:style-name="co12" table:default-cell-style-name="ce89"/>
        <table:table-column table:style-name="co1" table:number-columns-repeated="2" table:default-cell-style-name="ce190"/>
        <table:table-column table:style-name="co1" table:default-cell-style-name="ce81"/>
        <table:table-column table:style-name="co13" table:default-cell-style-name="ce96"/>
        <table:table-column table:style-name="co14" table:default-cell-style-name="ce113"/>
        <table:table-column table:style-name="co1" table:default-cell-style-name="ce118"/>
        <table:table-column table:style-name="co15" table:default-cell-style-name="ce214"/>
        <table:table-column table:style-name="co16" table:default-cell-style-name="ce214"/>
        <table:table-column table:style-name="co16" table:default-cell-style-name="ce107"/>
        <table:table-column table:style-name="co17" table:default-cell-style-name="ce190"/>
        <table:table-column table:style-name="co18" table:default-cell-style-name="ce201"/>
        <table:table-column table:style-name="co1" table:number-columns-repeated="1003" table:default-cell-style-name="ce6"/>
        <table:table-row table:style-name="ro3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78"/>
          <table:covered-table-cell table:style-name="ce199"/>
          <table:table-cell table:style-name="ce85" table:formula="of:=IF([$Misc.B15] = 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00"/>
          <table:covered-table-cell table:style-name="ce94"/>
          <table:table-cell table:style-name="ce108" office:value-type="string" calcext:value-type="string" table:number-columns-spanned="4" table:number-rows-spanned="1">
            <text:p>RESULTS</text:p>
          </table:table-cell>
          <table:covered-table-cell table:style-name="ce116"/>
          <table:covered-table-cell table:number-columns-repeated="2" table:style-name="ce112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  <table:table-cell table:number-columns-repeated="1003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1.1413in" svg:height="1.3232in" svg:x="3.213in" svg:y="0.1311in" draw:caption-point-x="-0.2402in" draw:caption-point-y="0.2122in">
              <dc:creator>ca</dc:creator>
              <dc:date>2019-08-08T00:00:00</dc:date>
              <text:p text:style-name="P3"><text:span text:style-name="T2">On what </text:span><text:span text:style-name="T2">timeframe the </text:span><text:span text:style-name="T2">BUY and SELL </text:span><text:span text:style-name="T2">signal were found </text:span><text:span text:style-name="T2">and taken.</text:span></text:p>
              <text:p text:style-name="P3"><text:span text:style-name="T2">1m, 2m, 5m, </text:span><text:span text:style-name="T2">15m, 30m, 60m, </text:span><text:span text:style-name="T2">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1.1413in" svg:height="0.3902in" svg:x="5.2917in" svg:y="0.1311in" draw:caption-point-x="-0.2402in" draw:caption-point-y="0.2122in">
              <dc:creator>ca</dc:creator>
              <dc:date>2019-12-28T00:00:00</dc:date>
              <text:p text:style-name="P3"><text:span text:style-name="T2">DD/MM/YYYY </text:span><text:span text:style-name="T2">HH: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79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88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01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1.1413in" svg:height="0.3902in" svg:x="12.9508in" svg:y="0.1311in" draw:caption-point-x="-0.2402in" draw:caption-point-y="0.2122in">
              <dc:creator>ca</dc:creator>
              <dc:date>2019-12-28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111" office:value-type="string" calcext:value-type="string">
            <text:p>R</text:p>
          </table:table-cell>
          <table:table-cell table:style-name="ce117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3" draw:text-style-name="P4" svg:width="1.1413in" svg:height="0.3902in" svg:x="16.9693in" svg:y="0.1311in" draw:caption-point-x="-0.2402in" draw:caption-point-y="0.2122in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Long</text:p>
          </table:table-cell>
          <table:table-cell office:value-type="date" office:date-value="2020-04-24T09:35:00" calcext:value-type="date">
            <text:p>24/04/2020 09:35</text:p>
          </table:table-cell>
          <table:table-cell office:value-type="float" office:value="13" calcext:value-type="float">
            <text:p>13</text:p>
          </table:table-cell>
          <table:table-cell table:style-name="ce97" office:value-type="float" office:value="200" calcext:value-type="float">
            <text:p>200.00</text:p>
          </table:table-cell>
          <table:table-cell table:style-name="ce103" office:value-type="float" office:value="195" calcext:value-type="float">
            <text:p>195,00</text:p>
          </table:table-cell>
          <table:table-cell table:formula="of:=ABS([.I3]-[.H3])*[.G3]" office:value-type="float" office:value="65" calcext:value-type="float">
            <text:p>65</text:p>
          </table:table-cell>
          <table:table-cell table:style-name="ce121" office:value-type="float" office:value="210" calcext:value-type="float">
            <text:p>210,00</text:p>
          </table:table-cell>
          <table:table-cell office:value-type="float" office:value="13" calcext:value-type="float">
            <text:p>13</text:p>
          </table:table-cell>
          <table:table-cell table:style-name="ce121" office:value-type="float" office:value="208" calcext:value-type="float">
            <text:p>208,00</text:p>
          </table:table-cell>
          <table:table-cell office:value-type="date" office:date-value="2020-04-30T10:47:00" calcext:value-type="date">
            <text:p>30/04/2020 10:47</text:p>
          </table:table-cell>
          <table:table-cell table:formula="of:=IF([.J3]=0; &quot;&quot;; [.P3]/[.J3])" office:value-type="float" office:value="1.6" calcext:value-type="float">
            <text:p>1.60 </text:p>
          </table:table-cell>
          <table:table-cell table:formula="of:=IF([.L3]=[.G3]; ([.L3]*[.M3])-([.G3]*[.H3]); 0)" office:value-type="float" office:value="104" calcext:value-type="float">
            <text:p>104.00 </text:p>
          </table:table-cell>
          <table:table-cell table:formula="of:=IF([.P3]=0;&quot;&quot;; IF([.P3]&gt;=0; &quot;Win&quot;; &quot;Loss&quot;))" office:value-type="string" office:string-value="Win" calcext:value-type="string">
            <text:p>Win</text:p>
          </table:table-cell>
          <table:table-cell table:formula="of:=IF([.N3]=&quot;&quot;; &quot;&quot;; CONCATENATE(DATEDIF([.F3];[.N3];&quot;d&quot;); IF(DATEDIF([.F3];[.N3];&quot;d&quot;)&gt;1; &quot; Days&quot;; &quot; Day&quot;)))" office:value-type="string" office:string-value="6 Days" calcext:value-type="string">
            <text:p>6 Days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table:style-name="ce97"/>
          <table:table-cell table:style-name="ce103"/>
          <table:table-cell table:formula="of:=ABS([.I4]-[.H4])*[.G4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4]=0; &quot;&quot;; [.P4]/[.J4])">
            <text:p/>
          </table:table-cell>
          <table:table-cell table:formula="of:=IF([.L4]=[.G4]; ([.L4]*[.M4])-([.G4]*[.H4]); 0)" office:value-type="float" office:value="0" calcext:value-type="float">
            <text:p>0.00 </text:p>
          </table:table-cell>
          <table:table-cell table:formula="of:=IF([.P4]=0;&quot;&quot;; IF([.P4]&gt;=0; &quot;Win&quot;; &quot;Loss&quot;)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97"/>
          <table:table-cell table:style-name="ce103"/>
          <table:table-cell table:formula="of:=ABS([.I5]-[.H5])*[.G5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5]=0; &quot;&quot;; [.P5]/[.J5])">
            <text:p/>
          </table:table-cell>
          <table:table-cell table:formula="of:=IF([.L5]=[.G5]; ([.L5]*[.M5])-([.G5]*[.H5]); 0)" office:value-type="float" office:value="0" calcext:value-type="float">
            <text:p>0.00 </text:p>
          </table:table-cell>
          <table:table-cell table:formula="of:=IF([.P5]=0;&quot;&quot;; IF([.P5]&gt;=0; &quot;Win&quot;; &quot;Loss&quot;)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style-name="ce97"/>
          <table:table-cell table:style-name="ce103"/>
          <table:table-cell table:formula="of:=ABS([.I6]-[.H6])*[.G6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6]=0; &quot;&quot;; [.P6]/[.J6])">
            <text:p/>
          </table:table-cell>
          <table:table-cell table:formula="of:=IF([.L6]=[.G6]; ([.L6]*[.M6])-([.G6]*[.H6]); 0)" office:value-type="float" office:value="0" calcext:value-type="float">
            <text:p>0.00 </text:p>
          </table:table-cell>
          <table:table-cell table:formula="of:=IF([.P6]=0;&quot;&quot;; IF([.P6]&gt;=0; &quot;Win&quot;; &quot;Loss&quot;)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table:style-name="ce97"/>
          <table:table-cell table:style-name="ce103"/>
          <table:table-cell table:formula="of:=ABS([.I7]-[.H7])*[.G7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7]=0; &quot;&quot;; [.P7]/[.J7])">
            <text:p/>
          </table:table-cell>
          <table:table-cell table:formula="of:=IF([.L7]=[.G7]; ([.L7]*[.M7])-([.G7]*[.H7]); 0)" office:value-type="float" office:value="0" calcext:value-type="float">
            <text:p>0.00 </text:p>
          </table:table-cell>
          <table:table-cell table:formula="of:=IF([.P7]=0;&quot;&quot;; IF([.P7]&gt;=0; &quot;Win&quot;; &quot;Loss&quot;)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97"/>
          <table:table-cell table:style-name="ce103"/>
          <table:table-cell table:formula="of:=ABS([.I8]-[.H8])*[.G8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8]=0; &quot;&quot;; [.P8]/[.J8])">
            <text:p/>
          </table:table-cell>
          <table:table-cell table:formula="of:=IF([.L8]=[.G8]; ([.L8]*[.M8])-([.G8]*[.H8]); 0)" office:value-type="float" office:value="0" calcext:value-type="float">
            <text:p>0.00 </text:p>
          </table:table-cell>
          <table:table-cell table:formula="of:=IF([.P8]=0;&quot;&quot;; IF([.P8]&gt;=0; &quot;Win&quot;; &quot;Loss&quot;)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style-name="ce97"/>
          <table:table-cell table:style-name="ce103"/>
          <table:table-cell table:formula="of:=ABS([.I9]-[.H9])*[.G9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9]=0; &quot;&quot;; [.P9]/[.J9])">
            <text:p/>
          </table:table-cell>
          <table:table-cell table:formula="of:=IF([.L9]=[.G9]; ([.L9]*[.M9])-([.G9]*[.H9]); 0)" office:value-type="float" office:value="0" calcext:value-type="float">
            <text:p>0.00 </text:p>
          </table:table-cell>
          <table:table-cell table:formula="of:=IF([.P9]=0;&quot;&quot;; IF([.P9]&gt;=0; &quot;Win&quot;; &quot;Loss&quot;)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table:style-name="ce97"/>
          <table:table-cell table:style-name="ce103"/>
          <table:table-cell table:formula="of:=ABS([.I10]-[.H10])*[.G10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0]=0; &quot;&quot;; [.P10]/[.J10])">
            <text:p/>
          </table:table-cell>
          <table:table-cell table:formula="of:=IF([.L10]=[.G10]; ([.L10]*[.M10])-([.G10]*[.H10]); 0)" office:value-type="float" office:value="0" calcext:value-type="float">
            <text:p>0.00 </text:p>
          </table:table-cell>
          <table:table-cell table:formula="of:=IF([.P10]=0;&quot;&quot;; IF([.P10]&gt;=0; &quot;Win&quot;; &quot;Loss&quot;)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style-name="ce97"/>
          <table:table-cell table:style-name="ce103"/>
          <table:table-cell table:formula="of:=ABS([.I11]-[.H11])*[.G11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1]=0; &quot;&quot;; [.P11]/[.J11])">
            <text:p/>
          </table:table-cell>
          <table:table-cell table:formula="of:=IF([.L11]=[.G11]; ([.L11]*[.M11])-([.G11]*[.H11]); 0)" office:value-type="float" office:value="0" calcext:value-type="float">
            <text:p>0.00 </text:p>
          </table:table-cell>
          <table:table-cell table:formula="of:=IF([.P11]=0;&quot;&quot;; IF([.P11]&gt;=0; &quot;Win&quot;; &quot;Loss&quot;)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ce97"/>
          <table:table-cell table:style-name="ce103"/>
          <table:table-cell table:formula="of:=ABS([.I12]-[.H12])*[.G12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2]=0; &quot;&quot;; [.P12]/[.J12])">
            <text:p/>
          </table:table-cell>
          <table:table-cell table:formula="of:=IF([.L12]=[.G12]; ([.L12]*[.M12])-([.G12]*[.H12]); 0)" office:value-type="float" office:value="0" calcext:value-type="float">
            <text:p>0.00 </text:p>
          </table:table-cell>
          <table:table-cell table:formula="of:=IF([.P12]=0;&quot;&quot;; IF([.P12]&gt;=0; &quot;Win&quot;; &quot;Loss&quot;)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ce97"/>
          <table:table-cell table:style-name="ce103"/>
          <table:table-cell table:formula="of:=ABS([.I13]-[.H13])*[.G13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3]=0; &quot;&quot;; [.P13]/[.J13])">
            <text:p/>
          </table:table-cell>
          <table:table-cell table:formula="of:=IF([.L13]=[.G13]; ([.L13]*[.M13])-([.G13]*[.H13]); 0)" office:value-type="float" office:value="0" calcext:value-type="float">
            <text:p>0.00 </text:p>
          </table:table-cell>
          <table:table-cell table:formula="of:=IF([.P13]=0;&quot;&quot;; IF([.P13]&gt;=0; &quot;Win&quot;; &quot;Loss&quot;)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97"/>
          <table:table-cell table:style-name="ce103"/>
          <table:table-cell table:formula="of:=ABS([.I14]-[.H14])*[.G14]" office:value-type="float" office:value="0" calcext:value-type="float">
            <text:p>0</text:p>
          </table:table-cell>
          <table:table-cell table:style-name="ce121"/>
          <table:table-cell/>
          <table:table-cell table:style-name="ce121"/>
          <table:table-cell/>
          <table:table-cell table:formula="of:=IF([.J14]=0; &quot;&quot;; [.P14]/[.J14])">
            <text:p/>
          </table:table-cell>
          <table:table-cell table:formula="of:=IF([.L14]=[.G14]; ([.L14]*[.M14])-([.G14]*[.H14]); 0)" office:value-type="float" office:value="0" calcext:value-type="float">
            <text:p>0.00 </text:p>
          </table:table-cell>
          <table:table-cell table:formula="of:=IF([.P14]=0;&quot;&quot;; IF([.P14]&gt;=0; &quot;Win&quot;; &quot;Loss&quot;)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ABS([.I15]-[.H15])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IF([.L15]=[.G15]; ([.L15]*[.M15])-([.G15]*[.H15]); 0)" office:value-type="float" office:value="0" calcext:value-type="float">
            <text:p>0.00 </text:p>
          </table:table-cell>
          <table:table-cell table:formula="of:=IF([.P15]=0;&quot;&quot;; IF([.P15]&gt;=0; &quot;Win&quot;; &quot;Loss&quot;)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ABS([.I16]-[.H16])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IF([.L16]=[.G16]; ([.L16]*[.M16])-([.G16]*[.H16]); 0)" office:value-type="float" office:value="0" calcext:value-type="float">
            <text:p>0.00 </text:p>
          </table:table-cell>
          <table:table-cell table:formula="of:=IF([.P16]=0;&quot;&quot;; IF([.P16]&gt;=0; &quot;Win&quot;; &quot;Loss&quot;)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ABS([.I17]-[.H17])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IF([.L17]=[.G17]; ([.L17]*[.M17])-([.G17]*[.H17]); 0)" office:value-type="float" office:value="0" calcext:value-type="float">
            <text:p>0.00 </text:p>
          </table:table-cell>
          <table:table-cell table:formula="of:=IF([.P17]=0;&quot;&quot;; IF([.P17]&gt;=0; &quot;Win&quot;; &quot;Loss&quot;)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ABS([.I18]-[.H18])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IF([.L18]=[.G18]; ([.L18]*[.M18])-([.G18]*[.H18]); 0)" office:value-type="float" office:value="0" calcext:value-type="float">
            <text:p>0.00 </text:p>
          </table:table-cell>
          <table:table-cell table:formula="of:=IF([.P18]=0;&quot;&quot;; IF([.P18]&gt;=0; &quot;Win&quot;; &quot;Loss&quot;)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ABS([.I19]-[.H19])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IF([.L19]=[.G19]; ([.L19]*[.M19])-([.G19]*[.H19]); 0)" office:value-type="float" office:value="0" calcext:value-type="float">
            <text:p>0.00 </text:p>
          </table:table-cell>
          <table:table-cell table:formula="of:=IF([.P19]=0;&quot;&quot;; IF([.P19]&gt;=0; &quot;Win&quot;; &quot;Loss&quot;)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ABS([.I20]-[.H20])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IF([.L20]=[.G20]; ([.L20]*[.M20])-([.G20]*[.H20]); 0)" office:value-type="float" office:value="0" calcext:value-type="float">
            <text:p>0.00 </text:p>
          </table:table-cell>
          <table:table-cell table:formula="of:=IF([.P20]=0;&quot;&quot;; IF([.P20]&gt;=0; &quot;Win&quot;; &quot;Loss&quot;)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ABS([.I21]-[.H21])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IF([.L21]=[.G21]; ([.L21]*[.M21])-([.G21]*[.H21]); 0)" office:value-type="float" office:value="0" calcext:value-type="float">
            <text:p>0.00 </text:p>
          </table:table-cell>
          <table:table-cell table:formula="of:=IF([.P21]=0;&quot;&quot;; IF([.P21]&gt;=0; &quot;Win&quot;; &quot;Loss&quot;)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ABS([.I22]-[.H22])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IF([.L22]=[.G22]; ([.L22]*[.M22])-([.G22]*[.H22]); 0)" office:value-type="float" office:value="0" calcext:value-type="float">
            <text:p>0.00 </text:p>
          </table:table-cell>
          <table:table-cell table:formula="of:=IF([.P22]=0;&quot;&quot;; IF([.P22]&gt;=0; &quot;Win&quot;; &quot;Loss&quot;)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ABS([.I23]-[.H23])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IF([.L23]=[.G23]; ([.L23]*[.M23])-([.G23]*[.H23]); 0)" office:value-type="float" office:value="0" calcext:value-type="float">
            <text:p>0.00 </text:p>
          </table:table-cell>
          <table:table-cell table:formula="of:=IF([.P23]=0;&quot;&quot;; IF([.P23]&gt;=0; &quot;Win&quot;; &quot;Loss&quot;)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ABS([.I24]-[.H24])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IF([.L24]=[.G24]; ([.L24]*[.M24])-([.G24]*[.H24]); 0)" office:value-type="float" office:value="0" calcext:value-type="float">
            <text:p>0.00 </text:p>
          </table:table-cell>
          <table:table-cell table:formula="of:=IF([.P24]=0;&quot;&quot;; IF([.P24]&gt;=0; &quot;Win&quot;; &quot;Loss&quot;)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ABS([.I25]-[.H25])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IF([.L25]=[.G25]; ([.L25]*[.M25])-([.G25]*[.H25]); 0)" office:value-type="float" office:value="0" calcext:value-type="float">
            <text:p>0.00 </text:p>
          </table:table-cell>
          <table:table-cell table:formula="of:=IF([.P25]=0;&quot;&quot;; IF([.P25]&gt;=0; &quot;Win&quot;; &quot;Loss&quot;)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ABS([.I26]-[.H26])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IF([.L26]=[.G26]; ([.L26]*[.M26])-([.G26]*[.H26]); 0)" office:value-type="float" office:value="0" calcext:value-type="float">
            <text:p>0.00 </text:p>
          </table:table-cell>
          <table:table-cell table:formula="of:=IF([.P26]=0;&quot;&quot;; IF([.P26]&gt;=0; &quot;Win&quot;; &quot;Loss&quot;)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ABS([.I27]-[.H27])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IF([.L27]=[.G27]; ([.L27]*[.M27])-([.G27]*[.H27]); 0)" office:value-type="float" office:value="0" calcext:value-type="float">
            <text:p>0.00 </text:p>
          </table:table-cell>
          <table:table-cell table:formula="of:=IF([.P27]=0;&quot;&quot;; IF([.P27]&gt;=0; &quot;Win&quot;; &quot;Loss&quot;)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ABS([.I28]-[.H28])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IF([.L28]=[.G28]; ([.L28]*[.M28])-([.G28]*[.H28]); 0)" office:value-type="float" office:value="0" calcext:value-type="float">
            <text:p>0.00 </text:p>
          </table:table-cell>
          <table:table-cell table:formula="of:=IF([.P28]=0;&quot;&quot;; IF([.P28]&gt;=0; &quot;Win&quot;; &quot;Loss&quot;)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ABS([.I29]-[.H29])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IF([.L29]=[.G29]; ([.L29]*[.M29])-([.G29]*[.H29]); 0)" office:value-type="float" office:value="0" calcext:value-type="float">
            <text:p>0.00 </text:p>
          </table:table-cell>
          <table:table-cell table:formula="of:=IF([.P29]=0;&quot;&quot;; IF([.P29]&gt;=0; &quot;Win&quot;; &quot;Loss&quot;)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ABS([.I30]-[.H30])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IF([.L30]=[.G30]; ([.L30]*[.M30])-([.G30]*[.H30]); 0)" office:value-type="float" office:value="0" calcext:value-type="float">
            <text:p>0.00 </text:p>
          </table:table-cell>
          <table:table-cell table:formula="of:=IF([.P30]=0;&quot;&quot;; IF([.P30]&gt;=0; &quot;Win&quot;; &quot;Loss&quot;)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ABS([.I31]-[.H31])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IF([.L31]=[.G31]; ([.L31]*[.M31])-([.G31]*[.H31]); 0)" office:value-type="float" office:value="0" calcext:value-type="float">
            <text:p>0.00 </text:p>
          </table:table-cell>
          <table:table-cell table:formula="of:=IF([.P31]=0;&quot;&quot;; IF([.P31]&gt;=0; &quot;Win&quot;; &quot;Loss&quot;)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ABS([.I32]-[.H32])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IF([.L32]=[.G32]; ([.L32]*[.M32])-([.G32]*[.H32]); 0)" office:value-type="float" office:value="0" calcext:value-type="float">
            <text:p>0.00 </text:p>
          </table:table-cell>
          <table:table-cell table:formula="of:=IF([.P32]=0;&quot;&quot;; IF([.P32]&gt;=0; &quot;Win&quot;; &quot;Loss&quot;)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ABS([.I33]-[.H33])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IF([.L33]=[.G33]; ([.L33]*[.M33])-([.G33]*[.H33]); 0)" office:value-type="float" office:value="0" calcext:value-type="float">
            <text:p>0.00 </text:p>
          </table:table-cell>
          <table:table-cell table:formula="of:=IF([.P33]=0;&quot;&quot;; IF([.P33]&gt;=0; &quot;Win&quot;; &quot;Loss&quot;)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ABS([.I34]-[.H34])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IF([.L34]=[.G34]; ([.L34]*[.M34])-([.G34]*[.H34]); 0)" office:value-type="float" office:value="0" calcext:value-type="float">
            <text:p>0.00 </text:p>
          </table:table-cell>
          <table:table-cell table:formula="of:=IF([.P34]=0;&quot;&quot;; IF([.P34]&gt;=0; &quot;Win&quot;; &quot;Loss&quot;)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ABS([.I35]-[.H35])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IF([.L35]=[.G35]; ([.L35]*[.M35])-([.G35]*[.H35]); 0)" office:value-type="float" office:value="0" calcext:value-type="float">
            <text:p>0.00 </text:p>
          </table:table-cell>
          <table:table-cell table:formula="of:=IF([.P35]=0;&quot;&quot;; IF([.P35]&gt;=0; &quot;Win&quot;; &quot;Loss&quot;)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ABS([.I36]-[.H36])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IF([.L36]=[.G36]; ([.L36]*[.M36])-([.G36]*[.H36]); 0)" office:value-type="float" office:value="0" calcext:value-type="float">
            <text:p>0.00 </text:p>
          </table:table-cell>
          <table:table-cell table:formula="of:=IF([.P36]=0;&quot;&quot;; IF([.P36]&gt;=0; &quot;Win&quot;; &quot;Loss&quot;)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ABS([.I37]-[.H37])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IF([.L37]=[.G37]; ([.L37]*[.M37])-([.G37]*[.H37]); 0)" office:value-type="float" office:value="0" calcext:value-type="float">
            <text:p>0.00 </text:p>
          </table:table-cell>
          <table:table-cell table:formula="of:=IF([.P37]=0;&quot;&quot;; IF([.P37]&gt;=0; &quot;Win&quot;; &quot;Loss&quot;)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ABS([.I38]-[.H38])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IF([.L38]=[.G38]; ([.L38]*[.M38])-([.G38]*[.H38]); 0)" office:value-type="float" office:value="0" calcext:value-type="float">
            <text:p>0.00 </text:p>
          </table:table-cell>
          <table:table-cell table:formula="of:=IF([.P38]=0;&quot;&quot;; IF([.P38]&gt;=0; &quot;Win&quot;; &quot;Loss&quot;)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ABS([.I39]-[.H39])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IF([.L39]=[.G39]; ([.L39]*[.M39])-([.G39]*[.H39]); 0)" office:value-type="float" office:value="0" calcext:value-type="float">
            <text:p>0.00 </text:p>
          </table:table-cell>
          <table:table-cell table:formula="of:=IF([.P39]=0;&quot;&quot;; IF([.P39]&gt;=0; &quot;Win&quot;; &quot;Loss&quot;)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ABS([.I40]-[.H40])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IF([.L40]=[.G40]; ([.L40]*[.M40])-([.G40]*[.H40]); 0)" office:value-type="float" office:value="0" calcext:value-type="float">
            <text:p>0.00 </text:p>
          </table:table-cell>
          <table:table-cell table:formula="of:=IF([.P40]=0;&quot;&quot;; IF([.P40]&gt;=0; &quot;Win&quot;; &quot;Loss&quot;)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ABS([.I41]-[.H41])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IF([.L41]=[.G41]; ([.L41]*[.M41])-([.G41]*[.H41]); 0)" office:value-type="float" office:value="0" calcext:value-type="float">
            <text:p>0.00 </text:p>
          </table:table-cell>
          <table:table-cell table:formula="of:=IF([.P41]=0;&quot;&quot;; IF([.P41]&gt;=0; &quot;Win&quot;; &quot;Loss&quot;)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ABS([.I42]-[.H42])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IF([.L42]=[.G42]; ([.L42]*[.M42])-([.G42]*[.H42]); 0)" office:value-type="float" office:value="0" calcext:value-type="float">
            <text:p>0.00 </text:p>
          </table:table-cell>
          <table:table-cell table:formula="of:=IF([.P42]=0;&quot;&quot;; IF([.P42]&gt;=0; &quot;Win&quot;; &quot;Loss&quot;)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ABS([.I43]-[.H43])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IF([.L43]=[.G43]; ([.L43]*[.M43])-([.G43]*[.H43]); 0)" office:value-type="float" office:value="0" calcext:value-type="float">
            <text:p>0.00 </text:p>
          </table:table-cell>
          <table:table-cell table:formula="of:=IF([.P43]=0;&quot;&quot;; IF([.P43]&gt;=0; &quot;Win&quot;; &quot;Loss&quot;)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ABS([.I44]-[.H44])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IF([.L44]=[.G44]; ([.L44]*[.M44])-([.G44]*[.H44]); 0)" office:value-type="float" office:value="0" calcext:value-type="float">
            <text:p>0.00 </text:p>
          </table:table-cell>
          <table:table-cell table:formula="of:=IF([.P44]=0;&quot;&quot;; IF([.P44]&gt;=0; &quot;Win&quot;; &quot;Loss&quot;)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ABS([.I45]-[.H45])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IF([.L45]=[.G45]; ([.L45]*[.M45])-([.G45]*[.H45]); 0)" office:value-type="float" office:value="0" calcext:value-type="float">
            <text:p>0.00 </text:p>
          </table:table-cell>
          <table:table-cell table:formula="of:=IF([.P45]=0;&quot;&quot;; IF([.P45]&gt;=0; &quot;Win&quot;; &quot;Loss&quot;)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ABS([.I46]-[.H46])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IF([.L46]=[.G46]; ([.L46]*[.M46])-([.G46]*[.H46]); 0)" office:value-type="float" office:value="0" calcext:value-type="float">
            <text:p>0.00 </text:p>
          </table:table-cell>
          <table:table-cell table:formula="of:=IF([.P46]=0;&quot;&quot;; IF([.P46]&gt;=0; &quot;Win&quot;; &quot;Loss&quot;)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ABS([.I47]-[.H47])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IF([.L47]=[.G47]; ([.L47]*[.M47])-([.G47]*[.H47]); 0)" office:value-type="float" office:value="0" calcext:value-type="float">
            <text:p>0.00 </text:p>
          </table:table-cell>
          <table:table-cell table:formula="of:=IF([.P47]=0;&quot;&quot;; IF([.P47]&gt;=0; &quot;Win&quot;; &quot;Loss&quot;)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ABS([.I48]-[.H48])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IF([.L48]=[.G48]; ([.L48]*[.M48])-([.G48]*[.H48]); 0)" office:value-type="float" office:value="0" calcext:value-type="float">
            <text:p>0.00 </text:p>
          </table:table-cell>
          <table:table-cell table:formula="of:=IF([.P48]=0;&quot;&quot;; IF([.P48]&gt;=0; &quot;Win&quot;; &quot;Loss&quot;)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ABS([.I49]-[.H49])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IF([.L49]=[.G49]; ([.L49]*[.M49])-([.G49]*[.H49]); 0)" office:value-type="float" office:value="0" calcext:value-type="float">
            <text:p>0.00 </text:p>
          </table:table-cell>
          <table:table-cell table:formula="of:=IF([.P49]=0;&quot;&quot;; IF([.P49]&gt;=0; &quot;Win&quot;; &quot;Loss&quot;)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ABS([.I50]-[.H50])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IF([.L50]=[.G50]; ([.L50]*[.M50])-([.G50]*[.H50]); 0)" office:value-type="float" office:value="0" calcext:value-type="float">
            <text:p>0.00 </text:p>
          </table:table-cell>
          <table:table-cell table:formula="of:=IF([.P50]=0;&quot;&quot;; IF([.P50]&gt;=0; &quot;Win&quot;; &quot;Loss&quot;)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ABS([.I51]-[.H51])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IF([.L51]=[.G51]; ([.L51]*[.M51])-([.G51]*[.H51]); 0)" office:value-type="float" office:value="0" calcext:value-type="float">
            <text:p>0.00 </text:p>
          </table:table-cell>
          <table:table-cell table:formula="of:=IF([.P51]=0;&quot;&quot;; IF([.P51]&gt;=0; &quot;Win&quot;; &quot;Loss&quot;)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ABS([.I52]-[.H52])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IF([.L52]=[.G52]; ([.L52]*[.M52])-([.G52]*[.H52]); 0)" office:value-type="float" office:value="0" calcext:value-type="float">
            <text:p>0.00 </text:p>
          </table:table-cell>
          <table:table-cell table:formula="of:=IF([.P52]=0;&quot;&quot;; IF([.P52]&gt;=0; &quot;Win&quot;; &quot;Loss&quot;)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ABS([.I53]-[.H53])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IF([.L53]=[.G53]; ([.L53]*[.M53])-([.G53]*[.H53]); 0)" office:value-type="float" office:value="0" calcext:value-type="float">
            <text:p>0.00 </text:p>
          </table:table-cell>
          <table:table-cell table:formula="of:=IF([.P53]=0;&quot;&quot;; IF([.P53]&gt;=0; &quot;Win&quot;; &quot;Loss&quot;)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ABS([.I54]-[.H54])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IF([.L54]=[.G54]; ([.L54]*[.M54])-([.G54]*[.H54]); 0)" office:value-type="float" office:value="0" calcext:value-type="float">
            <text:p>0.00 </text:p>
          </table:table-cell>
          <table:table-cell table:formula="of:=IF([.P54]=0;&quot;&quot;; IF([.P54]&gt;=0; &quot;Win&quot;; &quot;Loss&quot;)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ABS([.I55]-[.H55])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IF([.L55]=[.G55]; ([.L55]*[.M55])-([.G55]*[.H55]); 0)" office:value-type="float" office:value="0" calcext:value-type="float">
            <text:p>0.00 </text:p>
          </table:table-cell>
          <table:table-cell table:formula="of:=IF([.P55]=0;&quot;&quot;; IF([.P55]&gt;=0; &quot;Win&quot;; &quot;Loss&quot;)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ABS([.I56]-[.H56])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IF([.L56]=[.G56]; ([.L56]*[.M56])-([.G56]*[.H56]); 0)" office:value-type="float" office:value="0" calcext:value-type="float">
            <text:p>0.00 </text:p>
          </table:table-cell>
          <table:table-cell table:formula="of:=IF([.P56]=0;&quot;&quot;; IF([.P56]&gt;=0; &quot;Win&quot;; &quot;Loss&quot;)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ABS([.I57]-[.H57])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IF([.L57]=[.G57]; ([.L57]*[.M57])-([.G57]*[.H57]); 0)" office:value-type="float" office:value="0" calcext:value-type="float">
            <text:p>0.00 </text:p>
          </table:table-cell>
          <table:table-cell table:formula="of:=IF([.P57]=0;&quot;&quot;; IF([.P57]&gt;=0; &quot;Win&quot;; &quot;Loss&quot;)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ABS([.I58]-[.H58])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IF([.L58]=[.G58]; ([.L58]*[.M58])-([.G58]*[.H58]); 0)" office:value-type="float" office:value="0" calcext:value-type="float">
            <text:p>0.00 </text:p>
          </table:table-cell>
          <table:table-cell table:formula="of:=IF([.P58]=0;&quot;&quot;; IF([.P58]&gt;=0; &quot;Win&quot;; &quot;Loss&quot;)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ABS([.I59]-[.H59])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IF([.L59]=[.G59]; ([.L59]*[.M59])-([.G59]*[.H59]); 0)" office:value-type="float" office:value="0" calcext:value-type="float">
            <text:p>0.00 </text:p>
          </table:table-cell>
          <table:table-cell table:formula="of:=IF([.P59]=0;&quot;&quot;; IF([.P59]&gt;=0; &quot;Win&quot;; &quot;Loss&quot;)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ABS([.I60]-[.H60])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IF([.L60]=[.G60]; ([.L60]*[.M60])-([.G60]*[.H60]); 0)" office:value-type="float" office:value="0" calcext:value-type="float">
            <text:p>0.00 </text:p>
          </table:table-cell>
          <table:table-cell table:formula="of:=IF([.P60]=0;&quot;&quot;; IF([.P60]&gt;=0; &quot;Win&quot;; &quot;Loss&quot;)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ABS([.I61]-[.H61])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IF([.L61]=[.G61]; ([.L61]*[.M61])-([.G61]*[.H61]); 0)" office:value-type="float" office:value="0" calcext:value-type="float">
            <text:p>0.00 </text:p>
          </table:table-cell>
          <table:table-cell table:formula="of:=IF([.P61]=0;&quot;&quot;; IF([.P61]&gt;=0; &quot;Win&quot;; &quot;Loss&quot;)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ABS([.I62]-[.H62])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IF([.L62]=[.G62]; ([.L62]*[.M62])-([.G62]*[.H62]); 0)" office:value-type="float" office:value="0" calcext:value-type="float">
            <text:p>0.00 </text:p>
          </table:table-cell>
          <table:table-cell table:formula="of:=IF([.P62]=0;&quot;&quot;; IF([.P62]&gt;=0; &quot;Win&quot;; &quot;Loss&quot;)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ABS([.I63]-[.H63])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IF([.L63]=[.G63]; ([.L63]*[.M63])-([.G63]*[.H63]); 0)" office:value-type="float" office:value="0" calcext:value-type="float">
            <text:p>0.00 </text:p>
          </table:table-cell>
          <table:table-cell table:formula="of:=IF([.P63]=0;&quot;&quot;; IF([.P63]&gt;=0; &quot;Win&quot;; &quot;Loss&quot;)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ABS([.I64]-[.H64])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IF([.L64]=[.G64]; ([.L64]*[.M64])-([.G64]*[.H64]); 0)" office:value-type="float" office:value="0" calcext:value-type="float">
            <text:p>0.00 </text:p>
          </table:table-cell>
          <table:table-cell table:formula="of:=IF([.P64]=0;&quot;&quot;; IF([.P64]&gt;=0; &quot;Win&quot;; &quot;Loss&quot;)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ABS([.I65]-[.H65])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IF([.L65]=[.G65]; ([.L65]*[.M65])-([.G65]*[.H65]); 0)" office:value-type="float" office:value="0" calcext:value-type="float">
            <text:p>0.00 </text:p>
          </table:table-cell>
          <table:table-cell table:formula="of:=IF([.P65]=0;&quot;&quot;; IF([.P65]&gt;=0; &quot;Win&quot;; &quot;Loss&quot;)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ABS([.I66]-[.H66])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IF([.L66]=[.G66]; ([.L66]*[.M66])-([.G66]*[.H66]); 0)" office:value-type="float" office:value="0" calcext:value-type="float">
            <text:p>0.00 </text:p>
          </table:table-cell>
          <table:table-cell table:formula="of:=IF([.P66]=0;&quot;&quot;; IF([.P66]&gt;=0; &quot;Win&quot;; &quot;Loss&quot;)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ABS([.I67]-[.H67])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IF([.L67]=[.G67]; ([.L67]*[.M67])-([.G67]*[.H67]); 0)" office:value-type="float" office:value="0" calcext:value-type="float">
            <text:p>0.00 </text:p>
          </table:table-cell>
          <table:table-cell table:formula="of:=IF([.P67]=0;&quot;&quot;; IF([.P67]&gt;=0; &quot;Win&quot;; &quot;Loss&quot;)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ABS([.I68]-[.H68])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IF([.L68]=[.G68]; ([.L68]*[.M68])-([.G68]*[.H68]); 0)" office:value-type="float" office:value="0" calcext:value-type="float">
            <text:p>0.00 </text:p>
          </table:table-cell>
          <table:table-cell table:formula="of:=IF([.P68]=0;&quot;&quot;; IF([.P68]&gt;=0; &quot;Win&quot;; &quot;Loss&quot;)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ABS([.I69]-[.H69])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IF([.L69]=[.G69]; ([.L69]*[.M69])-([.G69]*[.H69]); 0)" office:value-type="float" office:value="0" calcext:value-type="float">
            <text:p>0.00 </text:p>
          </table:table-cell>
          <table:table-cell table:formula="of:=IF([.P69]=0;&quot;&quot;; IF([.P69]&gt;=0; &quot;Win&quot;; &quot;Loss&quot;)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ABS([.I70]-[.H70])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IF([.L70]=[.G70]; ([.L70]*[.M70])-([.G70]*[.H70]); 0)" office:value-type="float" office:value="0" calcext:value-type="float">
            <text:p>0.00 </text:p>
          </table:table-cell>
          <table:table-cell table:formula="of:=IF([.P70]=0;&quot;&quot;; IF([.P70]&gt;=0; &quot;Win&quot;; &quot;Loss&quot;)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ABS([.I71]-[.H71])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IF([.L71]=[.G71]; ([.L71]*[.M71])-([.G71]*[.H71]); 0)" office:value-type="float" office:value="0" calcext:value-type="float">
            <text:p>0.00 </text:p>
          </table:table-cell>
          <table:table-cell table:formula="of:=IF([.P71]=0;&quot;&quot;; IF([.P71]&gt;=0; &quot;Win&quot;; &quot;Loss&quot;)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ABS([.I72]-[.H72])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IF([.L72]=[.G72]; ([.L72]*[.M72])-([.G72]*[.H72]); 0)" office:value-type="float" office:value="0" calcext:value-type="float">
            <text:p>0.00 </text:p>
          </table:table-cell>
          <table:table-cell table:formula="of:=IF([.P72]=0;&quot;&quot;; IF([.P72]&gt;=0; &quot;Win&quot;; &quot;Loss&quot;)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ABS([.I73]-[.H73])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IF([.L73]=[.G73]; ([.L73]*[.M73])-([.G73]*[.H73]); 0)" office:value-type="float" office:value="0" calcext:value-type="float">
            <text:p>0.00 </text:p>
          </table:table-cell>
          <table:table-cell table:formula="of:=IF([.P73]=0;&quot;&quot;; IF([.P73]&gt;=0; &quot;Win&quot;; &quot;Loss&quot;)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ABS([.I74]-[.H74])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IF([.L74]=[.G74]; ([.L74]*[.M74])-([.G74]*[.H74]); 0)" office:value-type="float" office:value="0" calcext:value-type="float">
            <text:p>0.00 </text:p>
          </table:table-cell>
          <table:table-cell table:formula="of:=IF([.P74]=0;&quot;&quot;; IF([.P74]&gt;=0; &quot;Win&quot;; &quot;Loss&quot;)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ABS([.I75]-[.H75])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IF([.L75]=[.G75]; ([.L75]*[.M75])-([.G75]*[.H75]); 0)" office:value-type="float" office:value="0" calcext:value-type="float">
            <text:p>0.00 </text:p>
          </table:table-cell>
          <table:table-cell table:formula="of:=IF([.P75]=0;&quot;&quot;; IF([.P75]&gt;=0; &quot;Win&quot;; &quot;Loss&quot;)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ABS([.I76]-[.H76])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IF([.L76]=[.G76]; ([.L76]*[.M76])-([.G76]*[.H76]); 0)" office:value-type="float" office:value="0" calcext:value-type="float">
            <text:p>0.00 </text:p>
          </table:table-cell>
          <table:table-cell table:formula="of:=IF([.P76]=0;&quot;&quot;; IF([.P76]&gt;=0; &quot;Win&quot;; &quot;Loss&quot;)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ABS([.I77]-[.H77])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IF([.L77]=[.G77]; ([.L77]*[.M77])-([.G77]*[.H77]); 0)" office:value-type="float" office:value="0" calcext:value-type="float">
            <text:p>0.00 </text:p>
          </table:table-cell>
          <table:table-cell table:formula="of:=IF([.P77]=0;&quot;&quot;; IF([.P77]&gt;=0; &quot;Win&quot;; &quot;Loss&quot;)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ABS([.I78]-[.H78])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IF([.L78]=[.G78]; ([.L78]*[.M78])-([.G78]*[.H78]); 0)" office:value-type="float" office:value="0" calcext:value-type="float">
            <text:p>0.00 </text:p>
          </table:table-cell>
          <table:table-cell table:formula="of:=IF([.P78]=0;&quot;&quot;; IF([.P78]&gt;=0; &quot;Win&quot;; &quot;Loss&quot;)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ABS([.I79]-[.H79])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IF([.L79]=[.G79]; ([.L79]*[.M79])-([.G79]*[.H79]); 0)" office:value-type="float" office:value="0" calcext:value-type="float">
            <text:p>0.00 </text:p>
          </table:table-cell>
          <table:table-cell table:formula="of:=IF([.P79]=0;&quot;&quot;; IF([.P79]&gt;=0; &quot;Win&quot;; &quot;Loss&quot;)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ABS([.I80]-[.H80])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IF([.L80]=[.G80]; ([.L80]*[.M80])-([.G80]*[.H80]); 0)" office:value-type="float" office:value="0" calcext:value-type="float">
            <text:p>0.00 </text:p>
          </table:table-cell>
          <table:table-cell table:formula="of:=IF([.P80]=0;&quot;&quot;; IF([.P80]&gt;=0; &quot;Win&quot;; &quot;Loss&quot;)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ABS([.I81]-[.H81])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IF([.L81]=[.G81]; ([.L81]*[.M81])-([.G81]*[.H81]); 0)" office:value-type="float" office:value="0" calcext:value-type="float">
            <text:p>0.00 </text:p>
          </table:table-cell>
          <table:table-cell table:formula="of:=IF([.P81]=0;&quot;&quot;; IF([.P81]&gt;=0; &quot;Win&quot;; &quot;Loss&quot;)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ABS([.I82]-[.H82])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IF([.L82]=[.G82]; ([.L82]*[.M82])-([.G82]*[.H82]); 0)" office:value-type="float" office:value="0" calcext:value-type="float">
            <text:p>0.00 </text:p>
          </table:table-cell>
          <table:table-cell table:formula="of:=IF([.P82]=0;&quot;&quot;; IF([.P82]&gt;=0; &quot;Win&quot;; &quot;Loss&quot;)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ABS([.I83]-[.H83])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IF([.L83]=[.G83]; ([.L83]*[.M83])-([.G83]*[.H83]); 0)" office:value-type="float" office:value="0" calcext:value-type="float">
            <text:p>0.00 </text:p>
          </table:table-cell>
          <table:table-cell table:formula="of:=IF([.P83]=0;&quot;&quot;; IF([.P83]&gt;=0; &quot;Win&quot;; &quot;Loss&quot;)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ABS([.I84]-[.H84])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IF([.L84]=[.G84]; ([.L84]*[.M84])-([.G84]*[.H84]); 0)" office:value-type="float" office:value="0" calcext:value-type="float">
            <text:p>0.00 </text:p>
          </table:table-cell>
          <table:table-cell table:formula="of:=IF([.P84]=0;&quot;&quot;; IF([.P84]&gt;=0; &quot;Win&quot;; &quot;Loss&quot;)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ABS([.I85]-[.H85])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IF([.L85]=[.G85]; ([.L85]*[.M85])-([.G85]*[.H85]); 0)" office:value-type="float" office:value="0" calcext:value-type="float">
            <text:p>0.00 </text:p>
          </table:table-cell>
          <table:table-cell table:formula="of:=IF([.P85]=0;&quot;&quot;; IF([.P85]&gt;=0; &quot;Win&quot;; &quot;Loss&quot;)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ABS([.I86]-[.H86])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IF([.L86]=[.G86]; ([.L86]*[.M86])-([.G86]*[.H86]); 0)" office:value-type="float" office:value="0" calcext:value-type="float">
            <text:p>0.00 </text:p>
          </table:table-cell>
          <table:table-cell table:formula="of:=IF([.P86]=0;&quot;&quot;; IF([.P86]&gt;=0; &quot;Win&quot;; &quot;Loss&quot;)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ABS([.I87]-[.H87])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IF([.L87]=[.G87]; ([.L87]*[.M87])-([.G87]*[.H87]); 0)" office:value-type="float" office:value="0" calcext:value-type="float">
            <text:p>0.00 </text:p>
          </table:table-cell>
          <table:table-cell table:formula="of:=IF([.P87]=0;&quot;&quot;; IF([.P87]&gt;=0; &quot;Win&quot;; &quot;Loss&quot;)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ABS([.I88]-[.H88])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IF([.L88]=[.G88]; ([.L88]*[.M88])-([.G88]*[.H88]); 0)" office:value-type="float" office:value="0" calcext:value-type="float">
            <text:p>0.00 </text:p>
          </table:table-cell>
          <table:table-cell table:formula="of:=IF([.P88]=0;&quot;&quot;; IF([.P88]&gt;=0; &quot;Win&quot;; &quot;Loss&quot;)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ABS([.I89]-[.H89])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IF([.L89]=[.G89]; ([.L89]*[.M89])-([.G89]*[.H89]); 0)" office:value-type="float" office:value="0" calcext:value-type="float">
            <text:p>0.00 </text:p>
          </table:table-cell>
          <table:table-cell table:formula="of:=IF([.P89]=0;&quot;&quot;; IF([.P89]&gt;=0; &quot;Win&quot;; &quot;Loss&quot;)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ABS([.I90]-[.H90])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IF([.L90]=[.G90]; ([.L90]*[.M90])-([.G90]*[.H90]); 0)" office:value-type="float" office:value="0" calcext:value-type="float">
            <text:p>0.00 </text:p>
          </table:table-cell>
          <table:table-cell table:formula="of:=IF([.P90]=0;&quot;&quot;; IF([.P90]&gt;=0; &quot;Win&quot;; &quot;Loss&quot;)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ABS([.I91]-[.H91])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IF([.L91]=[.G91]; ([.L91]*[.M91])-([.G91]*[.H91]); 0)" office:value-type="float" office:value="0" calcext:value-type="float">
            <text:p>0.00 </text:p>
          </table:table-cell>
          <table:table-cell table:formula="of:=IF([.P91]=0;&quot;&quot;; IF([.P91]&gt;=0; &quot;Win&quot;; &quot;Loss&quot;)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ABS([.I92]-[.H92])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IF([.L92]=[.G92]; ([.L92]*[.M92])-([.G92]*[.H92]); 0)" office:value-type="float" office:value="0" calcext:value-type="float">
            <text:p>0.00 </text:p>
          </table:table-cell>
          <table:table-cell table:formula="of:=IF([.P92]=0;&quot;&quot;; IF([.P92]&gt;=0; &quot;Win&quot;; &quot;Loss&quot;)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ABS([.I93]-[.H93])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IF([.L93]=[.G93]; ([.L93]*[.M93])-([.G93]*[.H93]); 0)" office:value-type="float" office:value="0" calcext:value-type="float">
            <text:p>0.00 </text:p>
          </table:table-cell>
          <table:table-cell table:formula="of:=IF([.P93]=0;&quot;&quot;; IF([.P93]&gt;=0; &quot;Win&quot;; &quot;Loss&quot;)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ABS([.I94]-[.H94])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IF([.L94]=[.G94]; ([.L94]*[.M94])-([.G94]*[.H94]); 0)" office:value-type="float" office:value="0" calcext:value-type="float">
            <text:p>0.00 </text:p>
          </table:table-cell>
          <table:table-cell table:formula="of:=IF([.P94]=0;&quot;&quot;; IF([.P94]&gt;=0; &quot;Win&quot;; &quot;Loss&quot;)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ABS([.I95]-[.H95])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IF([.L95]=[.G95]; ([.L95]*[.M95])-([.G95]*[.H95]); 0)" office:value-type="float" office:value="0" calcext:value-type="float">
            <text:p>0.00 </text:p>
          </table:table-cell>
          <table:table-cell table:formula="of:=IF([.P95]=0;&quot;&quot;; IF([.P95]&gt;=0; &quot;Win&quot;; &quot;Loss&quot;)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ABS([.I96]-[.H96])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IF([.L96]=[.G96]; ([.L96]*[.M96])-([.G96]*[.H96]); 0)" office:value-type="float" office:value="0" calcext:value-type="float">
            <text:p>0.00 </text:p>
          </table:table-cell>
          <table:table-cell table:formula="of:=IF([.P96]=0;&quot;&quot;; IF([.P96]&gt;=0; &quot;Win&quot;; &quot;Loss&quot;)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ABS([.I97]-[.H97])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IF([.L97]=[.G97]; ([.L97]*[.M97])-([.G97]*[.H97]); 0)" office:value-type="float" office:value="0" calcext:value-type="float">
            <text:p>0.00 </text:p>
          </table:table-cell>
          <table:table-cell table:formula="of:=IF([.P97]=0;&quot;&quot;; IF([.P97]&gt;=0; &quot;Win&quot;; &quot;Loss&quot;)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ABS([.I98]-[.H98])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IF([.L98]=[.G98]; ([.L98]*[.M98])-([.G98]*[.H98]); 0)" office:value-type="float" office:value="0" calcext:value-type="float">
            <text:p>0.00 </text:p>
          </table:table-cell>
          <table:table-cell table:formula="of:=IF([.P98]=0;&quot;&quot;; IF([.P98]&gt;=0; &quot;Win&quot;; &quot;Loss&quot;)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ABS([.I99]-[.H99])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IF([.L99]=[.G99]; ([.L99]*[.M99])-([.G99]*[.H99]); 0)" office:value-type="float" office:value="0" calcext:value-type="float">
            <text:p>0.00 </text:p>
          </table:table-cell>
          <table:table-cell table:formula="of:=IF([.P99]=0;&quot;&quot;; IF([.P99]&gt;=0; &quot;Win&quot;; &quot;Loss&quot;)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ABS([.I100]-[.H100])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IF([.L100]=[.G100]; ([.L100]*[.M100])-([.G100]*[.H100]); 0)" office:value-type="float" office:value="0" calcext:value-type="float">
            <text:p>0.00 </text:p>
          </table:table-cell>
          <table:table-cell table:formula="of:=IF([.P100]=0;&quot;&quot;; IF([.P100]&gt;=0; &quot;Win&quot;; &quot;Loss&quot;)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ABS([.I101]-[.H101])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IF([.L101]=[.G101]; ([.L101]*[.M101])-([.G101]*[.H101]); 0)" office:value-type="float" office:value="0" calcext:value-type="float">
            <text:p>0.00 </text:p>
          </table:table-cell>
          <table:table-cell table:formula="of:=IF([.P101]=0;&quot;&quot;; IF([.P101]&gt;=0; &quot;Win&quot;; &quot;Loss&quot;)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ABS([.I102]-[.H102])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IF([.L102]=[.G102]; ([.L102]*[.M102])-([.G102]*[.H102]); 0)" office:value-type="float" office:value="0" calcext:value-type="float">
            <text:p>0.00 </text:p>
          </table:table-cell>
          <table:table-cell table:formula="of:=IF([.P102]=0;&quot;&quot;; IF([.P102]&gt;=0; &quot;Win&quot;; &quot;Loss&quot;)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ABS([.I103]-[.H103])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IF([.L103]=[.G103]; ([.L103]*[.M103])-([.G103]*[.H103]); 0)" office:value-type="float" office:value="0" calcext:value-type="float">
            <text:p>0.00 </text:p>
          </table:table-cell>
          <table:table-cell table:formula="of:=IF([.P103]=0;&quot;&quot;; IF([.P103]&gt;=0; &quot;Win&quot;; &quot;Loss&quot;)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ABS([.I104]-[.H104])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IF([.L104]=[.G104]; ([.L104]*[.M104])-([.G104]*[.H104]); 0)" office:value-type="float" office:value="0" calcext:value-type="float">
            <text:p>0.00 </text:p>
          </table:table-cell>
          <table:table-cell table:formula="of:=IF([.P104]=0;&quot;&quot;; IF([.P104]&gt;=0; &quot;Win&quot;; &quot;Loss&quot;)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ABS([.I105]-[.H105])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IF([.L105]=[.G105]; ([.L105]*[.M105])-([.G105]*[.H105]); 0)" office:value-type="float" office:value="0" calcext:value-type="float">
            <text:p>0.00 </text:p>
          </table:table-cell>
          <table:table-cell table:formula="of:=IF([.P105]=0;&quot;&quot;; IF([.P105]&gt;=0; &quot;Win&quot;; &quot;Loss&quot;)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ABS([.I106]-[.H106])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IF([.L106]=[.G106]; ([.L106]*[.M106])-([.G106]*[.H106]); 0)" office:value-type="float" office:value="0" calcext:value-type="float">
            <text:p>0.00 </text:p>
          </table:table-cell>
          <table:table-cell table:formula="of:=IF([.P106]=0;&quot;&quot;; IF([.P106]&gt;=0; &quot;Win&quot;; &quot;Loss&quot;)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ABS([.I107]-[.H107])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IF([.L107]=[.G107]; ([.L107]*[.M107])-([.G107]*[.H107]); 0)" office:value-type="float" office:value="0" calcext:value-type="float">
            <text:p>0.00 </text:p>
          </table:table-cell>
          <table:table-cell table:formula="of:=IF([.P107]=0;&quot;&quot;; IF([.P107]&gt;=0; &quot;Win&quot;; &quot;Loss&quot;)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ABS([.I108]-[.H108])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IF([.L108]=[.G108]; ([.L108]*[.M108])-([.G108]*[.H108]); 0)" office:value-type="float" office:value="0" calcext:value-type="float">
            <text:p>0.00 </text:p>
          </table:table-cell>
          <table:table-cell table:formula="of:=IF([.P108]=0;&quot;&quot;; IF([.P108]&gt;=0; &quot;Win&quot;; &quot;Loss&quot;)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ABS([.I109]-[.H109])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IF([.L109]=[.G109]; ([.L109]*[.M109])-([.G109]*[.H109]); 0)" office:value-type="float" office:value="0" calcext:value-type="float">
            <text:p>0.00 </text:p>
          </table:table-cell>
          <table:table-cell table:formula="of:=IF([.P109]=0;&quot;&quot;; IF([.P109]&gt;=0; &quot;Win&quot;; &quot;Loss&quot;)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ABS([.I110]-[.H110])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IF([.L110]=[.G110]; ([.L110]*[.M110])-([.G110]*[.H110]); 0)" office:value-type="float" office:value="0" calcext:value-type="float">
            <text:p>0.00 </text:p>
          </table:table-cell>
          <table:table-cell table:formula="of:=IF([.P110]=0;&quot;&quot;; IF([.P110]&gt;=0; &quot;Win&quot;; &quot;Loss&quot;)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ABS([.I111]-[.H111])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IF([.L111]=[.G111]; ([.L111]*[.M111])-([.G111]*[.H111]); 0)" office:value-type="float" office:value="0" calcext:value-type="float">
            <text:p>0.00 </text:p>
          </table:table-cell>
          <table:table-cell table:formula="of:=IF([.P111]=0;&quot;&quot;; IF([.P111]&gt;=0; &quot;Win&quot;; &quot;Loss&quot;)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ABS([.I112]-[.H112])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IF([.L112]=[.G112]; ([.L112]*[.M112])-([.G112]*[.H112]); 0)" office:value-type="float" office:value="0" calcext:value-type="float">
            <text:p>0.00 </text:p>
          </table:table-cell>
          <table:table-cell table:formula="of:=IF([.P112]=0;&quot;&quot;; IF([.P112]&gt;=0; &quot;Win&quot;; &quot;Loss&quot;)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ABS([.I113]-[.H113])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IF([.L113]=[.G113]; ([.L113]*[.M113])-([.G113]*[.H113]); 0)" office:value-type="float" office:value="0" calcext:value-type="float">
            <text:p>0.00 </text:p>
          </table:table-cell>
          <table:table-cell table:formula="of:=IF([.P113]=0;&quot;&quot;; IF([.P113]&gt;=0; &quot;Win&quot;; &quot;Loss&quot;)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ABS([.I114]-[.H114])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IF([.L114]=[.G114]; ([.L114]*[.M114])-([.G114]*[.H114]); 0)" office:value-type="float" office:value="0" calcext:value-type="float">
            <text:p>0.00 </text:p>
          </table:table-cell>
          <table:table-cell table:formula="of:=IF([.P114]=0;&quot;&quot;; IF([.P114]&gt;=0; &quot;Win&quot;; &quot;Loss&quot;)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ABS([.I115]-[.H115])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IF([.L115]=[.G115]; ([.L115]*[.M115])-([.G115]*[.H115]); 0)" office:value-type="float" office:value="0" calcext:value-type="float">
            <text:p>0.00 </text:p>
          </table:table-cell>
          <table:table-cell table:formula="of:=IF([.P115]=0;&quot;&quot;; IF([.P115]&gt;=0; &quot;Win&quot;; &quot;Loss&quot;)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ABS([.I116]-[.H116])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IF([.L116]=[.G116]; ([.L116]*[.M116])-([.G116]*[.H116]); 0)" office:value-type="float" office:value="0" calcext:value-type="float">
            <text:p>0.00 </text:p>
          </table:table-cell>
          <table:table-cell table:formula="of:=IF([.P116]=0;&quot;&quot;; IF([.P116]&gt;=0; &quot;Win&quot;; &quot;Loss&quot;)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ABS([.I117]-[.H117])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IF([.L117]=[.G117]; ([.L117]*[.M117])-([.G117]*[.H117]); 0)" office:value-type="float" office:value="0" calcext:value-type="float">
            <text:p>0.00 </text:p>
          </table:table-cell>
          <table:table-cell table:formula="of:=IF([.P117]=0;&quot;&quot;; IF([.P117]&gt;=0; &quot;Win&quot;; &quot;Loss&quot;)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ABS([.I118]-[.H118])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IF([.L118]=[.G118]; ([.L118]*[.M118])-([.G118]*[.H118]); 0)" office:value-type="float" office:value="0" calcext:value-type="float">
            <text:p>0.00 </text:p>
          </table:table-cell>
          <table:table-cell table:formula="of:=IF([.P118]=0;&quot;&quot;; IF([.P118]&gt;=0; &quot;Win&quot;; &quot;Loss&quot;)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ABS([.I119]-[.H119])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IF([.L119]=[.G119]; ([.L119]*[.M119])-([.G119]*[.H119]); 0)" office:value-type="float" office:value="0" calcext:value-type="float">
            <text:p>0.00 </text:p>
          </table:table-cell>
          <table:table-cell table:formula="of:=IF([.P119]=0;&quot;&quot;; IF([.P119]&gt;=0; &quot;Win&quot;; &quot;Loss&quot;)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ABS([.I120]-[.H120])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IF([.L120]=[.G120]; ([.L120]*[.M120])-([.G120]*[.H120]); 0)" office:value-type="float" office:value="0" calcext:value-type="float">
            <text:p>0.00 </text:p>
          </table:table-cell>
          <table:table-cell table:formula="of:=IF([.P120]=0;&quot;&quot;; IF([.P120]&gt;=0; &quot;Win&quot;; &quot;Loss&quot;)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ABS([.I121]-[.H121])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IF([.L121]=[.G121]; ([.L121]*[.M121])-([.G121]*[.H121]); 0)" office:value-type="float" office:value="0" calcext:value-type="float">
            <text:p>0.00 </text:p>
          </table:table-cell>
          <table:table-cell table:formula="of:=IF([.P121]=0;&quot;&quot;; IF([.P121]&gt;=0; &quot;Win&quot;; &quot;Loss&quot;)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ABS([.I122]-[.H122])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IF([.L122]=[.G122]; ([.L122]*[.M122])-([.G122]*[.H122]); 0)" office:value-type="float" office:value="0" calcext:value-type="float">
            <text:p>0.00 </text:p>
          </table:table-cell>
          <table:table-cell table:formula="of:=IF([.P122]=0;&quot;&quot;; IF([.P122]&gt;=0; &quot;Win&quot;; &quot;Loss&quot;)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ABS([.I123]-[.H123])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IF([.L123]=[.G123]; ([.L123]*[.M123])-([.G123]*[.H123]); 0)" office:value-type="float" office:value="0" calcext:value-type="float">
            <text:p>0.00 </text:p>
          </table:table-cell>
          <table:table-cell table:formula="of:=IF([.P123]=0;&quot;&quot;; IF([.P123]&gt;=0; &quot;Win&quot;; &quot;Loss&quot;)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ABS([.I124]-[.H124])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IF([.L124]=[.G124]; ([.L124]*[.M124])-([.G124]*[.H124]); 0)" office:value-type="float" office:value="0" calcext:value-type="float">
            <text:p>0.00 </text:p>
          </table:table-cell>
          <table:table-cell table:formula="of:=IF([.P124]=0;&quot;&quot;; IF([.P124]&gt;=0; &quot;Win&quot;; &quot;Loss&quot;)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ABS([.I125]-[.H125])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IF([.L125]=[.G125]; ([.L125]*[.M125])-([.G125]*[.H125]); 0)" office:value-type="float" office:value="0" calcext:value-type="float">
            <text:p>0.00 </text:p>
          </table:table-cell>
          <table:table-cell table:formula="of:=IF([.P125]=0;&quot;&quot;; IF([.P125]&gt;=0; &quot;Win&quot;; &quot;Loss&quot;)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ABS([.I126]-[.H126])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IF([.L126]=[.G126]; ([.L126]*[.M126])-([.G126]*[.H126]); 0)" office:value-type="float" office:value="0" calcext:value-type="float">
            <text:p>0.00 </text:p>
          </table:table-cell>
          <table:table-cell table:formula="of:=IF([.P126]=0;&quot;&quot;; IF([.P126]&gt;=0; &quot;Win&quot;; &quot;Loss&quot;)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ABS([.I127]-[.H127])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IF([.L127]=[.G127]; ([.L127]*[.M127])-([.G127]*[.H127]); 0)" office:value-type="float" office:value="0" calcext:value-type="float">
            <text:p>0.00 </text:p>
          </table:table-cell>
          <table:table-cell table:formula="of:=IF([.P127]=0;&quot;&quot;; IF([.P127]&gt;=0; &quot;Win&quot;; &quot;Loss&quot;)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ABS([.I128]-[.H128])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IF([.L128]=[.G128]; ([.L128]*[.M128])-([.G128]*[.H128]); 0)" office:value-type="float" office:value="0" calcext:value-type="float">
            <text:p>0.00 </text:p>
          </table:table-cell>
          <table:table-cell table:formula="of:=IF([.P128]=0;&quot;&quot;; IF([.P128]&gt;=0; &quot;Win&quot;; &quot;Loss&quot;)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ABS([.I129]-[.H129])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IF([.L129]=[.G129]; ([.L129]*[.M129])-([.G129]*[.H129]); 0)" office:value-type="float" office:value="0" calcext:value-type="float">
            <text:p>0.00 </text:p>
          </table:table-cell>
          <table:table-cell table:formula="of:=IF([.P129]=0;&quot;&quot;; IF([.P129]&gt;=0; &quot;Win&quot;; &quot;Loss&quot;)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ABS([.I130]-[.H130])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IF([.L130]=[.G130]; ([.L130]*[.M130])-([.G130]*[.H130]); 0)" office:value-type="float" office:value="0" calcext:value-type="float">
            <text:p>0.00 </text:p>
          </table:table-cell>
          <table:table-cell table:formula="of:=IF([.P130]=0;&quot;&quot;; IF([.P130]&gt;=0; &quot;Win&quot;; &quot;Loss&quot;)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ABS([.I131]-[.H131])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IF([.L131]=[.G131]; ([.L131]*[.M131])-([.G131]*[.H131]); 0)" office:value-type="float" office:value="0" calcext:value-type="float">
            <text:p>0.00 </text:p>
          </table:table-cell>
          <table:table-cell table:formula="of:=IF([.P131]=0;&quot;&quot;; IF([.P131]&gt;=0; &quot;Win&quot;; &quot;Loss&quot;)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ABS([.I132]-[.H132])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IF([.L132]=[.G132]; ([.L132]*[.M132])-([.G132]*[.H132]); 0)" office:value-type="float" office:value="0" calcext:value-type="float">
            <text:p>0.00 </text:p>
          </table:table-cell>
          <table:table-cell table:formula="of:=IF([.P132]=0;&quot;&quot;; IF([.P132]&gt;=0; &quot;Win&quot;; &quot;Loss&quot;)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ABS([.I133]-[.H133])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IF([.L133]=[.G133]; ([.L133]*[.M133])-([.G133]*[.H133]); 0)" office:value-type="float" office:value="0" calcext:value-type="float">
            <text:p>0.00 </text:p>
          </table:table-cell>
          <table:table-cell table:formula="of:=IF([.P133]=0;&quot;&quot;; IF([.P133]&gt;=0; &quot;Win&quot;; &quot;Loss&quot;)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ABS([.I134]-[.H134])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IF([.L134]=[.G134]; ([.L134]*[.M134])-([.G134]*[.H134]); 0)" office:value-type="float" office:value="0" calcext:value-type="float">
            <text:p>0.00 </text:p>
          </table:table-cell>
          <table:table-cell table:formula="of:=IF([.P134]=0;&quot;&quot;; IF([.P134]&gt;=0; &quot;Win&quot;; &quot;Loss&quot;)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ABS([.I135]-[.H135])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IF([.L135]=[.G135]; ([.L135]*[.M135])-([.G135]*[.H135]); 0)" office:value-type="float" office:value="0" calcext:value-type="float">
            <text:p>0.00 </text:p>
          </table:table-cell>
          <table:table-cell table:formula="of:=IF([.P135]=0;&quot;&quot;; IF([.P135]&gt;=0; &quot;Win&quot;; &quot;Loss&quot;)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ABS([.I136]-[.H136])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IF([.L136]=[.G136]; ([.L136]*[.M136])-([.G136]*[.H136]); 0)" office:value-type="float" office:value="0" calcext:value-type="float">
            <text:p>0.00 </text:p>
          </table:table-cell>
          <table:table-cell table:formula="of:=IF([.P136]=0;&quot;&quot;; IF([.P136]&gt;=0; &quot;Win&quot;; &quot;Loss&quot;)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ABS([.I137]-[.H137])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IF([.L137]=[.G137]; ([.L137]*[.M137])-([.G137]*[.H137]); 0)" office:value-type="float" office:value="0" calcext:value-type="float">
            <text:p>0.00 </text:p>
          </table:table-cell>
          <table:table-cell table:formula="of:=IF([.P137]=0;&quot;&quot;; IF([.P137]&gt;=0; &quot;Win&quot;; &quot;Loss&quot;)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ABS([.I138]-[.H138])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IF([.L138]=[.G138]; ([.L138]*[.M138])-([.G138]*[.H138]); 0)" office:value-type="float" office:value="0" calcext:value-type="float">
            <text:p>0.00 </text:p>
          </table:table-cell>
          <table:table-cell table:formula="of:=IF([.P138]=0;&quot;&quot;; IF([.P138]&gt;=0; &quot;Win&quot;; &quot;Loss&quot;)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ABS([.I139]-[.H139])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IF([.L139]=[.G139]; ([.L139]*[.M139])-([.G139]*[.H139]); 0)" office:value-type="float" office:value="0" calcext:value-type="float">
            <text:p>0.00 </text:p>
          </table:table-cell>
          <table:table-cell table:formula="of:=IF([.P139]=0;&quot;&quot;; IF([.P139]&gt;=0; &quot;Win&quot;; &quot;Loss&quot;)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ABS([.I140]-[.H140])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IF([.L140]=[.G140]; ([.L140]*[.M140])-([.G140]*[.H140]); 0)" office:value-type="float" office:value="0" calcext:value-type="float">
            <text:p>0.00 </text:p>
          </table:table-cell>
          <table:table-cell table:formula="of:=IF([.P140]=0;&quot;&quot;; IF([.P140]&gt;=0; &quot;Win&quot;; &quot;Loss&quot;)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ABS([.I141]-[.H141])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IF([.L141]=[.G141]; ([.L141]*[.M141])-([.G141]*[.H141]); 0)" office:value-type="float" office:value="0" calcext:value-type="float">
            <text:p>0.00 </text:p>
          </table:table-cell>
          <table:table-cell table:formula="of:=IF([.P141]=0;&quot;&quot;; IF([.P141]&gt;=0; &quot;Win&quot;; &quot;Loss&quot;)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ABS([.I142]-[.H142])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IF([.L142]=[.G142]; ([.L142]*[.M142])-([.G142]*[.H142]); 0)" office:value-type="float" office:value="0" calcext:value-type="float">
            <text:p>0.00 </text:p>
          </table:table-cell>
          <table:table-cell table:formula="of:=IF([.P142]=0;&quot;&quot;; IF([.P142]&gt;=0; &quot;Win&quot;; &quot;Loss&quot;)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ABS([.I143]-[.H143])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IF([.L143]=[.G143]; ([.L143]*[.M143])-([.G143]*[.H143]); 0)" office:value-type="float" office:value="0" calcext:value-type="float">
            <text:p>0.00 </text:p>
          </table:table-cell>
          <table:table-cell table:formula="of:=IF([.P143]=0;&quot;&quot;; IF([.P143]&gt;=0; &quot;Win&quot;; &quot;Loss&quot;)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ABS([.I144]-[.H144])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IF([.L144]=[.G144]; ([.L144]*[.M144])-([.G144]*[.H144]); 0)" office:value-type="float" office:value="0" calcext:value-type="float">
            <text:p>0.00 </text:p>
          </table:table-cell>
          <table:table-cell table:formula="of:=IF([.P144]=0;&quot;&quot;; IF([.P144]&gt;=0; &quot;Win&quot;; &quot;Loss&quot;)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ABS([.I145]-[.H145])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IF([.L145]=[.G145]; ([.L145]*[.M145])-([.G145]*[.H145]); 0)" office:value-type="float" office:value="0" calcext:value-type="float">
            <text:p>0.00 </text:p>
          </table:table-cell>
          <table:table-cell table:formula="of:=IF([.P145]=0;&quot;&quot;; IF([.P145]&gt;=0; &quot;Win&quot;; &quot;Loss&quot;)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ABS([.I146]-[.H146])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IF([.L146]=[.G146]; ([.L146]*[.M146])-([.G146]*[.H146]); 0)" office:value-type="float" office:value="0" calcext:value-type="float">
            <text:p>0.00 </text:p>
          </table:table-cell>
          <table:table-cell table:formula="of:=IF([.P146]=0;&quot;&quot;; IF([.P146]&gt;=0; &quot;Win&quot;; &quot;Loss&quot;)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ABS([.I147]-[.H147])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IF([.L147]=[.G147]; ([.L147]*[.M147])-([.G147]*[.H147]); 0)" office:value-type="float" office:value="0" calcext:value-type="float">
            <text:p>0.00 </text:p>
          </table:table-cell>
          <table:table-cell table:formula="of:=IF([.P147]=0;&quot;&quot;; IF([.P147]&gt;=0; &quot;Win&quot;; &quot;Loss&quot;)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ABS([.I148]-[.H148])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IF([.L148]=[.G148]; ([.L148]*[.M148])-([.G148]*[.H148]); 0)" office:value-type="float" office:value="0" calcext:value-type="float">
            <text:p>0.00 </text:p>
          </table:table-cell>
          <table:table-cell table:formula="of:=IF([.P148]=0;&quot;&quot;; IF([.P148]&gt;=0; &quot;Win&quot;; &quot;Loss&quot;)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ABS([.I149]-[.H149])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IF([.L149]=[.G149]; ([.L149]*[.M149])-([.G149]*[.H149]); 0)" office:value-type="float" office:value="0" calcext:value-type="float">
            <text:p>0.00 </text:p>
          </table:table-cell>
          <table:table-cell table:formula="of:=IF([.P149]=0;&quot;&quot;; IF([.P149]&gt;=0; &quot;Win&quot;; &quot;Loss&quot;)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ABS([.I150]-[.H150])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IF([.L150]=[.G150]; ([.L150]*[.M150])-([.G150]*[.H150]); 0)" office:value-type="float" office:value="0" calcext:value-type="float">
            <text:p>0.00 </text:p>
          </table:table-cell>
          <table:table-cell table:formula="of:=IF([.P150]=0;&quot;&quot;; IF([.P150]&gt;=0; &quot;Win&quot;; &quot;Loss&quot;)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ABS([.I151]-[.H151])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IF([.L151]=[.G151]; ([.L151]*[.M151])-([.G151]*[.H151]); 0)" office:value-type="float" office:value="0" calcext:value-type="float">
            <text:p>0.00 </text:p>
          </table:table-cell>
          <table:table-cell table:formula="of:=IF([.P151]=0;&quot;&quot;; IF([.P151]&gt;=0; &quot;Win&quot;; &quot;Loss&quot;)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ABS([.I152]-[.H152])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IF([.L152]=[.G152]; ([.L152]*[.M152])-([.G152]*[.H152]); 0)" office:value-type="float" office:value="0" calcext:value-type="float">
            <text:p>0.00 </text:p>
          </table:table-cell>
          <table:table-cell table:formula="of:=IF([.P152]=0;&quot;&quot;; IF([.P152]&gt;=0; &quot;Win&quot;; &quot;Loss&quot;)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ABS([.I153]-[.H153])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IF([.L153]=[.G153]; ([.L153]*[.M153])-([.G153]*[.H153]); 0)" office:value-type="float" office:value="0" calcext:value-type="float">
            <text:p>0.00 </text:p>
          </table:table-cell>
          <table:table-cell table:formula="of:=IF([.P153]=0;&quot;&quot;; IF([.P153]&gt;=0; &quot;Win&quot;; &quot;Loss&quot;)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ABS([.I154]-[.H154])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IF([.L154]=[.G154]; ([.L154]*[.M154])-([.G154]*[.H154]); 0)" office:value-type="float" office:value="0" calcext:value-type="float">
            <text:p>0.00 </text:p>
          </table:table-cell>
          <table:table-cell table:formula="of:=IF([.P154]=0;&quot;&quot;; IF([.P154]&gt;=0; &quot;Win&quot;; &quot;Loss&quot;)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ABS([.I155]-[.H155])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IF([.L155]=[.G155]; ([.L155]*[.M155])-([.G155]*[.H155]); 0)" office:value-type="float" office:value="0" calcext:value-type="float">
            <text:p>0.00 </text:p>
          </table:table-cell>
          <table:table-cell table:formula="of:=IF([.P155]=0;&quot;&quot;; IF([.P155]&gt;=0; &quot;Win&quot;; &quot;Loss&quot;)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ABS([.I156]-[.H156])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IF([.L156]=[.G156]; ([.L156]*[.M156])-([.G156]*[.H156]); 0)" office:value-type="float" office:value="0" calcext:value-type="float">
            <text:p>0.00 </text:p>
          </table:table-cell>
          <table:table-cell table:formula="of:=IF([.P156]=0;&quot;&quot;; IF([.P156]&gt;=0; &quot;Win&quot;; &quot;Loss&quot;)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ABS([.I157]-[.H157])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IF([.L157]=[.G157]; ([.L157]*[.M157])-([.G157]*[.H157]); 0)" office:value-type="float" office:value="0" calcext:value-type="float">
            <text:p>0.00 </text:p>
          </table:table-cell>
          <table:table-cell table:formula="of:=IF([.P157]=0;&quot;&quot;; IF([.P157]&gt;=0; &quot;Win&quot;; &quot;Loss&quot;)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ABS([.I158]-[.H158])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IF([.L158]=[.G158]; ([.L158]*[.M158])-([.G158]*[.H158]); 0)" office:value-type="float" office:value="0" calcext:value-type="float">
            <text:p>0.00 </text:p>
          </table:table-cell>
          <table:table-cell table:formula="of:=IF([.P158]=0;&quot;&quot;; IF([.P158]&gt;=0; &quot;Win&quot;; &quot;Loss&quot;)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ABS([.I159]-[.H159])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IF([.L159]=[.G159]; ([.L159]*[.M159])-([.G159]*[.H159]); 0)" office:value-type="float" office:value="0" calcext:value-type="float">
            <text:p>0.00 </text:p>
          </table:table-cell>
          <table:table-cell table:formula="of:=IF([.P159]=0;&quot;&quot;; IF([.P159]&gt;=0; &quot;Win&quot;; &quot;Loss&quot;)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ABS([.I160]-[.H160])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IF([.L160]=[.G160]; ([.L160]*[.M160])-([.G160]*[.H160]); 0)" office:value-type="float" office:value="0" calcext:value-type="float">
            <text:p>0.00 </text:p>
          </table:table-cell>
          <table:table-cell table:formula="of:=IF([.P160]=0;&quot;&quot;; IF([.P160]&gt;=0; &quot;Win&quot;; &quot;Loss&quot;)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ABS([.I161]-[.H161])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IF([.L161]=[.G161]; ([.L161]*[.M161])-([.G161]*[.H161]); 0)" office:value-type="float" office:value="0" calcext:value-type="float">
            <text:p>0.00 </text:p>
          </table:table-cell>
          <table:table-cell table:formula="of:=IF([.P161]=0;&quot;&quot;; IF([.P161]&gt;=0; &quot;Win&quot;; &quot;Loss&quot;)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ABS([.I162]-[.H162])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IF([.L162]=[.G162]; ([.L162]*[.M162])-([.G162]*[.H162]); 0)" office:value-type="float" office:value="0" calcext:value-type="float">
            <text:p>0.00 </text:p>
          </table:table-cell>
          <table:table-cell table:formula="of:=IF([.P162]=0;&quot;&quot;; IF([.P162]&gt;=0; &quot;Win&quot;; &quot;Loss&quot;)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ABS([.I163]-[.H163])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IF([.L163]=[.G163]; ([.L163]*[.M163])-([.G163]*[.H163]); 0)" office:value-type="float" office:value="0" calcext:value-type="float">
            <text:p>0.00 </text:p>
          </table:table-cell>
          <table:table-cell table:formula="of:=IF([.P163]=0;&quot;&quot;; IF([.P163]&gt;=0; &quot;Win&quot;; &quot;Loss&quot;)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ABS([.I164]-[.H164])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IF([.L164]=[.G164]; ([.L164]*[.M164])-([.G164]*[.H164]); 0)" office:value-type="float" office:value="0" calcext:value-type="float">
            <text:p>0.00 </text:p>
          </table:table-cell>
          <table:table-cell table:formula="of:=IF([.P164]=0;&quot;&quot;; IF([.P164]&gt;=0; &quot;Win&quot;; &quot;Loss&quot;)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ABS([.I165]-[.H165])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IF([.L165]=[.G165]; ([.L165]*[.M165])-([.G165]*[.H165]); 0)" office:value-type="float" office:value="0" calcext:value-type="float">
            <text:p>0.00 </text:p>
          </table:table-cell>
          <table:table-cell table:formula="of:=IF([.P165]=0;&quot;&quot;; IF([.P165]&gt;=0; &quot;Win&quot;; &quot;Loss&quot;)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ABS([.I166]-[.H166])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IF([.L166]=[.G166]; ([.L166]*[.M166])-([.G166]*[.H166]); 0)" office:value-type="float" office:value="0" calcext:value-type="float">
            <text:p>0.00 </text:p>
          </table:table-cell>
          <table:table-cell table:formula="of:=IF([.P166]=0;&quot;&quot;; IF([.P166]&gt;=0; &quot;Win&quot;; &quot;Loss&quot;)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ABS([.I167]-[.H167])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IF([.L167]=[.G167]; ([.L167]*[.M167])-([.G167]*[.H167]); 0)" office:value-type="float" office:value="0" calcext:value-type="float">
            <text:p>0.00 </text:p>
          </table:table-cell>
          <table:table-cell table:formula="of:=IF([.P167]=0;&quot;&quot;; IF([.P167]&gt;=0; &quot;Win&quot;; &quot;Loss&quot;)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ABS([.I168]-[.H168])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IF([.L168]=[.G168]; ([.L168]*[.M168])-([.G168]*[.H168]); 0)" office:value-type="float" office:value="0" calcext:value-type="float">
            <text:p>0.00 </text:p>
          </table:table-cell>
          <table:table-cell table:formula="of:=IF([.P168]=0;&quot;&quot;; IF([.P168]&gt;=0; &quot;Win&quot;; &quot;Loss&quot;)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ABS([.I169]-[.H169])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IF([.L169]=[.G169]; ([.L169]*[.M169])-([.G169]*[.H169]); 0)" office:value-type="float" office:value="0" calcext:value-type="float">
            <text:p>0.00 </text:p>
          </table:table-cell>
          <table:table-cell table:formula="of:=IF([.P169]=0;&quot;&quot;; IF([.P169]&gt;=0; &quot;Win&quot;; &quot;Loss&quot;)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ABS([.I170]-[.H170])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IF([.L170]=[.G170]; ([.L170]*[.M170])-([.G170]*[.H170]); 0)" office:value-type="float" office:value="0" calcext:value-type="float">
            <text:p>0.00 </text:p>
          </table:table-cell>
          <table:table-cell table:formula="of:=IF([.P170]=0;&quot;&quot;; IF([.P170]&gt;=0; &quot;Win&quot;; &quot;Loss&quot;)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ABS([.I171]-[.H171])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IF([.L171]=[.G171]; ([.L171]*[.M171])-([.G171]*[.H171]); 0)" office:value-type="float" office:value="0" calcext:value-type="float">
            <text:p>0.00 </text:p>
          </table:table-cell>
          <table:table-cell table:formula="of:=IF([.P171]=0;&quot;&quot;; IF([.P171]&gt;=0; &quot;Win&quot;; &quot;Loss&quot;)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ABS([.I172]-[.H172])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IF([.L172]=[.G172]; ([.L172]*[.M172])-([.G172]*[.H172]); 0)" office:value-type="float" office:value="0" calcext:value-type="float">
            <text:p>0.00 </text:p>
          </table:table-cell>
          <table:table-cell table:formula="of:=IF([.P172]=0;&quot;&quot;; IF([.P172]&gt;=0; &quot;Win&quot;; &quot;Loss&quot;)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ABS([.I173]-[.H173])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IF([.L173]=[.G173]; ([.L173]*[.M173])-([.G173]*[.H173]); 0)" office:value-type="float" office:value="0" calcext:value-type="float">
            <text:p>0.00 </text:p>
          </table:table-cell>
          <table:table-cell table:formula="of:=IF([.P173]=0;&quot;&quot;; IF([.P173]&gt;=0; &quot;Win&quot;; &quot;Loss&quot;)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ABS([.I174]-[.H174])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IF([.L174]=[.G174]; ([.L174]*[.M174])-([.G174]*[.H174]); 0)" office:value-type="float" office:value="0" calcext:value-type="float">
            <text:p>0.00 </text:p>
          </table:table-cell>
          <table:table-cell table:formula="of:=IF([.P174]=0;&quot;&quot;; IF([.P174]&gt;=0; &quot;Win&quot;; &quot;Loss&quot;)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ABS([.I175]-[.H175])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IF([.L175]=[.G175]; ([.L175]*[.M175])-([.G175]*[.H175]); 0)" office:value-type="float" office:value="0" calcext:value-type="float">
            <text:p>0.00 </text:p>
          </table:table-cell>
          <table:table-cell table:formula="of:=IF([.P175]=0;&quot;&quot;; IF([.P175]&gt;=0; &quot;Win&quot;; &quot;Loss&quot;)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ABS([.I176]-[.H176])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IF([.L176]=[.G176]; ([.L176]*[.M176])-([.G176]*[.H176]); 0)" office:value-type="float" office:value="0" calcext:value-type="float">
            <text:p>0.00 </text:p>
          </table:table-cell>
          <table:table-cell table:formula="of:=IF([.P176]=0;&quot;&quot;; IF([.P176]&gt;=0; &quot;Win&quot;; &quot;Loss&quot;)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ABS([.I177]-[.H177])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IF([.L177]=[.G177]; ([.L177]*[.M177])-([.G177]*[.H177]); 0)" office:value-type="float" office:value="0" calcext:value-type="float">
            <text:p>0.00 </text:p>
          </table:table-cell>
          <table:table-cell table:formula="of:=IF([.P177]=0;&quot;&quot;; IF([.P177]&gt;=0; &quot;Win&quot;; &quot;Loss&quot;)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ABS([.I178]-[.H178])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IF([.L178]=[.G178]; ([.L178]*[.M178])-([.G178]*[.H178]); 0)" office:value-type="float" office:value="0" calcext:value-type="float">
            <text:p>0.00 </text:p>
          </table:table-cell>
          <table:table-cell table:formula="of:=IF([.P178]=0;&quot;&quot;; IF([.P178]&gt;=0; &quot;Win&quot;; &quot;Loss&quot;)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ABS([.I179]-[.H179])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IF([.L179]=[.G179]; ([.L179]*[.M179])-([.G179]*[.H179]); 0)" office:value-type="float" office:value="0" calcext:value-type="float">
            <text:p>0.00 </text:p>
          </table:table-cell>
          <table:table-cell table:formula="of:=IF([.P179]=0;&quot;&quot;; IF([.P179]&gt;=0; &quot;Win&quot;; &quot;Loss&quot;)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ABS([.I180]-[.H180])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IF([.L180]=[.G180]; ([.L180]*[.M180])-([.G180]*[.H180]); 0)" office:value-type="float" office:value="0" calcext:value-type="float">
            <text:p>0.00 </text:p>
          </table:table-cell>
          <table:table-cell table:formula="of:=IF([.P180]=0;&quot;&quot;; IF([.P180]&gt;=0; &quot;Win&quot;; &quot;Loss&quot;)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ABS([.I181]-[.H181])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IF([.L181]=[.G181]; ([.L181]*[.M181])-([.G181]*[.H181]); 0)" office:value-type="float" office:value="0" calcext:value-type="float">
            <text:p>0.00 </text:p>
          </table:table-cell>
          <table:table-cell table:formula="of:=IF([.P181]=0;&quot;&quot;; IF([.P181]&gt;=0; &quot;Win&quot;; &quot;Loss&quot;)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ABS([.I182]-[.H182])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IF([.L182]=[.G182]; ([.L182]*[.M182])-([.G182]*[.H182]); 0)" office:value-type="float" office:value="0" calcext:value-type="float">
            <text:p>0.00 </text:p>
          </table:table-cell>
          <table:table-cell table:formula="of:=IF([.P182]=0;&quot;&quot;; IF([.P182]&gt;=0; &quot;Win&quot;; &quot;Loss&quot;)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ABS([.I183]-[.H183])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IF([.L183]=[.G183]; ([.L183]*[.M183])-([.G183]*[.H183]); 0)" office:value-type="float" office:value="0" calcext:value-type="float">
            <text:p>0.00 </text:p>
          </table:table-cell>
          <table:table-cell table:formula="of:=IF([.P183]=0;&quot;&quot;; IF([.P183]&gt;=0; &quot;Win&quot;; &quot;Loss&quot;)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ABS([.I184]-[.H184])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IF([.L184]=[.G184]; ([.L184]*[.M184])-([.G184]*[.H184]); 0)" office:value-type="float" office:value="0" calcext:value-type="float">
            <text:p>0.00 </text:p>
          </table:table-cell>
          <table:table-cell table:formula="of:=IF([.P184]=0;&quot;&quot;; IF([.P184]&gt;=0; &quot;Win&quot;; &quot;Loss&quot;)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ABS([.I185]-[.H185])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IF([.L185]=[.G185]; ([.L185]*[.M185])-([.G185]*[.H185]); 0)" office:value-type="float" office:value="0" calcext:value-type="float">
            <text:p>0.00 </text:p>
          </table:table-cell>
          <table:table-cell table:formula="of:=IF([.P185]=0;&quot;&quot;; IF([.P185]&gt;=0; &quot;Win&quot;; &quot;Loss&quot;)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ABS([.I186]-[.H186])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IF([.L186]=[.G186]; ([.L186]*[.M186])-([.G186]*[.H186]); 0)" office:value-type="float" office:value="0" calcext:value-type="float">
            <text:p>0.00 </text:p>
          </table:table-cell>
          <table:table-cell table:formula="of:=IF([.P186]=0;&quot;&quot;; IF([.P186]&gt;=0; &quot;Win&quot;; &quot;Loss&quot;)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ABS([.I187]-[.H187])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IF([.L187]=[.G187]; ([.L187]*[.M187])-([.G187]*[.H187]); 0)" office:value-type="float" office:value="0" calcext:value-type="float">
            <text:p>0.00 </text:p>
          </table:table-cell>
          <table:table-cell table:formula="of:=IF([.P187]=0;&quot;&quot;; IF([.P187]&gt;=0; &quot;Win&quot;; &quot;Loss&quot;)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ABS([.I188]-[.H188])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IF([.L188]=[.G188]; ([.L188]*[.M188])-([.G188]*[.H188]); 0)" office:value-type="float" office:value="0" calcext:value-type="float">
            <text:p>0.00 </text:p>
          </table:table-cell>
          <table:table-cell table:formula="of:=IF([.P188]=0;&quot;&quot;; IF([.P188]&gt;=0; &quot;Win&quot;; &quot;Loss&quot;)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ABS([.I189]-[.H189])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IF([.L189]=[.G189]; ([.L189]*[.M189])-([.G189]*[.H189]); 0)" office:value-type="float" office:value="0" calcext:value-type="float">
            <text:p>0.00 </text:p>
          </table:table-cell>
          <table:table-cell table:formula="of:=IF([.P189]=0;&quot;&quot;; IF([.P189]&gt;=0; &quot;Win&quot;; &quot;Loss&quot;)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ABS([.I190]-[.H190])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IF([.L190]=[.G190]; ([.L190]*[.M190])-([.G190]*[.H190]); 0)" office:value-type="float" office:value="0" calcext:value-type="float">
            <text:p>0.00 </text:p>
          </table:table-cell>
          <table:table-cell table:formula="of:=IF([.P190]=0;&quot;&quot;; IF([.P190]&gt;=0; &quot;Win&quot;; &quot;Loss&quot;)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ABS([.I191]-[.H191])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IF([.L191]=[.G191]; ([.L191]*[.M191])-([.G191]*[.H191]); 0)" office:value-type="float" office:value="0" calcext:value-type="float">
            <text:p>0.00 </text:p>
          </table:table-cell>
          <table:table-cell table:formula="of:=IF([.P191]=0;&quot;&quot;; IF([.P191]&gt;=0; &quot;Win&quot;; &quot;Loss&quot;)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ABS([.I192]-[.H192])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IF([.L192]=[.G192]; ([.L192]*[.M192])-([.G192]*[.H192]); 0)" office:value-type="float" office:value="0" calcext:value-type="float">
            <text:p>0.00 </text:p>
          </table:table-cell>
          <table:table-cell table:formula="of:=IF([.P192]=0;&quot;&quot;; IF([.P192]&gt;=0; &quot;Win&quot;; &quot;Loss&quot;)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ABS([.I193]-[.H193])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IF([.L193]=[.G193]; ([.L193]*[.M193])-([.G193]*[.H193]); 0)" office:value-type="float" office:value="0" calcext:value-type="float">
            <text:p>0.00 </text:p>
          </table:table-cell>
          <table:table-cell table:formula="of:=IF([.P193]=0;&quot;&quot;; IF([.P193]&gt;=0; &quot;Win&quot;; &quot;Loss&quot;)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ABS([.I194]-[.H194])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IF([.L194]=[.G194]; ([.L194]*[.M194])-([.G194]*[.H194]); 0)" office:value-type="float" office:value="0" calcext:value-type="float">
            <text:p>0.00 </text:p>
          </table:table-cell>
          <table:table-cell table:formula="of:=IF([.P194]=0;&quot;&quot;; IF([.P194]&gt;=0; &quot;Win&quot;; &quot;Loss&quot;)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ABS([.I195]-[.H195])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IF([.L195]=[.G195]; ([.L195]*[.M195])-([.G195]*[.H195]); 0)" office:value-type="float" office:value="0" calcext:value-type="float">
            <text:p>0.00 </text:p>
          </table:table-cell>
          <table:table-cell table:formula="of:=IF([.P195]=0;&quot;&quot;; IF([.P195]&gt;=0; &quot;Win&quot;; &quot;Loss&quot;)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ABS([.I196]-[.H196])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IF([.L196]=[.G196]; ([.L196]*[.M196])-([.G196]*[.H196]); 0)" office:value-type="float" office:value="0" calcext:value-type="float">
            <text:p>0.00 </text:p>
          </table:table-cell>
          <table:table-cell table:formula="of:=IF([.P196]=0;&quot;&quot;; IF([.P196]&gt;=0; &quot;Win&quot;; &quot;Loss&quot;)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ABS([.I197]-[.H197])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IF([.L197]=[.G197]; ([.L197]*[.M197])-([.G197]*[.H197]); 0)" office:value-type="float" office:value="0" calcext:value-type="float">
            <text:p>0.00 </text:p>
          </table:table-cell>
          <table:table-cell table:formula="of:=IF([.P197]=0;&quot;&quot;; IF([.P197]&gt;=0; &quot;Win&quot;; &quot;Loss&quot;)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ABS([.I198]-[.H198])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IF([.L198]=[.G198]; ([.L198]*[.M198])-([.G198]*[.H198]); 0)" office:value-type="float" office:value="0" calcext:value-type="float">
            <text:p>0.00 </text:p>
          </table:table-cell>
          <table:table-cell table:formula="of:=IF([.P198]=0;&quot;&quot;; IF([.P198]&gt;=0; &quot;Win&quot;; &quot;Loss&quot;)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ABS([.I199]-[.H199])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IF([.L199]=[.G199]; ([.L199]*[.M199])-([.G199]*[.H199]); 0)" office:value-type="float" office:value="0" calcext:value-type="float">
            <text:p>0.00 </text:p>
          </table:table-cell>
          <table:table-cell table:formula="of:=IF([.P199]=0;&quot;&quot;; IF([.P199]&gt;=0; &quot;Win&quot;; &quot;Loss&quot;)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ABS([.I200]-[.H200])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IF([.L200]=[.G200]; ([.L200]*[.M200])-([.G200]*[.H200]); 0)" office:value-type="float" office:value="0" calcext:value-type="float">
            <text:p>0.00 </text:p>
          </table:table-cell>
          <table:table-cell table:formula="of:=IF([.P200]=0;&quot;&quot;; IF([.P200]&gt;=0; &quot;Win&quot;; &quot;Loss&quot;)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ABS([.I201]-[.H201])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IF([.L201]=[.G201]; ([.L201]*[.M201])-([.G201]*[.H201]); 0)" office:value-type="float" office:value="0" calcext:value-type="float">
            <text:p>0.00 </text:p>
          </table:table-cell>
          <table:table-cell table:formula="of:=IF([.P201]=0;&quot;&quot;; IF([.P201]&gt;=0; &quot;Win&quot;; &quot;Loss&quot;)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ABS([.I202]-[.H202])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IF([.L202]=[.G202]; ([.L202]*[.M202])-([.G202]*[.H202]); 0)" office:value-type="float" office:value="0" calcext:value-type="float">
            <text:p>0.00 </text:p>
          </table:table-cell>
          <table:table-cell table:formula="of:=IF([.P202]=0;&quot;&quot;; IF([.P202]&gt;=0; &quot;Win&quot;; &quot;Loss&quot;)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ABS([.I203]-[.H203])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IF([.L203]=[.G203]; ([.L203]*[.M203])-([.G203]*[.H203]); 0)" office:value-type="float" office:value="0" calcext:value-type="float">
            <text:p>0.00 </text:p>
          </table:table-cell>
          <table:table-cell table:formula="of:=IF([.P203]=0;&quot;&quot;; IF([.P203]&gt;=0; &quot;Win&quot;; &quot;Loss&quot;)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ABS([.I204]-[.H204])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IF([.L204]=[.G204]; ([.L204]*[.M204])-([.G204]*[.H204]); 0)" office:value-type="float" office:value="0" calcext:value-type="float">
            <text:p>0.00 </text:p>
          </table:table-cell>
          <table:table-cell table:formula="of:=IF([.P204]=0;&quot;&quot;; IF([.P204]&gt;=0; &quot;Win&quot;; &quot;Loss&quot;)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ABS([.I205]-[.H205])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IF([.L205]=[.G205]; ([.L205]*[.M205])-([.G205]*[.H205]); 0)" office:value-type="float" office:value="0" calcext:value-type="float">
            <text:p>0.00 </text:p>
          </table:table-cell>
          <table:table-cell table:formula="of:=IF([.P205]=0;&quot;&quot;; IF([.P205]&gt;=0; &quot;Win&quot;; &quot;Loss&quot;)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ABS([.I206]-[.H206])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IF([.L206]=[.G206]; ([.L206]*[.M206])-([.G206]*[.H206]); 0)" office:value-type="float" office:value="0" calcext:value-type="float">
            <text:p>0.00 </text:p>
          </table:table-cell>
          <table:table-cell table:formula="of:=IF([.P206]=0;&quot;&quot;; IF([.P206]&gt;=0; &quot;Win&quot;; &quot;Loss&quot;)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ABS([.I207]-[.H207])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IF([.L207]=[.G207]; ([.L207]*[.M207])-([.G207]*[.H207]); 0)" office:value-type="float" office:value="0" calcext:value-type="float">
            <text:p>0.00 </text:p>
          </table:table-cell>
          <table:table-cell table:formula="of:=IF([.P207]=0;&quot;&quot;; IF([.P207]&gt;=0; &quot;Win&quot;; &quot;Loss&quot;)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ABS([.I208]-[.H208])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IF([.L208]=[.G208]; ([.L208]*[.M208])-([.G208]*[.H208]); 0)" office:value-type="float" office:value="0" calcext:value-type="float">
            <text:p>0.00 </text:p>
          </table:table-cell>
          <table:table-cell table:formula="of:=IF([.P208]=0;&quot;&quot;; IF([.P208]&gt;=0; &quot;Win&quot;; &quot;Loss&quot;)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ABS([.I209]-[.H209])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IF([.L209]=[.G209]; ([.L209]*[.M209])-([.G209]*[.H209]); 0)" office:value-type="float" office:value="0" calcext:value-type="float">
            <text:p>0.00 </text:p>
          </table:table-cell>
          <table:table-cell table:formula="of:=IF([.P209]=0;&quot;&quot;; IF([.P209]&gt;=0; &quot;Win&quot;; &quot;Loss&quot;)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ABS([.I210]-[.H210])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IF([.L210]=[.G210]; ([.L210]*[.M210])-([.G210]*[.H210]); 0)" office:value-type="float" office:value="0" calcext:value-type="float">
            <text:p>0.00 </text:p>
          </table:table-cell>
          <table:table-cell table:formula="of:=IF([.P210]=0;&quot;&quot;; IF([.P210]&gt;=0; &quot;Win&quot;; &quot;Loss&quot;)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ABS([.I211]-[.H211])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IF([.L211]=[.G211]; ([.L211]*[.M211])-([.G211]*[.H211]); 0)" office:value-type="float" office:value="0" calcext:value-type="float">
            <text:p>0.00 </text:p>
          </table:table-cell>
          <table:table-cell table:formula="of:=IF([.P211]=0;&quot;&quot;; IF([.P211]&gt;=0; &quot;Win&quot;; &quot;Loss&quot;)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ABS([.I212]-[.H212])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IF([.L212]=[.G212]; ([.L212]*[.M212])-([.G212]*[.H212]); 0)" office:value-type="float" office:value="0" calcext:value-type="float">
            <text:p>0.00 </text:p>
          </table:table-cell>
          <table:table-cell table:formula="of:=IF([.P212]=0;&quot;&quot;; IF([.P212]&gt;=0; &quot;Win&quot;; &quot;Loss&quot;)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ABS([.I213]-[.H213])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IF([.L213]=[.G213]; ([.L213]*[.M213])-([.G213]*[.H213]); 0)" office:value-type="float" office:value="0" calcext:value-type="float">
            <text:p>0.00 </text:p>
          </table:table-cell>
          <table:table-cell table:formula="of:=IF([.P213]=0;&quot;&quot;; IF([.P213]&gt;=0; &quot;Win&quot;; &quot;Loss&quot;)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ABS([.I214]-[.H214])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IF([.L214]=[.G214]; ([.L214]*[.M214])-([.G214]*[.H214]); 0)" office:value-type="float" office:value="0" calcext:value-type="float">
            <text:p>0.00 </text:p>
          </table:table-cell>
          <table:table-cell table:formula="of:=IF([.P214]=0;&quot;&quot;; IF([.P214]&gt;=0; &quot;Win&quot;; &quot;Loss&quot;)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ABS([.I215]-[.H215])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IF([.L215]=[.G215]; ([.L215]*[.M215])-([.G215]*[.H215]); 0)" office:value-type="float" office:value="0" calcext:value-type="float">
            <text:p>0.00 </text:p>
          </table:table-cell>
          <table:table-cell table:formula="of:=IF([.P215]=0;&quot;&quot;; IF([.P215]&gt;=0; &quot;Win&quot;; &quot;Loss&quot;)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ABS([.I216]-[.H216])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IF([.L216]=[.G216]; ([.L216]*[.M216])-([.G216]*[.H216]); 0)" office:value-type="float" office:value="0" calcext:value-type="float">
            <text:p>0.00 </text:p>
          </table:table-cell>
          <table:table-cell table:formula="of:=IF([.P216]=0;&quot;&quot;; IF([.P216]&gt;=0; &quot;Win&quot;; &quot;Loss&quot;)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ABS([.I217]-[.H217])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IF([.L217]=[.G217]; ([.L217]*[.M217])-([.G217]*[.H217]); 0)" office:value-type="float" office:value="0" calcext:value-type="float">
            <text:p>0.00 </text:p>
          </table:table-cell>
          <table:table-cell table:formula="of:=IF([.P217]=0;&quot;&quot;; IF([.P217]&gt;=0; &quot;Win&quot;; &quot;Loss&quot;)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ABS([.I218]-[.H218])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IF([.L218]=[.G218]; ([.L218]*[.M218])-([.G218]*[.H218]); 0)" office:value-type="float" office:value="0" calcext:value-type="float">
            <text:p>0.00 </text:p>
          </table:table-cell>
          <table:table-cell table:formula="of:=IF([.P218]=0;&quot;&quot;; IF([.P218]&gt;=0; &quot;Win&quot;; &quot;Loss&quot;)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ABS([.I219]-[.H219])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IF([.L219]=[.G219]; ([.L219]*[.M219])-([.G219]*[.H219]); 0)" office:value-type="float" office:value="0" calcext:value-type="float">
            <text:p>0.00 </text:p>
          </table:table-cell>
          <table:table-cell table:formula="of:=IF([.P219]=0;&quot;&quot;; IF([.P219]&gt;=0; &quot;Win&quot;; &quot;Loss&quot;)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ABS([.I220]-[.H220])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IF([.L220]=[.G220]; ([.L220]*[.M220])-([.G220]*[.H220]); 0)" office:value-type="float" office:value="0" calcext:value-type="float">
            <text:p>0.00 </text:p>
          </table:table-cell>
          <table:table-cell table:formula="of:=IF([.P220]=0;&quot;&quot;; IF([.P220]&gt;=0; &quot;Win&quot;; &quot;Loss&quot;)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ABS([.I221]-[.H221])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IF([.L221]=[.G221]; ([.L221]*[.M221])-([.G221]*[.H221]); 0)" office:value-type="float" office:value="0" calcext:value-type="float">
            <text:p>0.00 </text:p>
          </table:table-cell>
          <table:table-cell table:formula="of:=IF([.P221]=0;&quot;&quot;; IF([.P221]&gt;=0; &quot;Win&quot;; &quot;Loss&quot;)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ABS([.I222]-[.H222])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IF([.L222]=[.G222]; ([.L222]*[.M222])-([.G222]*[.H222]); 0)" office:value-type="float" office:value="0" calcext:value-type="float">
            <text:p>0.00 </text:p>
          </table:table-cell>
          <table:table-cell table:formula="of:=IF([.P222]=0;&quot;&quot;; IF([.P222]&gt;=0; &quot;Win&quot;; &quot;Loss&quot;)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ABS([.I223]-[.H223])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IF([.L223]=[.G223]; ([.L223]*[.M223])-([.G223]*[.H223]); 0)" office:value-type="float" office:value="0" calcext:value-type="float">
            <text:p>0.00 </text:p>
          </table:table-cell>
          <table:table-cell table:formula="of:=IF([.P223]=0;&quot;&quot;; IF([.P223]&gt;=0; &quot;Win&quot;; &quot;Loss&quot;)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ABS([.I224]-[.H224])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IF([.L224]=[.G224]; ([.L224]*[.M224])-([.G224]*[.H224]); 0)" office:value-type="float" office:value="0" calcext:value-type="float">
            <text:p>0.00 </text:p>
          </table:table-cell>
          <table:table-cell table:formula="of:=IF([.P224]=0;&quot;&quot;; IF([.P224]&gt;=0; &quot;Win&quot;; &quot;Loss&quot;)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ABS([.I225]-[.H225])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IF([.L225]=[.G225]; ([.L225]*[.M225])-([.G225]*[.H225]); 0)" office:value-type="float" office:value="0" calcext:value-type="float">
            <text:p>0.00 </text:p>
          </table:table-cell>
          <table:table-cell table:formula="of:=IF([.P225]=0;&quot;&quot;; IF([.P225]&gt;=0; &quot;Win&quot;; &quot;Loss&quot;)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ABS([.I226]-[.H226])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IF([.L226]=[.G226]; ([.L226]*[.M226])-([.G226]*[.H226]); 0)" office:value-type="float" office:value="0" calcext:value-type="float">
            <text:p>0.00 </text:p>
          </table:table-cell>
          <table:table-cell table:formula="of:=IF([.P226]=0;&quot;&quot;; IF([.P226]&gt;=0; &quot;Win&quot;; &quot;Loss&quot;)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ABS([.I227]-[.H227])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IF([.L227]=[.G227]; ([.L227]*[.M227])-([.G227]*[.H227]); 0)" office:value-type="float" office:value="0" calcext:value-type="float">
            <text:p>0.00 </text:p>
          </table:table-cell>
          <table:table-cell table:formula="of:=IF([.P227]=0;&quot;&quot;; IF([.P227]&gt;=0; &quot;Win&quot;; &quot;Loss&quot;)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ABS([.I228]-[.H228])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IF([.L228]=[.G228]; ([.L228]*[.M228])-([.G228]*[.H228]); 0)" office:value-type="float" office:value="0" calcext:value-type="float">
            <text:p>0.00 </text:p>
          </table:table-cell>
          <table:table-cell table:formula="of:=IF([.P228]=0;&quot;&quot;; IF([.P228]&gt;=0; &quot;Win&quot;; &quot;Loss&quot;)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ABS([.I229]-[.H229])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IF([.L229]=[.G229]; ([.L229]*[.M229])-([.G229]*[.H229]); 0)" office:value-type="float" office:value="0" calcext:value-type="float">
            <text:p>0.00 </text:p>
          </table:table-cell>
          <table:table-cell table:formula="of:=IF([.P229]=0;&quot;&quot;; IF([.P229]&gt;=0; &quot;Win&quot;; &quot;Loss&quot;)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ABS([.I230]-[.H230])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IF([.L230]=[.G230]; ([.L230]*[.M230])-([.G230]*[.H230]); 0)" office:value-type="float" office:value="0" calcext:value-type="float">
            <text:p>0.00 </text:p>
          </table:table-cell>
          <table:table-cell table:formula="of:=IF([.P230]=0;&quot;&quot;; IF([.P230]&gt;=0; &quot;Win&quot;; &quot;Loss&quot;)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ABS([.I231]-[.H231])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IF([.L231]=[.G231]; ([.L231]*[.M231])-([.G231]*[.H231]); 0)" office:value-type="float" office:value="0" calcext:value-type="float">
            <text:p>0.00 </text:p>
          </table:table-cell>
          <table:table-cell table:formula="of:=IF([.P231]=0;&quot;&quot;; IF([.P231]&gt;=0; &quot;Win&quot;; &quot;Loss&quot;)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ABS([.I232]-[.H232])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IF([.L232]=[.G232]; ([.L232]*[.M232])-([.G232]*[.H232]); 0)" office:value-type="float" office:value="0" calcext:value-type="float">
            <text:p>0.00 </text:p>
          </table:table-cell>
          <table:table-cell table:formula="of:=IF([.P232]=0;&quot;&quot;; IF([.P232]&gt;=0; &quot;Win&quot;; &quot;Loss&quot;)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ABS([.I233]-[.H233])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IF([.L233]=[.G233]; ([.L233]*[.M233])-([.G233]*[.H233]); 0)" office:value-type="float" office:value="0" calcext:value-type="float">
            <text:p>0.00 </text:p>
          </table:table-cell>
          <table:table-cell table:formula="of:=IF([.P233]=0;&quot;&quot;; IF([.P233]&gt;=0; &quot;Win&quot;; &quot;Loss&quot;)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ABS([.I234]-[.H234])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IF([.L234]=[.G234]; ([.L234]*[.M234])-([.G234]*[.H234]); 0)" office:value-type="float" office:value="0" calcext:value-type="float">
            <text:p>0.00 </text:p>
          </table:table-cell>
          <table:table-cell table:formula="of:=IF([.P234]=0;&quot;&quot;; IF([.P234]&gt;=0; &quot;Win&quot;; &quot;Loss&quot;)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ABS([.I235]-[.H235])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IF([.L235]=[.G235]; ([.L235]*[.M235])-([.G235]*[.H235]); 0)" office:value-type="float" office:value="0" calcext:value-type="float">
            <text:p>0.00 </text:p>
          </table:table-cell>
          <table:table-cell table:formula="of:=IF([.P235]=0;&quot;&quot;; IF([.P235]&gt;=0; &quot;Win&quot;; &quot;Loss&quot;)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ABS([.I236]-[.H236])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IF([.L236]=[.G236]; ([.L236]*[.M236])-([.G236]*[.H236]); 0)" office:value-type="float" office:value="0" calcext:value-type="float">
            <text:p>0.00 </text:p>
          </table:table-cell>
          <table:table-cell table:formula="of:=IF([.P236]=0;&quot;&quot;; IF([.P236]&gt;=0; &quot;Win&quot;; &quot;Loss&quot;)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ABS([.I237]-[.H237])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IF([.L237]=[.G237]; ([.L237]*[.M237])-([.G237]*[.H237]); 0)" office:value-type="float" office:value="0" calcext:value-type="float">
            <text:p>0.00 </text:p>
          </table:table-cell>
          <table:table-cell table:formula="of:=IF([.P237]=0;&quot;&quot;; IF([.P237]&gt;=0; &quot;Win&quot;; &quot;Loss&quot;)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ABS([.I238]-[.H238])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IF([.L238]=[.G238]; ([.L238]*[.M238])-([.G238]*[.H238]); 0)" office:value-type="float" office:value="0" calcext:value-type="float">
            <text:p>0.00 </text:p>
          </table:table-cell>
          <table:table-cell table:formula="of:=IF([.P238]=0;&quot;&quot;; IF([.P238]&gt;=0; &quot;Win&quot;; &quot;Loss&quot;)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ABS([.I239]-[.H239])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IF([.L239]=[.G239]; ([.L239]*[.M239])-([.G239]*[.H239]); 0)" office:value-type="float" office:value="0" calcext:value-type="float">
            <text:p>0.00 </text:p>
          </table:table-cell>
          <table:table-cell table:formula="of:=IF([.P239]=0;&quot;&quot;; IF([.P239]&gt;=0; &quot;Win&quot;; &quot;Loss&quot;)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ABS([.I240]-[.H240])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IF([.L240]=[.G240]; ([.L240]*[.M240])-([.G240]*[.H240]); 0)" office:value-type="float" office:value="0" calcext:value-type="float">
            <text:p>0.00 </text:p>
          </table:table-cell>
          <table:table-cell table:formula="of:=IF([.P240]=0;&quot;&quot;; IF([.P240]&gt;=0; &quot;Win&quot;; &quot;Loss&quot;)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ABS([.I241]-[.H241])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IF([.L241]=[.G241]; ([.L241]*[.M241])-([.G241]*[.H241]); 0)" office:value-type="float" office:value="0" calcext:value-type="float">
            <text:p>0.00 </text:p>
          </table:table-cell>
          <table:table-cell table:formula="of:=IF([.P241]=0;&quot;&quot;; IF([.P241]&gt;=0; &quot;Win&quot;; &quot;Loss&quot;)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ABS([.I242]-[.H242])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IF([.L242]=[.G242]; ([.L242]*[.M242])-([.G242]*[.H242]); 0)" office:value-type="float" office:value="0" calcext:value-type="float">
            <text:p>0.00 </text:p>
          </table:table-cell>
          <table:table-cell table:formula="of:=IF([.P242]=0;&quot;&quot;; IF([.P242]&gt;=0; &quot;Win&quot;; &quot;Loss&quot;)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ABS([.I243]-[.H243])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IF([.L243]=[.G243]; ([.L243]*[.M243])-([.G243]*[.H243]); 0)" office:value-type="float" office:value="0" calcext:value-type="float">
            <text:p>0.00 </text:p>
          </table:table-cell>
          <table:table-cell table:formula="of:=IF([.P243]=0;&quot;&quot;; IF([.P243]&gt;=0; &quot;Win&quot;; &quot;Loss&quot;)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ABS([.I244]-[.H244])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IF([.L244]=[.G244]; ([.L244]*[.M244])-([.G244]*[.H244]); 0)" office:value-type="float" office:value="0" calcext:value-type="float">
            <text:p>0.00 </text:p>
          </table:table-cell>
          <table:table-cell table:formula="of:=IF([.P244]=0;&quot;&quot;; IF([.P244]&gt;=0; &quot;Win&quot;; &quot;Loss&quot;)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ABS([.I245]-[.H245])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IF([.L245]=[.G245]; ([.L245]*[.M245])-([.G245]*[.H245]); 0)" office:value-type="float" office:value="0" calcext:value-type="float">
            <text:p>0.00 </text:p>
          </table:table-cell>
          <table:table-cell table:formula="of:=IF([.P245]=0;&quot;&quot;; IF([.P245]&gt;=0; &quot;Win&quot;; &quot;Loss&quot;)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ABS([.I246]-[.H246])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IF([.L246]=[.G246]; ([.L246]*[.M246])-([.G246]*[.H246]); 0)" office:value-type="float" office:value="0" calcext:value-type="float">
            <text:p>0.00 </text:p>
          </table:table-cell>
          <table:table-cell table:formula="of:=IF([.P246]=0;&quot;&quot;; IF([.P246]&gt;=0; &quot;Win&quot;; &quot;Loss&quot;)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ABS([.I247]-[.H247])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IF([.L247]=[.G247]; ([.L247]*[.M247])-([.G247]*[.H247]); 0)" office:value-type="float" office:value="0" calcext:value-type="float">
            <text:p>0.00 </text:p>
          </table:table-cell>
          <table:table-cell table:formula="of:=IF([.P247]=0;&quot;&quot;; IF([.P247]&gt;=0; &quot;Win&quot;; &quot;Loss&quot;)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ABS([.I248]-[.H248])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IF([.L248]=[.G248]; ([.L248]*[.M248])-([.G248]*[.H248]); 0)" office:value-type="float" office:value="0" calcext:value-type="float">
            <text:p>0.00 </text:p>
          </table:table-cell>
          <table:table-cell table:formula="of:=IF([.P248]=0;&quot;&quot;; IF([.P248]&gt;=0; &quot;Win&quot;; &quot;Loss&quot;)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ABS([.I249]-[.H249])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IF([.L249]=[.G249]; ([.L249]*[.M249])-([.G249]*[.H249]); 0)" office:value-type="float" office:value="0" calcext:value-type="float">
            <text:p>0.00 </text:p>
          </table:table-cell>
          <table:table-cell table:formula="of:=IF([.P249]=0;&quot;&quot;; IF([.P249]&gt;=0; &quot;Win&quot;; &quot;Loss&quot;)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ABS([.I250]-[.H250])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IF([.L250]=[.G250]; ([.L250]*[.M250])-([.G250]*[.H250]); 0)" office:value-type="float" office:value="0" calcext:value-type="float">
            <text:p>0.00 </text:p>
          </table:table-cell>
          <table:table-cell table:formula="of:=IF([.P250]=0;&quot;&quot;; IF([.P250]&gt;=0; &quot;Win&quot;; &quot;Loss&quot;)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ABS([.I251]-[.H251])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IF([.L251]=[.G251]; ([.L251]*[.M251])-([.G251]*[.H251]); 0)" office:value-type="float" office:value="0" calcext:value-type="float">
            <text:p>0.00 </text:p>
          </table:table-cell>
          <table:table-cell table:formula="of:=IF([.P251]=0;&quot;&quot;; IF([.P251]&gt;=0; &quot;Win&quot;; &quot;Loss&quot;)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ABS([.I252]-[.H252])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IF([.L252]=[.G252]; ([.L252]*[.M252])-([.G252]*[.H252]); 0)" office:value-type="float" office:value="0" calcext:value-type="float">
            <text:p>0.00 </text:p>
          </table:table-cell>
          <table:table-cell table:formula="of:=IF([.P252]=0;&quot;&quot;; IF([.P252]&gt;=0; &quot;Win&quot;; &quot;Loss&quot;)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ABS([.I253]-[.H253])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IF([.L253]=[.G253]; ([.L253]*[.M253])-([.G253]*[.H253]); 0)" office:value-type="float" office:value="0" calcext:value-type="float">
            <text:p>0.00 </text:p>
          </table:table-cell>
          <table:table-cell table:formula="of:=IF([.P253]=0;&quot;&quot;; IF([.P253]&gt;=0; &quot;Win&quot;; &quot;Loss&quot;)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ABS([.I254]-[.H254])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IF([.L254]=[.G254]; ([.L254]*[.M254])-([.G254]*[.H254]); 0)" office:value-type="float" office:value="0" calcext:value-type="float">
            <text:p>0.00 </text:p>
          </table:table-cell>
          <table:table-cell table:formula="of:=IF([.P254]=0;&quot;&quot;; IF([.P254]&gt;=0; &quot;Win&quot;; &quot;Loss&quot;)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ABS([.I255]-[.H255])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IF([.L255]=[.G255]; ([.L255]*[.M255])-([.G255]*[.H255]); 0)" office:value-type="float" office:value="0" calcext:value-type="float">
            <text:p>0.00 </text:p>
          </table:table-cell>
          <table:table-cell table:formula="of:=IF([.P255]=0;&quot;&quot;; IF([.P255]&gt;=0; &quot;Win&quot;; &quot;Loss&quot;)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ABS([.I256]-[.H256])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IF([.L256]=[.G256]; ([.L256]*[.M256])-([.G256]*[.H256]); 0)" office:value-type="float" office:value="0" calcext:value-type="float">
            <text:p>0.00 </text:p>
          </table:table-cell>
          <table:table-cell table:formula="of:=IF([.P256]=0;&quot;&quot;; IF([.P256]&gt;=0; &quot;Win&quot;; &quot;Loss&quot;)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ABS([.I257]-[.H257])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IF([.L257]=[.G257]; ([.L257]*[.M257])-([.G257]*[.H257]); 0)" office:value-type="float" office:value="0" calcext:value-type="float">
            <text:p>0.00 </text:p>
          </table:table-cell>
          <table:table-cell table:formula="of:=IF([.P257]=0;&quot;&quot;; IF([.P257]&gt;=0; &quot;Win&quot;; &quot;Loss&quot;)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ABS([.I258]-[.H258])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IF([.L258]=[.G258]; ([.L258]*[.M258])-([.G258]*[.H258]); 0)" office:value-type="float" office:value="0" calcext:value-type="float">
            <text:p>0.00 </text:p>
          </table:table-cell>
          <table:table-cell table:formula="of:=IF([.P258]=0;&quot;&quot;; IF([.P258]&gt;=0; &quot;Win&quot;; &quot;Loss&quot;)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ABS([.I259]-[.H259])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IF([.L259]=[.G259]; ([.L259]*[.M259])-([.G259]*[.H259]); 0)" office:value-type="float" office:value="0" calcext:value-type="float">
            <text:p>0.00 </text:p>
          </table:table-cell>
          <table:table-cell table:formula="of:=IF([.P259]=0;&quot;&quot;; IF([.P259]&gt;=0; &quot;Win&quot;; &quot;Loss&quot;)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ABS([.I260]-[.H260])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IF([.L260]=[.G260]; ([.L260]*[.M260])-([.G260]*[.H260]); 0)" office:value-type="float" office:value="0" calcext:value-type="float">
            <text:p>0.00 </text:p>
          </table:table-cell>
          <table:table-cell table:formula="of:=IF([.P260]=0;&quot;&quot;; IF([.P260]&gt;=0; &quot;Win&quot;; &quot;Loss&quot;)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ABS([.I261]-[.H261])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IF([.L261]=[.G261]; ([.L261]*[.M261])-([.G261]*[.H261]); 0)" office:value-type="float" office:value="0" calcext:value-type="float">
            <text:p>0.00 </text:p>
          </table:table-cell>
          <table:table-cell table:formula="of:=IF([.P261]=0;&quot;&quot;; IF([.P261]&gt;=0; &quot;Win&quot;; &quot;Loss&quot;)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ABS([.I262]-[.H262])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IF([.L262]=[.G262]; ([.L262]*[.M262])-([.G262]*[.H262]); 0)" office:value-type="float" office:value="0" calcext:value-type="float">
            <text:p>0.00 </text:p>
          </table:table-cell>
          <table:table-cell table:formula="of:=IF([.P262]=0;&quot;&quot;; IF([.P262]&gt;=0; &quot;Win&quot;; &quot;Loss&quot;)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ABS([.I263]-[.H263])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IF([.L263]=[.G263]; ([.L263]*[.M263])-([.G263]*[.H263]); 0)" office:value-type="float" office:value="0" calcext:value-type="float">
            <text:p>0.00 </text:p>
          </table:table-cell>
          <table:table-cell table:formula="of:=IF([.P263]=0;&quot;&quot;; IF([.P263]&gt;=0; &quot;Win&quot;; &quot;Loss&quot;)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ABS([.I264]-[.H264])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IF([.L264]=[.G264]; ([.L264]*[.M264])-([.G264]*[.H264]); 0)" office:value-type="float" office:value="0" calcext:value-type="float">
            <text:p>0.00 </text:p>
          </table:table-cell>
          <table:table-cell table:formula="of:=IF([.P264]=0;&quot;&quot;; IF([.P264]&gt;=0; &quot;Win&quot;; &quot;Loss&quot;)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ABS([.I265]-[.H265])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IF([.L265]=[.G265]; ([.L265]*[.M265])-([.G265]*[.H265]); 0)" office:value-type="float" office:value="0" calcext:value-type="float">
            <text:p>0.00 </text:p>
          </table:table-cell>
          <table:table-cell table:formula="of:=IF([.P265]=0;&quot;&quot;; IF([.P265]&gt;=0; &quot;Win&quot;; &quot;Loss&quot;)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ABS([.I266]-[.H266])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IF([.L266]=[.G266]; ([.L266]*[.M266])-([.G266]*[.H266]); 0)" office:value-type="float" office:value="0" calcext:value-type="float">
            <text:p>0.00 </text:p>
          </table:table-cell>
          <table:table-cell table:formula="of:=IF([.P266]=0;&quot;&quot;; IF([.P266]&gt;=0; &quot;Win&quot;; &quot;Loss&quot;)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ABS([.I267]-[.H267])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IF([.L267]=[.G267]; ([.L267]*[.M267])-([.G267]*[.H267]); 0)" office:value-type="float" office:value="0" calcext:value-type="float">
            <text:p>0.00 </text:p>
          </table:table-cell>
          <table:table-cell table:formula="of:=IF([.P267]=0;&quot;&quot;; IF([.P267]&gt;=0; &quot;Win&quot;; &quot;Loss&quot;)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ABS([.I268]-[.H268])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IF([.L268]=[.G268]; ([.L268]*[.M268])-([.G268]*[.H268]); 0)" office:value-type="float" office:value="0" calcext:value-type="float">
            <text:p>0.00 </text:p>
          </table:table-cell>
          <table:table-cell table:formula="of:=IF([.P268]=0;&quot;&quot;; IF([.P268]&gt;=0; &quot;Win&quot;; &quot;Loss&quot;)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ABS([.I269]-[.H269])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IF([.L269]=[.G269]; ([.L269]*[.M269])-([.G269]*[.H269]); 0)" office:value-type="float" office:value="0" calcext:value-type="float">
            <text:p>0.00 </text:p>
          </table:table-cell>
          <table:table-cell table:formula="of:=IF([.P269]=0;&quot;&quot;; IF([.P269]&gt;=0; &quot;Win&quot;; &quot;Loss&quot;)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ABS([.I270]-[.H270])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IF([.L270]=[.G270]; ([.L270]*[.M270])-([.G270]*[.H270]); 0)" office:value-type="float" office:value="0" calcext:value-type="float">
            <text:p>0.00 </text:p>
          </table:table-cell>
          <table:table-cell table:formula="of:=IF([.P270]=0;&quot;&quot;; IF([.P270]&gt;=0; &quot;Win&quot;; &quot;Loss&quot;)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ABS([.I271]-[.H271])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IF([.L271]=[.G271]; ([.L271]*[.M271])-([.G271]*[.H271]); 0)" office:value-type="float" office:value="0" calcext:value-type="float">
            <text:p>0.00 </text:p>
          </table:table-cell>
          <table:table-cell table:formula="of:=IF([.P271]=0;&quot;&quot;; IF([.P271]&gt;=0; &quot;Win&quot;; &quot;Loss&quot;)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ABS([.I272]-[.H272])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IF([.L272]=[.G272]; ([.L272]*[.M272])-([.G272]*[.H272]); 0)" office:value-type="float" office:value="0" calcext:value-type="float">
            <text:p>0.00 </text:p>
          </table:table-cell>
          <table:table-cell table:formula="of:=IF([.P272]=0;&quot;&quot;; IF([.P272]&gt;=0; &quot;Win&quot;; &quot;Loss&quot;)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ABS([.I273]-[.H273])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IF([.L273]=[.G273]; ([.L273]*[.M273])-([.G273]*[.H273]); 0)" office:value-type="float" office:value="0" calcext:value-type="float">
            <text:p>0.00 </text:p>
          </table:table-cell>
          <table:table-cell table:formula="of:=IF([.P273]=0;&quot;&quot;; IF([.P273]&gt;=0; &quot;Win&quot;; &quot;Loss&quot;)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ABS([.I274]-[.H274])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IF([.L274]=[.G274]; ([.L274]*[.M274])-([.G274]*[.H274]); 0)" office:value-type="float" office:value="0" calcext:value-type="float">
            <text:p>0.00 </text:p>
          </table:table-cell>
          <table:table-cell table:formula="of:=IF([.P274]=0;&quot;&quot;; IF([.P274]&gt;=0; &quot;Win&quot;; &quot;Loss&quot;)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ABS([.I275]-[.H275])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IF([.L275]=[.G275]; ([.L275]*[.M275])-([.G275]*[.H275]); 0)" office:value-type="float" office:value="0" calcext:value-type="float">
            <text:p>0.00 </text:p>
          </table:table-cell>
          <table:table-cell table:formula="of:=IF([.P275]=0;&quot;&quot;; IF([.P275]&gt;=0; &quot;Win&quot;; &quot;Loss&quot;)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ABS([.I276]-[.H276])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IF([.L276]=[.G276]; ([.L276]*[.M276])-([.G276]*[.H276]); 0)" office:value-type="float" office:value="0" calcext:value-type="float">
            <text:p>0.00 </text:p>
          </table:table-cell>
          <table:table-cell table:formula="of:=IF([.P276]=0;&quot;&quot;; IF([.P276]&gt;=0; &quot;Win&quot;; &quot;Loss&quot;)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ABS([.I277]-[.H277])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IF([.L277]=[.G277]; ([.L277]*[.M277])-([.G277]*[.H277]); 0)" office:value-type="float" office:value="0" calcext:value-type="float">
            <text:p>0.00 </text:p>
          </table:table-cell>
          <table:table-cell table:formula="of:=IF([.P277]=0;&quot;&quot;; IF([.P277]&gt;=0; &quot;Win&quot;; &quot;Loss&quot;)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ABS([.I278]-[.H278])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IF([.L278]=[.G278]; ([.L278]*[.M278])-([.G278]*[.H278]); 0)" office:value-type="float" office:value="0" calcext:value-type="float">
            <text:p>0.00 </text:p>
          </table:table-cell>
          <table:table-cell table:formula="of:=IF([.P278]=0;&quot;&quot;; IF([.P278]&gt;=0; &quot;Win&quot;; &quot;Loss&quot;)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ABS([.I279]-[.H279])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IF([.L279]=[.G279]; ([.L279]*[.M279])-([.G279]*[.H279]); 0)" office:value-type="float" office:value="0" calcext:value-type="float">
            <text:p>0.00 </text:p>
          </table:table-cell>
          <table:table-cell table:formula="of:=IF([.P279]=0;&quot;&quot;; IF([.P279]&gt;=0; &quot;Win&quot;; &quot;Loss&quot;)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ABS([.I280]-[.H280])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IF([.L280]=[.G280]; ([.L280]*[.M280])-([.G280]*[.H280]); 0)" office:value-type="float" office:value="0" calcext:value-type="float">
            <text:p>0.00 </text:p>
          </table:table-cell>
          <table:table-cell table:formula="of:=IF([.P280]=0;&quot;&quot;; IF([.P280]&gt;=0; &quot;Win&quot;; &quot;Loss&quot;)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ABS([.I281]-[.H281])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IF([.L281]=[.G281]; ([.L281]*[.M281])-([.G281]*[.H281]); 0)" office:value-type="float" office:value="0" calcext:value-type="float">
            <text:p>0.00 </text:p>
          </table:table-cell>
          <table:table-cell table:formula="of:=IF([.P281]=0;&quot;&quot;; IF([.P281]&gt;=0; &quot;Win&quot;; &quot;Loss&quot;)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ABS([.I282]-[.H282])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IF([.L282]=[.G282]; ([.L282]*[.M282])-([.G282]*[.H282]); 0)" office:value-type="float" office:value="0" calcext:value-type="float">
            <text:p>0.00 </text:p>
          </table:table-cell>
          <table:table-cell table:formula="of:=IF([.P282]=0;&quot;&quot;; IF([.P282]&gt;=0; &quot;Win&quot;; &quot;Loss&quot;)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ABS([.I283]-[.H283])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IF([.L283]=[.G283]; ([.L283]*[.M283])-([.G283]*[.H283]); 0)" office:value-type="float" office:value="0" calcext:value-type="float">
            <text:p>0.00 </text:p>
          </table:table-cell>
          <table:table-cell table:formula="of:=IF([.P283]=0;&quot;&quot;; IF([.P283]&gt;=0; &quot;Win&quot;; &quot;Loss&quot;)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ABS([.I284]-[.H284])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IF([.L284]=[.G284]; ([.L284]*[.M284])-([.G284]*[.H284]); 0)" office:value-type="float" office:value="0" calcext:value-type="float">
            <text:p>0.00 </text:p>
          </table:table-cell>
          <table:table-cell table:formula="of:=IF([.P284]=0;&quot;&quot;; IF([.P284]&gt;=0; &quot;Win&quot;; &quot;Loss&quot;)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ABS([.I285]-[.H285])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IF([.L285]=[.G285]; ([.L285]*[.M285])-([.G285]*[.H285]); 0)" office:value-type="float" office:value="0" calcext:value-type="float">
            <text:p>0.00 </text:p>
          </table:table-cell>
          <table:table-cell table:formula="of:=IF([.P285]=0;&quot;&quot;; IF([.P285]&gt;=0; &quot;Win&quot;; &quot;Loss&quot;)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ABS([.I286]-[.H286])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IF([.L286]=[.G286]; ([.L286]*[.M286])-([.G286]*[.H286]); 0)" office:value-type="float" office:value="0" calcext:value-type="float">
            <text:p>0.00 </text:p>
          </table:table-cell>
          <table:table-cell table:formula="of:=IF([.P286]=0;&quot;&quot;; IF([.P286]&gt;=0; &quot;Win&quot;; &quot;Loss&quot;)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ABS([.I287]-[.H287])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IF([.L287]=[.G287]; ([.L287]*[.M287])-([.G287]*[.H287]); 0)" office:value-type="float" office:value="0" calcext:value-type="float">
            <text:p>0.00 </text:p>
          </table:table-cell>
          <table:table-cell table:formula="of:=IF([.P287]=0;&quot;&quot;; IF([.P287]&gt;=0; &quot;Win&quot;; &quot;Loss&quot;)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ABS([.I288]-[.H288])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IF([.L288]=[.G288]; ([.L288]*[.M288])-([.G288]*[.H288]); 0)" office:value-type="float" office:value="0" calcext:value-type="float">
            <text:p>0.00 </text:p>
          </table:table-cell>
          <table:table-cell table:formula="of:=IF([.P288]=0;&quot;&quot;; IF([.P288]&gt;=0; &quot;Win&quot;; &quot;Loss&quot;)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ABS([.I289]-[.H289])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IF([.L289]=[.G289]; ([.L289]*[.M289])-([.G289]*[.H289]); 0)" office:value-type="float" office:value="0" calcext:value-type="float">
            <text:p>0.00 </text:p>
          </table:table-cell>
          <table:table-cell table:formula="of:=IF([.P289]=0;&quot;&quot;; IF([.P289]&gt;=0; &quot;Win&quot;; &quot;Loss&quot;)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ABS([.I290]-[.H290])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IF([.L290]=[.G290]; ([.L290]*[.M290])-([.G290]*[.H290]); 0)" office:value-type="float" office:value="0" calcext:value-type="float">
            <text:p>0.00 </text:p>
          </table:table-cell>
          <table:table-cell table:formula="of:=IF([.P290]=0;&quot;&quot;; IF([.P290]&gt;=0; &quot;Win&quot;; &quot;Loss&quot;)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ABS([.I291]-[.H291])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IF([.L291]=[.G291]; ([.L291]*[.M291])-([.G291]*[.H291]); 0)" office:value-type="float" office:value="0" calcext:value-type="float">
            <text:p>0.00 </text:p>
          </table:table-cell>
          <table:table-cell table:formula="of:=IF([.P291]=0;&quot;&quot;; IF([.P291]&gt;=0; &quot;Win&quot;; &quot;Loss&quot;)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ABS([.I292]-[.H292])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IF([.L292]=[.G292]; ([.L292]*[.M292])-([.G292]*[.H292]); 0)" office:value-type="float" office:value="0" calcext:value-type="float">
            <text:p>0.00 </text:p>
          </table:table-cell>
          <table:table-cell table:formula="of:=IF([.P292]=0;&quot;&quot;; IF([.P292]&gt;=0; &quot;Win&quot;; &quot;Loss&quot;)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ABS([.I293]-[.H293])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IF([.L293]=[.G293]; ([.L293]*[.M293])-([.G293]*[.H293]); 0)" office:value-type="float" office:value="0" calcext:value-type="float">
            <text:p>0.00 </text:p>
          </table:table-cell>
          <table:table-cell table:formula="of:=IF([.P293]=0;&quot;&quot;; IF([.P293]&gt;=0; &quot;Win&quot;; &quot;Loss&quot;)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ABS([.I294]-[.H294])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IF([.L294]=[.G294]; ([.L294]*[.M294])-([.G294]*[.H294]); 0)" office:value-type="float" office:value="0" calcext:value-type="float">
            <text:p>0.00 </text:p>
          </table:table-cell>
          <table:table-cell table:formula="of:=IF([.P294]=0;&quot;&quot;; IF([.P294]&gt;=0; &quot;Win&quot;; &quot;Loss&quot;)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ABS([.I295]-[.H295])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IF([.L295]=[.G295]; ([.L295]*[.M295])-([.G295]*[.H295]); 0)" office:value-type="float" office:value="0" calcext:value-type="float">
            <text:p>0.00 </text:p>
          </table:table-cell>
          <table:table-cell table:formula="of:=IF([.P295]=0;&quot;&quot;; IF([.P295]&gt;=0; &quot;Win&quot;; &quot;Loss&quot;)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ABS([.I296]-[.H296])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IF([.L296]=[.G296]; ([.L296]*[.M296])-([.G296]*[.H296]); 0)" office:value-type="float" office:value="0" calcext:value-type="float">
            <text:p>0.00 </text:p>
          </table:table-cell>
          <table:table-cell table:formula="of:=IF([.P296]=0;&quot;&quot;; IF([.P296]&gt;=0; &quot;Win&quot;; &quot;Loss&quot;)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ABS([.I297]-[.H297])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IF([.L297]=[.G297]; ([.L297]*[.M297])-([.G297]*[.H297]); 0)" office:value-type="float" office:value="0" calcext:value-type="float">
            <text:p>0.00 </text:p>
          </table:table-cell>
          <table:table-cell table:formula="of:=IF([.P297]=0;&quot;&quot;; IF([.P297]&gt;=0; &quot;Win&quot;; &quot;Loss&quot;)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ABS([.I298]-[.H298])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IF([.L298]=[.G298]; ([.L298]*[.M298])-([.G298]*[.H298]); 0)" office:value-type="float" office:value="0" calcext:value-type="float">
            <text:p>0.00 </text:p>
          </table:table-cell>
          <table:table-cell table:formula="of:=IF([.P298]=0;&quot;&quot;; IF([.P298]&gt;=0; &quot;Win&quot;; &quot;Loss&quot;)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ABS([.I299]-[.H299])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IF([.L299]=[.G299]; ([.L299]*[.M299])-([.G299]*[.H299]); 0)" office:value-type="float" office:value="0" calcext:value-type="float">
            <text:p>0.00 </text:p>
          </table:table-cell>
          <table:table-cell table:formula="of:=IF([.P299]=0;&quot;&quot;; IF([.P299]&gt;=0; &quot;Win&quot;; &quot;Loss&quot;)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ABS([.I300]-[.H300])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IF([.L300]=[.G300]; ([.L300]*[.M300])-([.G300]*[.H300]); 0)" office:value-type="float" office:value="0" calcext:value-type="float">
            <text:p>0.00 </text:p>
          </table:table-cell>
          <table:table-cell table:formula="of:=IF([.P300]=0;&quot;&quot;; IF([.P300]&gt;=0; &quot;Win&quot;; &quot;Loss&quot;)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ABS([.I301]-[.H301])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IF([.L301]=[.G301]; ([.L301]*[.M301])-([.G301]*[.H301]); 0)" office:value-type="float" office:value="0" calcext:value-type="float">
            <text:p>0.00 </text:p>
          </table:table-cell>
          <table:table-cell table:formula="of:=IF([.P301]=0;&quot;&quot;; IF([.P301]&gt;=0; &quot;Win&quot;; &quot;Loss&quot;)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ABS([.I302]-[.H302])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IF([.L302]=[.G302]; ([.L302]*[.M302])-([.G302]*[.H302]); 0)" office:value-type="float" office:value="0" calcext:value-type="float">
            <text:p>0.00 </text:p>
          </table:table-cell>
          <table:table-cell table:formula="of:=IF([.P302]=0;&quot;&quot;; IF([.P302]&gt;=0; &quot;Win&quot;; &quot;Loss&quot;)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ABS([.I303]-[.H303])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IF([.L303]=[.G303]; ([.L303]*[.M303])-([.G303]*[.H303]); 0)" office:value-type="float" office:value="0" calcext:value-type="float">
            <text:p>0.00 </text:p>
          </table:table-cell>
          <table:table-cell table:formula="of:=IF([.P303]=0;&quot;&quot;; IF([.P303]&gt;=0; &quot;Win&quot;; &quot;Loss&quot;)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ABS([.I304]-[.H304])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IF([.L304]=[.G304]; ([.L304]*[.M304])-([.G304]*[.H304]); 0)" office:value-type="float" office:value="0" calcext:value-type="float">
            <text:p>0.00 </text:p>
          </table:table-cell>
          <table:table-cell table:formula="of:=IF([.P304]=0;&quot;&quot;; IF([.P304]&gt;=0; &quot;Win&quot;; &quot;Loss&quot;)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ABS([.I305]-[.H305])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IF([.L305]=[.G305]; ([.L305]*[.M305])-([.G305]*[.H305]); 0)" office:value-type="float" office:value="0" calcext:value-type="float">
            <text:p>0.00 </text:p>
          </table:table-cell>
          <table:table-cell table:formula="of:=IF([.P305]=0;&quot;&quot;; IF([.P305]&gt;=0; &quot;Win&quot;; &quot;Loss&quot;)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ABS([.I306]-[.H306])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IF([.L306]=[.G306]; ([.L306]*[.M306])-([.G306]*[.H306]); 0)" office:value-type="float" office:value="0" calcext:value-type="float">
            <text:p>0.00 </text:p>
          </table:table-cell>
          <table:table-cell table:formula="of:=IF([.P306]=0;&quot;&quot;; IF([.P306]&gt;=0; &quot;Win&quot;; &quot;Loss&quot;)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ABS([.I307]-[.H307])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IF([.L307]=[.G307]; ([.L307]*[.M307])-([.G307]*[.H307]); 0)" office:value-type="float" office:value="0" calcext:value-type="float">
            <text:p>0.00 </text:p>
          </table:table-cell>
          <table:table-cell table:formula="of:=IF([.P307]=0;&quot;&quot;; IF([.P307]&gt;=0; &quot;Win&quot;; &quot;Loss&quot;)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ABS([.I308]-[.H308])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IF([.L308]=[.G308]; ([.L308]*[.M308])-([.G308]*[.H308]); 0)" office:value-type="float" office:value="0" calcext:value-type="float">
            <text:p>0.00 </text:p>
          </table:table-cell>
          <table:table-cell table:formula="of:=IF([.P308]=0;&quot;&quot;; IF([.P308]&gt;=0; &quot;Win&quot;; &quot;Loss&quot;)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ABS([.I309]-[.H309])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IF([.L309]=[.G309]; ([.L309]*[.M309])-([.G309]*[.H309]); 0)" office:value-type="float" office:value="0" calcext:value-type="float">
            <text:p>0.00 </text:p>
          </table:table-cell>
          <table:table-cell table:formula="of:=IF([.P309]=0;&quot;&quot;; IF([.P309]&gt;=0; &quot;Win&quot;; &quot;Loss&quot;)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ABS([.I310]-[.H310])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IF([.L310]=[.G310]; ([.L310]*[.M310])-([.G310]*[.H310]); 0)" office:value-type="float" office:value="0" calcext:value-type="float">
            <text:p>0.00 </text:p>
          </table:table-cell>
          <table:table-cell table:formula="of:=IF([.P310]=0;&quot;&quot;; IF([.P310]&gt;=0; &quot;Win&quot;; &quot;Loss&quot;)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ABS([.I311]-[.H311])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IF([.L311]=[.G311]; ([.L311]*[.M311])-([.G311]*[.H311]); 0)" office:value-type="float" office:value="0" calcext:value-type="float">
            <text:p>0.00 </text:p>
          </table:table-cell>
          <table:table-cell table:formula="of:=IF([.P311]=0;&quot;&quot;; IF([.P311]&gt;=0; &quot;Win&quot;; &quot;Loss&quot;)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ABS([.I312]-[.H312])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IF([.L312]=[.G312]; ([.L312]*[.M312])-([.G312]*[.H312]); 0)" office:value-type="float" office:value="0" calcext:value-type="float">
            <text:p>0.00 </text:p>
          </table:table-cell>
          <table:table-cell table:formula="of:=IF([.P312]=0;&quot;&quot;; IF([.P312]&gt;=0; &quot;Win&quot;; &quot;Loss&quot;)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ABS([.I313]-[.H313])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IF([.L313]=[.G313]; ([.L313]*[.M313])-([.G313]*[.H313]); 0)" office:value-type="float" office:value="0" calcext:value-type="float">
            <text:p>0.00 </text:p>
          </table:table-cell>
          <table:table-cell table:formula="of:=IF([.P313]=0;&quot;&quot;; IF([.P313]&gt;=0; &quot;Win&quot;; &quot;Loss&quot;)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ABS([.I314]-[.H314])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IF([.L314]=[.G314]; ([.L314]*[.M314])-([.G314]*[.H314]); 0)" office:value-type="float" office:value="0" calcext:value-type="float">
            <text:p>0.00 </text:p>
          </table:table-cell>
          <table:table-cell table:formula="of:=IF([.P314]=0;&quot;&quot;; IF([.P314]&gt;=0; &quot;Win&quot;; &quot;Loss&quot;)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ABS([.I315]-[.H315])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IF([.L315]=[.G315]; ([.L315]*[.M315])-([.G315]*[.H315]); 0)" office:value-type="float" office:value="0" calcext:value-type="float">
            <text:p>0.00 </text:p>
          </table:table-cell>
          <table:table-cell table:formula="of:=IF([.P315]=0;&quot;&quot;; IF([.P315]&gt;=0; &quot;Win&quot;; &quot;Loss&quot;)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ABS([.I316]-[.H316])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IF([.L316]=[.G316]; ([.L316]*[.M316])-([.G316]*[.H316]); 0)" office:value-type="float" office:value="0" calcext:value-type="float">
            <text:p>0.00 </text:p>
          </table:table-cell>
          <table:table-cell table:formula="of:=IF([.P316]=0;&quot;&quot;; IF([.P316]&gt;=0; &quot;Win&quot;; &quot;Loss&quot;)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ABS([.I317]-[.H317])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IF([.L317]=[.G317]; ([.L317]*[.M317])-([.G317]*[.H317]); 0)" office:value-type="float" office:value="0" calcext:value-type="float">
            <text:p>0.00 </text:p>
          </table:table-cell>
          <table:table-cell table:formula="of:=IF([.P317]=0;&quot;&quot;; IF([.P317]&gt;=0; &quot;Win&quot;; &quot;Loss&quot;)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ABS([.I318]-[.H318])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IF([.L318]=[.G318]; ([.L318]*[.M318])-([.G318]*[.H318]); 0)" office:value-type="float" office:value="0" calcext:value-type="float">
            <text:p>0.00 </text:p>
          </table:table-cell>
          <table:table-cell table:formula="of:=IF([.P318]=0;&quot;&quot;; IF([.P318]&gt;=0; &quot;Win&quot;; &quot;Loss&quot;)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ABS([.I319]-[.H319])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IF([.L319]=[.G319]; ([.L319]*[.M319])-([.G319]*[.H319]); 0)" office:value-type="float" office:value="0" calcext:value-type="float">
            <text:p>0.00 </text:p>
          </table:table-cell>
          <table:table-cell table:formula="of:=IF([.P319]=0;&quot;&quot;; IF([.P319]&gt;=0; &quot;Win&quot;; &quot;Loss&quot;)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ABS([.I320]-[.H320])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IF([.L320]=[.G320]; ([.L320]*[.M320])-([.G320]*[.H320]); 0)" office:value-type="float" office:value="0" calcext:value-type="float">
            <text:p>0.00 </text:p>
          </table:table-cell>
          <table:table-cell table:formula="of:=IF([.P320]=0;&quot;&quot;; IF([.P320]&gt;=0; &quot;Win&quot;; &quot;Loss&quot;)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ABS([.I321]-[.H321])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IF([.L321]=[.G321]; ([.L321]*[.M321])-([.G321]*[.H321]); 0)" office:value-type="float" office:value="0" calcext:value-type="float">
            <text:p>0.00 </text:p>
          </table:table-cell>
          <table:table-cell table:formula="of:=IF([.P321]=0;&quot;&quot;; IF([.P321]&gt;=0; &quot;Win&quot;; &quot;Loss&quot;)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ABS([.I322]-[.H322])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IF([.L322]=[.G322]; ([.L322]*[.M322])-([.G322]*[.H322]); 0)" office:value-type="float" office:value="0" calcext:value-type="float">
            <text:p>0.00 </text:p>
          </table:table-cell>
          <table:table-cell table:formula="of:=IF([.P322]=0;&quot;&quot;; IF([.P322]&gt;=0; &quot;Win&quot;; &quot;Loss&quot;)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ABS([.I323]-[.H323])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IF([.L323]=[.G323]; ([.L323]*[.M323])-([.G323]*[.H323]); 0)" office:value-type="float" office:value="0" calcext:value-type="float">
            <text:p>0.00 </text:p>
          </table:table-cell>
          <table:table-cell table:formula="of:=IF([.P323]=0;&quot;&quot;; IF([.P323]&gt;=0; &quot;Win&quot;; &quot;Loss&quot;)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ABS([.I324]-[.H324])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IF([.L324]=[.G324]; ([.L324]*[.M324])-([.G324]*[.H324]); 0)" office:value-type="float" office:value="0" calcext:value-type="float">
            <text:p>0.00 </text:p>
          </table:table-cell>
          <table:table-cell table:formula="of:=IF([.P324]=0;&quot;&quot;; IF([.P324]&gt;=0; &quot;Win&quot;; &quot;Loss&quot;)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ABS([.I325]-[.H325])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IF([.L325]=[.G325]; ([.L325]*[.M325])-([.G325]*[.H325]); 0)" office:value-type="float" office:value="0" calcext:value-type="float">
            <text:p>0.00 </text:p>
          </table:table-cell>
          <table:table-cell table:formula="of:=IF([.P325]=0;&quot;&quot;; IF([.P325]&gt;=0; &quot;Win&quot;; &quot;Loss&quot;)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ABS([.I326]-[.H326])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IF([.L326]=[.G326]; ([.L326]*[.M326])-([.G326]*[.H326]); 0)" office:value-type="float" office:value="0" calcext:value-type="float">
            <text:p>0.00 </text:p>
          </table:table-cell>
          <table:table-cell table:formula="of:=IF([.P326]=0;&quot;&quot;; IF([.P326]&gt;=0; &quot;Win&quot;; &quot;Loss&quot;)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ABS([.I327]-[.H327])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IF([.L327]=[.G327]; ([.L327]*[.M327])-([.G327]*[.H327]); 0)" office:value-type="float" office:value="0" calcext:value-type="float">
            <text:p>0.00 </text:p>
          </table:table-cell>
          <table:table-cell table:formula="of:=IF([.P327]=0;&quot;&quot;; IF([.P327]&gt;=0; &quot;Win&quot;; &quot;Loss&quot;)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ABS([.I328]-[.H328])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IF([.L328]=[.G328]; ([.L328]*[.M328])-([.G328]*[.H328]); 0)" office:value-type="float" office:value="0" calcext:value-type="float">
            <text:p>0.00 </text:p>
          </table:table-cell>
          <table:table-cell table:formula="of:=IF([.P328]=0;&quot;&quot;; IF([.P328]&gt;=0; &quot;Win&quot;; &quot;Loss&quot;)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ABS([.I329]-[.H329])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IF([.L329]=[.G329]; ([.L329]*[.M329])-([.G329]*[.H329]); 0)" office:value-type="float" office:value="0" calcext:value-type="float">
            <text:p>0.00 </text:p>
          </table:table-cell>
          <table:table-cell table:formula="of:=IF([.P329]=0;&quot;&quot;; IF([.P329]&gt;=0; &quot;Win&quot;; &quot;Loss&quot;)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ABS([.I330]-[.H330])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IF([.L330]=[.G330]; ([.L330]*[.M330])-([.G330]*[.H330]); 0)" office:value-type="float" office:value="0" calcext:value-type="float">
            <text:p>0.00 </text:p>
          </table:table-cell>
          <table:table-cell table:formula="of:=IF([.P330]=0;&quot;&quot;; IF([.P330]&gt;=0; &quot;Win&quot;; &quot;Loss&quot;)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ABS([.I331]-[.H331])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IF([.L331]=[.G331]; ([.L331]*[.M331])-([.G331]*[.H331]); 0)" office:value-type="float" office:value="0" calcext:value-type="float">
            <text:p>0.00 </text:p>
          </table:table-cell>
          <table:table-cell table:formula="of:=IF([.P331]=0;&quot;&quot;; IF([.P331]&gt;=0; &quot;Win&quot;; &quot;Loss&quot;)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ABS([.I332]-[.H332])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IF([.L332]=[.G332]; ([.L332]*[.M332])-([.G332]*[.H332]); 0)" office:value-type="float" office:value="0" calcext:value-type="float">
            <text:p>0.00 </text:p>
          </table:table-cell>
          <table:table-cell table:formula="of:=IF([.P332]=0;&quot;&quot;; IF([.P332]&gt;=0; &quot;Win&quot;; &quot;Loss&quot;)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ABS([.I333]-[.H333])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IF([.L333]=[.G333]; ([.L333]*[.M333])-([.G333]*[.H333]); 0)" office:value-type="float" office:value="0" calcext:value-type="float">
            <text:p>0.00 </text:p>
          </table:table-cell>
          <table:table-cell table:formula="of:=IF([.P333]=0;&quot;&quot;; IF([.P333]&gt;=0; &quot;Win&quot;; &quot;Loss&quot;)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ABS([.I334]-[.H334])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IF([.L334]=[.G334]; ([.L334]*[.M334])-([.G334]*[.H334]); 0)" office:value-type="float" office:value="0" calcext:value-type="float">
            <text:p>0.00 </text:p>
          </table:table-cell>
          <table:table-cell table:formula="of:=IF([.P334]=0;&quot;&quot;; IF([.P334]&gt;=0; &quot;Win&quot;; &quot;Loss&quot;)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ABS([.I335]-[.H335])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IF([.L335]=[.G335]; ([.L335]*[.M335])-([.G335]*[.H335]); 0)" office:value-type="float" office:value="0" calcext:value-type="float">
            <text:p>0.00 </text:p>
          </table:table-cell>
          <table:table-cell table:formula="of:=IF([.P335]=0;&quot;&quot;; IF([.P335]&gt;=0; &quot;Win&quot;; &quot;Loss&quot;)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ABS([.I336]-[.H336])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IF([.L336]=[.G336]; ([.L336]*[.M336])-([.G336]*[.H336]); 0)" office:value-type="float" office:value="0" calcext:value-type="float">
            <text:p>0.00 </text:p>
          </table:table-cell>
          <table:table-cell table:formula="of:=IF([.P336]=0;&quot;&quot;; IF([.P336]&gt;=0; &quot;Win&quot;; &quot;Loss&quot;)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ABS([.I337]-[.H337])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IF([.L337]=[.G337]; ([.L337]*[.M337])-([.G337]*[.H337]); 0)" office:value-type="float" office:value="0" calcext:value-type="float">
            <text:p>0.00 </text:p>
          </table:table-cell>
          <table:table-cell table:formula="of:=IF([.P337]=0;&quot;&quot;; IF([.P337]&gt;=0; &quot;Win&quot;; &quot;Loss&quot;)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ABS([.I338]-[.H338])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IF([.L338]=[.G338]; ([.L338]*[.M338])-([.G338]*[.H338]); 0)" office:value-type="float" office:value="0" calcext:value-type="float">
            <text:p>0.00 </text:p>
          </table:table-cell>
          <table:table-cell table:formula="of:=IF([.P338]=0;&quot;&quot;; IF([.P338]&gt;=0; &quot;Win&quot;; &quot;Loss&quot;)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ABS([.I339]-[.H339])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IF([.L339]=[.G339]; ([.L339]*[.M339])-([.G339]*[.H339]); 0)" office:value-type="float" office:value="0" calcext:value-type="float">
            <text:p>0.00 </text:p>
          </table:table-cell>
          <table:table-cell table:formula="of:=IF([.P339]=0;&quot;&quot;; IF([.P339]&gt;=0; &quot;Win&quot;; &quot;Loss&quot;)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ABS([.I340]-[.H340])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IF([.L340]=[.G340]; ([.L340]*[.M340])-([.G340]*[.H340]); 0)" office:value-type="float" office:value="0" calcext:value-type="float">
            <text:p>0.00 </text:p>
          </table:table-cell>
          <table:table-cell table:formula="of:=IF([.P340]=0;&quot;&quot;; IF([.P340]&gt;=0; &quot;Win&quot;; &quot;Loss&quot;)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ABS([.I341]-[.H341])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IF([.L341]=[.G341]; ([.L341]*[.M341])-([.G341]*[.H341]); 0)" office:value-type="float" office:value="0" calcext:value-type="float">
            <text:p>0.00 </text:p>
          </table:table-cell>
          <table:table-cell table:formula="of:=IF([.P341]=0;&quot;&quot;; IF([.P341]&gt;=0; &quot;Win&quot;; &quot;Loss&quot;)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ABS([.I342]-[.H342])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IF([.L342]=[.G342]; ([.L342]*[.M342])-([.G342]*[.H342]); 0)" office:value-type="float" office:value="0" calcext:value-type="float">
            <text:p>0.00 </text:p>
          </table:table-cell>
          <table:table-cell table:formula="of:=IF([.P342]=0;&quot;&quot;; IF([.P342]&gt;=0; &quot;Win&quot;; &quot;Loss&quot;)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ABS([.I343]-[.H343])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IF([.L343]=[.G343]; ([.L343]*[.M343])-([.G343]*[.H343]); 0)" office:value-type="float" office:value="0" calcext:value-type="float">
            <text:p>0.00 </text:p>
          </table:table-cell>
          <table:table-cell table:formula="of:=IF([.P343]=0;&quot;&quot;; IF([.P343]&gt;=0; &quot;Win&quot;; &quot;Loss&quot;)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ABS([.I344]-[.H344])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IF([.L344]=[.G344]; ([.L344]*[.M344])-([.G344]*[.H344]); 0)" office:value-type="float" office:value="0" calcext:value-type="float">
            <text:p>0.00 </text:p>
          </table:table-cell>
          <table:table-cell table:formula="of:=IF([.P344]=0;&quot;&quot;; IF([.P344]&gt;=0; &quot;Win&quot;; &quot;Loss&quot;)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ABS([.I345]-[.H345])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IF([.L345]=[.G345]; ([.L345]*[.M345])-([.G345]*[.H345]); 0)" office:value-type="float" office:value="0" calcext:value-type="float">
            <text:p>0.00 </text:p>
          </table:table-cell>
          <table:table-cell table:formula="of:=IF([.P345]=0;&quot;&quot;; IF([.P345]&gt;=0; &quot;Win&quot;; &quot;Loss&quot;)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ABS([.I346]-[.H346])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IF([.L346]=[.G346]; ([.L346]*[.M346])-([.G346]*[.H346]); 0)" office:value-type="float" office:value="0" calcext:value-type="float">
            <text:p>0.00 </text:p>
          </table:table-cell>
          <table:table-cell table:formula="of:=IF([.P346]=0;&quot;&quot;; IF([.P346]&gt;=0; &quot;Win&quot;; &quot;Loss&quot;)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ABS([.I347]-[.H347])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IF([.L347]=[.G347]; ([.L347]*[.M347])-([.G347]*[.H347]); 0)" office:value-type="float" office:value="0" calcext:value-type="float">
            <text:p>0.00 </text:p>
          </table:table-cell>
          <table:table-cell table:formula="of:=IF([.P347]=0;&quot;&quot;; IF([.P347]&gt;=0; &quot;Win&quot;; &quot;Loss&quot;)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ABS([.I348]-[.H348])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IF([.L348]=[.G348]; ([.L348]*[.M348])-([.G348]*[.H348]); 0)" office:value-type="float" office:value="0" calcext:value-type="float">
            <text:p>0.00 </text:p>
          </table:table-cell>
          <table:table-cell table:formula="of:=IF([.P348]=0;&quot;&quot;; IF([.P348]&gt;=0; &quot;Win&quot;; &quot;Loss&quot;)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ABS([.I349]-[.H349])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IF([.L349]=[.G349]; ([.L349]*[.M349])-([.G349]*[.H349]); 0)" office:value-type="float" office:value="0" calcext:value-type="float">
            <text:p>0.00 </text:p>
          </table:table-cell>
          <table:table-cell table:formula="of:=IF([.P349]=0;&quot;&quot;; IF([.P349]&gt;=0; &quot;Win&quot;; &quot;Loss&quot;)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ABS([.I350]-[.H350])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IF([.L350]=[.G350]; ([.L350]*[.M350])-([.G350]*[.H350]); 0)" office:value-type="float" office:value="0" calcext:value-type="float">
            <text:p>0.00 </text:p>
          </table:table-cell>
          <table:table-cell table:formula="of:=IF([.P350]=0;&quot;&quot;; IF([.P350]&gt;=0; &quot;Win&quot;; &quot;Loss&quot;)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ABS([.I351]-[.H351])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IF([.L351]=[.G351]; ([.L351]*[.M351])-([.G351]*[.H351]); 0)" office:value-type="float" office:value="0" calcext:value-type="float">
            <text:p>0.00 </text:p>
          </table:table-cell>
          <table:table-cell table:formula="of:=IF([.P351]=0;&quot;&quot;; IF([.P351]&gt;=0; &quot;Win&quot;; &quot;Loss&quot;)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ABS([.I352]-[.H352])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IF([.L352]=[.G352]; ([.L352]*[.M352])-([.G352]*[.H352]); 0)" office:value-type="float" office:value="0" calcext:value-type="float">
            <text:p>0.00 </text:p>
          </table:table-cell>
          <table:table-cell table:formula="of:=IF([.P352]=0;&quot;&quot;; IF([.P352]&gt;=0; &quot;Win&quot;; &quot;Loss&quot;)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ABS([.I353]-[.H353])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IF([.L353]=[.G353]; ([.L353]*[.M353])-([.G353]*[.H353]); 0)" office:value-type="float" office:value="0" calcext:value-type="float">
            <text:p>0.00 </text:p>
          </table:table-cell>
          <table:table-cell table:formula="of:=IF([.P353]=0;&quot;&quot;; IF([.P353]&gt;=0; &quot;Win&quot;; &quot;Loss&quot;)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ABS([.I354]-[.H354])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IF([.L354]=[.G354]; ([.L354]*[.M354])-([.G354]*[.H354]); 0)" office:value-type="float" office:value="0" calcext:value-type="float">
            <text:p>0.00 </text:p>
          </table:table-cell>
          <table:table-cell table:formula="of:=IF([.P354]=0;&quot;&quot;; IF([.P354]&gt;=0; &quot;Win&quot;; &quot;Loss&quot;)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ABS([.I355]-[.H355])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IF([.L355]=[.G355]; ([.L355]*[.M355])-([.G355]*[.H355]); 0)" office:value-type="float" office:value="0" calcext:value-type="float">
            <text:p>0.00 </text:p>
          </table:table-cell>
          <table:table-cell table:formula="of:=IF([.P355]=0;&quot;&quot;; IF([.P355]&gt;=0; &quot;Win&quot;; &quot;Loss&quot;)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ABS([.I356]-[.H356])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IF([.L356]=[.G356]; ([.L356]*[.M356])-([.G356]*[.H356]); 0)" office:value-type="float" office:value="0" calcext:value-type="float">
            <text:p>0.00 </text:p>
          </table:table-cell>
          <table:table-cell table:formula="of:=IF([.P356]=0;&quot;&quot;; IF([.P356]&gt;=0; &quot;Win&quot;; &quot;Loss&quot;)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ABS([.I357]-[.H357])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IF([.L357]=[.G357]; ([.L357]*[.M357])-([.G357]*[.H357]); 0)" office:value-type="float" office:value="0" calcext:value-type="float">
            <text:p>0.00 </text:p>
          </table:table-cell>
          <table:table-cell table:formula="of:=IF([.P357]=0;&quot;&quot;; IF([.P357]&gt;=0; &quot;Win&quot;; &quot;Loss&quot;)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ABS([.I358]-[.H358])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IF([.L358]=[.G358]; ([.L358]*[.M358])-([.G358]*[.H358]); 0)" office:value-type="float" office:value="0" calcext:value-type="float">
            <text:p>0.00 </text:p>
          </table:table-cell>
          <table:table-cell table:formula="of:=IF([.P358]=0;&quot;&quot;; IF([.P358]&gt;=0; &quot;Win&quot;; &quot;Loss&quot;)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ABS([.I359]-[.H359])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IF([.L359]=[.G359]; ([.L359]*[.M359])-([.G359]*[.H359]); 0)" office:value-type="float" office:value="0" calcext:value-type="float">
            <text:p>0.00 </text:p>
          </table:table-cell>
          <table:table-cell table:formula="of:=IF([.P359]=0;&quot;&quot;; IF([.P359]&gt;=0; &quot;Win&quot;; &quot;Loss&quot;)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ABS([.I360]-[.H360])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IF([.L360]=[.G360]; ([.L360]*[.M360])-([.G360]*[.H360]); 0)" office:value-type="float" office:value="0" calcext:value-type="float">
            <text:p>0.00 </text:p>
          </table:table-cell>
          <table:table-cell table:formula="of:=IF([.P360]=0;&quot;&quot;; IF([.P360]&gt;=0; &quot;Win&quot;; &quot;Loss&quot;)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ABS([.I361]-[.H361])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IF([.L361]=[.G361]; ([.L361]*[.M361])-([.G361]*[.H361]); 0)" office:value-type="float" office:value="0" calcext:value-type="float">
            <text:p>0.00 </text:p>
          </table:table-cell>
          <table:table-cell table:formula="of:=IF([.P361]=0;&quot;&quot;; IF([.P361]&gt;=0; &quot;Win&quot;; &quot;Loss&quot;)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ABS([.I362]-[.H362])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IF([.L362]=[.G362]; ([.L362]*[.M362])-([.G362]*[.H362]); 0)" office:value-type="float" office:value="0" calcext:value-type="float">
            <text:p>0.00 </text:p>
          </table:table-cell>
          <table:table-cell table:formula="of:=IF([.P362]=0;&quot;&quot;; IF([.P362]&gt;=0; &quot;Win&quot;; &quot;Loss&quot;)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ABS([.I363]-[.H363])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IF([.L363]=[.G363]; ([.L363]*[.M363])-([.G363]*[.H363]); 0)" office:value-type="float" office:value="0" calcext:value-type="float">
            <text:p>0.00 </text:p>
          </table:table-cell>
          <table:table-cell table:formula="of:=IF([.P363]=0;&quot;&quot;; IF([.P363]&gt;=0; &quot;Win&quot;; &quot;Loss&quot;)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ABS([.I364]-[.H364])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IF([.L364]=[.G364]; ([.L364]*[.M364])-([.G364]*[.H364]); 0)" office:value-type="float" office:value="0" calcext:value-type="float">
            <text:p>0.00 </text:p>
          </table:table-cell>
          <table:table-cell table:formula="of:=IF([.P364]=0;&quot;&quot;; IF([.P364]&gt;=0; &quot;Win&quot;; &quot;Loss&quot;)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ABS([.I365]-[.H365])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IF([.L365]=[.G365]; ([.L365]*[.M365])-([.G365]*[.H365]); 0)" office:value-type="float" office:value="0" calcext:value-type="float">
            <text:p>0.00 </text:p>
          </table:table-cell>
          <table:table-cell table:formula="of:=IF([.P365]=0;&quot;&quot;; IF([.P365]&gt;=0; &quot;Win&quot;; &quot;Loss&quot;)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ABS([.I366]-[.H366])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IF([.L366]=[.G366]; ([.L366]*[.M366])-([.G366]*[.H366]); 0)" office:value-type="float" office:value="0" calcext:value-type="float">
            <text:p>0.00 </text:p>
          </table:table-cell>
          <table:table-cell table:formula="of:=IF([.P366]=0;&quot;&quot;; IF([.P366]&gt;=0; &quot;Win&quot;; &quot;Loss&quot;)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ABS([.I367]-[.H367])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IF([.L367]=[.G367]; ([.L367]*[.M367])-([.G367]*[.H367]); 0)" office:value-type="float" office:value="0" calcext:value-type="float">
            <text:p>0.00 </text:p>
          </table:table-cell>
          <table:table-cell table:formula="of:=IF([.P367]=0;&quot;&quot;; IF([.P367]&gt;=0; &quot;Win&quot;; &quot;Loss&quot;)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ABS([.I368]-[.H368])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IF([.L368]=[.G368]; ([.L368]*[.M368])-([.G368]*[.H368]); 0)" office:value-type="float" office:value="0" calcext:value-type="float">
            <text:p>0.00 </text:p>
          </table:table-cell>
          <table:table-cell table:formula="of:=IF([.P368]=0;&quot;&quot;; IF([.P368]&gt;=0; &quot;Win&quot;; &quot;Loss&quot;)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ABS([.I369]-[.H369])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IF([.L369]=[.G369]; ([.L369]*[.M369])-([.G369]*[.H369]); 0)" office:value-type="float" office:value="0" calcext:value-type="float">
            <text:p>0.00 </text:p>
          </table:table-cell>
          <table:table-cell table:formula="of:=IF([.P369]=0;&quot;&quot;; IF([.P369]&gt;=0; &quot;Win&quot;; &quot;Loss&quot;)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ABS([.I370]-[.H370])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IF([.L370]=[.G370]; ([.L370]*[.M370])-([.G370]*[.H370]); 0)" office:value-type="float" office:value="0" calcext:value-type="float">
            <text:p>0.00 </text:p>
          </table:table-cell>
          <table:table-cell table:formula="of:=IF([.P370]=0;&quot;&quot;; IF([.P370]&gt;=0; &quot;Win&quot;; &quot;Loss&quot;)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ABS([.I371]-[.H371])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IF([.L371]=[.G371]; ([.L371]*[.M371])-([.G371]*[.H371]); 0)" office:value-type="float" office:value="0" calcext:value-type="float">
            <text:p>0.00 </text:p>
          </table:table-cell>
          <table:table-cell table:formula="of:=IF([.P371]=0;&quot;&quot;; IF([.P371]&gt;=0; &quot;Win&quot;; &quot;Loss&quot;)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ABS([.I372]-[.H372])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IF([.L372]=[.G372]; ([.L372]*[.M372])-([.G372]*[.H372]); 0)" office:value-type="float" office:value="0" calcext:value-type="float">
            <text:p>0.00 </text:p>
          </table:table-cell>
          <table:table-cell table:formula="of:=IF([.P372]=0;&quot;&quot;; IF([.P372]&gt;=0; &quot;Win&quot;; &quot;Loss&quot;)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ABS([.I373]-[.H373])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IF([.L373]=[.G373]; ([.L373]*[.M373])-([.G373]*[.H373]); 0)" office:value-type="float" office:value="0" calcext:value-type="float">
            <text:p>0.00 </text:p>
          </table:table-cell>
          <table:table-cell table:formula="of:=IF([.P373]=0;&quot;&quot;; IF([.P373]&gt;=0; &quot;Win&quot;; &quot;Loss&quot;)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ABS([.I374]-[.H374])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IF([.L374]=[.G374]; ([.L374]*[.M374])-([.G374]*[.H374]); 0)" office:value-type="float" office:value="0" calcext:value-type="float">
            <text:p>0.00 </text:p>
          </table:table-cell>
          <table:table-cell table:formula="of:=IF([.P374]=0;&quot;&quot;; IF([.P374]&gt;=0; &quot;Win&quot;; &quot;Loss&quot;)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ABS([.I375]-[.H375])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IF([.L375]=[.G375]; ([.L375]*[.M375])-([.G375]*[.H375]); 0)" office:value-type="float" office:value="0" calcext:value-type="float">
            <text:p>0.00 </text:p>
          </table:table-cell>
          <table:table-cell table:formula="of:=IF([.P375]=0;&quot;&quot;; IF([.P375]&gt;=0; &quot;Win&quot;; &quot;Loss&quot;)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ABS([.I376]-[.H376])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IF([.L376]=[.G376]; ([.L376]*[.M376])-([.G376]*[.H376]); 0)" office:value-type="float" office:value="0" calcext:value-type="float">
            <text:p>0.00 </text:p>
          </table:table-cell>
          <table:table-cell table:formula="of:=IF([.P376]=0;&quot;&quot;; IF([.P376]&gt;=0; &quot;Win&quot;; &quot;Loss&quot;)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ABS([.I377]-[.H377])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IF([.L377]=[.G377]; ([.L377]*[.M377])-([.G377]*[.H377]); 0)" office:value-type="float" office:value="0" calcext:value-type="float">
            <text:p>0.00 </text:p>
          </table:table-cell>
          <table:table-cell table:formula="of:=IF([.P377]=0;&quot;&quot;; IF([.P377]&gt;=0; &quot;Win&quot;; &quot;Loss&quot;)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ABS([.I378]-[.H378])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IF([.L378]=[.G378]; ([.L378]*[.M378])-([.G378]*[.H378]); 0)" office:value-type="float" office:value="0" calcext:value-type="float">
            <text:p>0.00 </text:p>
          </table:table-cell>
          <table:table-cell table:formula="of:=IF([.P378]=0;&quot;&quot;; IF([.P378]&gt;=0; &quot;Win&quot;; &quot;Loss&quot;)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ABS([.I379]-[.H379])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IF([.L379]=[.G379]; ([.L379]*[.M379])-([.G379]*[.H379]); 0)" office:value-type="float" office:value="0" calcext:value-type="float">
            <text:p>0.00 </text:p>
          </table:table-cell>
          <table:table-cell table:formula="of:=IF([.P379]=0;&quot;&quot;; IF([.P379]&gt;=0; &quot;Win&quot;; &quot;Loss&quot;)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ABS([.I380]-[.H380])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IF([.L380]=[.G380]; ([.L380]*[.M380])-([.G380]*[.H380]); 0)" office:value-type="float" office:value="0" calcext:value-type="float">
            <text:p>0.00 </text:p>
          </table:table-cell>
          <table:table-cell table:formula="of:=IF([.P380]=0;&quot;&quot;; IF([.P380]&gt;=0; &quot;Win&quot;; &quot;Loss&quot;)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ABS([.I381]-[.H381])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IF([.L381]=[.G381]; ([.L381]*[.M381])-([.G381]*[.H381]); 0)" office:value-type="float" office:value="0" calcext:value-type="float">
            <text:p>0.00 </text:p>
          </table:table-cell>
          <table:table-cell table:formula="of:=IF([.P381]=0;&quot;&quot;; IF([.P381]&gt;=0; &quot;Win&quot;; &quot;Loss&quot;)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ABS([.I382]-[.H382])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IF([.L382]=[.G382]; ([.L382]*[.M382])-([.G382]*[.H382]); 0)" office:value-type="float" office:value="0" calcext:value-type="float">
            <text:p>0.00 </text:p>
          </table:table-cell>
          <table:table-cell table:formula="of:=IF([.P382]=0;&quot;&quot;; IF([.P382]&gt;=0; &quot;Win&quot;; &quot;Loss&quot;)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ABS([.I383]-[.H383])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IF([.L383]=[.G383]; ([.L383]*[.M383])-([.G383]*[.H383]); 0)" office:value-type="float" office:value="0" calcext:value-type="float">
            <text:p>0.00 </text:p>
          </table:table-cell>
          <table:table-cell table:formula="of:=IF([.P383]=0;&quot;&quot;; IF([.P383]&gt;=0; &quot;Win&quot;; &quot;Loss&quot;)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ABS([.I384]-[.H384])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IF([.L384]=[.G384]; ([.L384]*[.M384])-([.G384]*[.H384]); 0)" office:value-type="float" office:value="0" calcext:value-type="float">
            <text:p>0.00 </text:p>
          </table:table-cell>
          <table:table-cell table:formula="of:=IF([.P384]=0;&quot;&quot;; IF([.P384]&gt;=0; &quot;Win&quot;; &quot;Loss&quot;)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ABS([.I385]-[.H385])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IF([.L385]=[.G385]; ([.L385]*[.M385])-([.G385]*[.H385]); 0)" office:value-type="float" office:value="0" calcext:value-type="float">
            <text:p>0.00 </text:p>
          </table:table-cell>
          <table:table-cell table:formula="of:=IF([.P385]=0;&quot;&quot;; IF([.P385]&gt;=0; &quot;Win&quot;; &quot;Loss&quot;)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ABS([.I386]-[.H386])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IF([.L386]=[.G386]; ([.L386]*[.M386])-([.G386]*[.H386]); 0)" office:value-type="float" office:value="0" calcext:value-type="float">
            <text:p>0.00 </text:p>
          </table:table-cell>
          <table:table-cell table:formula="of:=IF([.P386]=0;&quot;&quot;; IF([.P386]&gt;=0; &quot;Win&quot;; &quot;Loss&quot;)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ABS([.I387]-[.H387])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IF([.L387]=[.G387]; ([.L387]*[.M387])-([.G387]*[.H387]); 0)" office:value-type="float" office:value="0" calcext:value-type="float">
            <text:p>0.00 </text:p>
          </table:table-cell>
          <table:table-cell table:formula="of:=IF([.P387]=0;&quot;&quot;; IF([.P387]&gt;=0; &quot;Win&quot;; &quot;Loss&quot;)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ABS([.I388]-[.H388])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IF([.L388]=[.G388]; ([.L388]*[.M388])-([.G388]*[.H388]); 0)" office:value-type="float" office:value="0" calcext:value-type="float">
            <text:p>0.00 </text:p>
          </table:table-cell>
          <table:table-cell table:formula="of:=IF([.P388]=0;&quot;&quot;; IF([.P388]&gt;=0; &quot;Win&quot;; &quot;Loss&quot;)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ABS([.I389]-[.H389])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IF([.L389]=[.G389]; ([.L389]*[.M389])-([.G389]*[.H389]); 0)" office:value-type="float" office:value="0" calcext:value-type="float">
            <text:p>0.00 </text:p>
          </table:table-cell>
          <table:table-cell table:formula="of:=IF([.P389]=0;&quot;&quot;; IF([.P389]&gt;=0; &quot;Win&quot;; &quot;Loss&quot;)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ABS([.I390]-[.H390])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IF([.L390]=[.G390]; ([.L390]*[.M390])-([.G390]*[.H390]); 0)" office:value-type="float" office:value="0" calcext:value-type="float">
            <text:p>0.00 </text:p>
          </table:table-cell>
          <table:table-cell table:formula="of:=IF([.P390]=0;&quot;&quot;; IF([.P390]&gt;=0; &quot;Win&quot;; &quot;Loss&quot;)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ABS([.I391]-[.H391])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IF([.L391]=[.G391]; ([.L391]*[.M391])-([.G391]*[.H391]); 0)" office:value-type="float" office:value="0" calcext:value-type="float">
            <text:p>0.00 </text:p>
          </table:table-cell>
          <table:table-cell table:formula="of:=IF([.P391]=0;&quot;&quot;; IF([.P391]&gt;=0; &quot;Win&quot;; &quot;Loss&quot;)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ABS([.I392]-[.H392])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IF([.L392]=[.G392]; ([.L392]*[.M392])-([.G392]*[.H392]); 0)" office:value-type="float" office:value="0" calcext:value-type="float">
            <text:p>0.00 </text:p>
          </table:table-cell>
          <table:table-cell table:formula="of:=IF([.P392]=0;&quot;&quot;; IF([.P392]&gt;=0; &quot;Win&quot;; &quot;Loss&quot;)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ABS([.I393]-[.H393])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IF([.L393]=[.G393]; ([.L393]*[.M393])-([.G393]*[.H393]); 0)" office:value-type="float" office:value="0" calcext:value-type="float">
            <text:p>0.00 </text:p>
          </table:table-cell>
          <table:table-cell table:formula="of:=IF([.P393]=0;&quot;&quot;; IF([.P393]&gt;=0; &quot;Win&quot;; &quot;Loss&quot;)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ABS([.I394]-[.H394])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IF([.L394]=[.G394]; ([.L394]*[.M394])-([.G394]*[.H394]); 0)" office:value-type="float" office:value="0" calcext:value-type="float">
            <text:p>0.00 </text:p>
          </table:table-cell>
          <table:table-cell table:formula="of:=IF([.P394]=0;&quot;&quot;; IF([.P394]&gt;=0; &quot;Win&quot;; &quot;Loss&quot;)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ABS([.I395]-[.H395])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IF([.L395]=[.G395]; ([.L395]*[.M395])-([.G395]*[.H395]); 0)" office:value-type="float" office:value="0" calcext:value-type="float">
            <text:p>0.00 </text:p>
          </table:table-cell>
          <table:table-cell table:formula="of:=IF([.P395]=0;&quot;&quot;; IF([.P395]&gt;=0; &quot;Win&quot;; &quot;Loss&quot;)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ABS([.I396]-[.H396])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IF([.L396]=[.G396]; ([.L396]*[.M396])-([.G396]*[.H396]); 0)" office:value-type="float" office:value="0" calcext:value-type="float">
            <text:p>0.00 </text:p>
          </table:table-cell>
          <table:table-cell table:formula="of:=IF([.P396]=0;&quot;&quot;; IF([.P396]&gt;=0; &quot;Win&quot;; &quot;Loss&quot;)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ABS([.I397]-[.H397])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IF([.L397]=[.G397]; ([.L397]*[.M397])-([.G397]*[.H397]); 0)" office:value-type="float" office:value="0" calcext:value-type="float">
            <text:p>0.00 </text:p>
          </table:table-cell>
          <table:table-cell table:formula="of:=IF([.P397]=0;&quot;&quot;; IF([.P397]&gt;=0; &quot;Win&quot;; &quot;Loss&quot;)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ABS([.I398]-[.H398])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IF([.L398]=[.G398]; ([.L398]*[.M398])-([.G398]*[.H398]); 0)" office:value-type="float" office:value="0" calcext:value-type="float">
            <text:p>0.00 </text:p>
          </table:table-cell>
          <table:table-cell table:formula="of:=IF([.P398]=0;&quot;&quot;; IF([.P398]&gt;=0; &quot;Win&quot;; &quot;Loss&quot;)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ABS([.I399]-[.H399])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IF([.L399]=[.G399]; ([.L399]*[.M399])-([.G399]*[.H399]); 0)" office:value-type="float" office:value="0" calcext:value-type="float">
            <text:p>0.00 </text:p>
          </table:table-cell>
          <table:table-cell table:formula="of:=IF([.P399]=0;&quot;&quot;; IF([.P399]&gt;=0; &quot;Win&quot;; &quot;Loss&quot;)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ABS([.I400]-[.H400])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IF([.L400]=[.G400]; ([.L400]*[.M400])-([.G400]*[.H400]); 0)" office:value-type="float" office:value="0" calcext:value-type="float">
            <text:p>0.00 </text:p>
          </table:table-cell>
          <table:table-cell table:formula="of:=IF([.P400]=0;&quot;&quot;; IF([.P400]&gt;=0; &quot;Win&quot;; &quot;Loss&quot;)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ABS([.I401]-[.H401])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IF([.L401]=[.G401]; ([.L401]*[.M401])-([.G401]*[.H401]); 0)" office:value-type="float" office:value="0" calcext:value-type="float">
            <text:p>0.00 </text:p>
          </table:table-cell>
          <table:table-cell table:formula="of:=IF([.P401]=0;&quot;&quot;; IF([.P401]&gt;=0; &quot;Win&quot;; &quot;Loss&quot;)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ABS([.I402]-[.H402])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IF([.L402]=[.G402]; ([.L402]*[.M402])-([.G402]*[.H402]); 0)" office:value-type="float" office:value="0" calcext:value-type="float">
            <text:p>0.00 </text:p>
          </table:table-cell>
          <table:table-cell table:formula="of:=IF([.P402]=0;&quot;&quot;; IF([.P402]&gt;=0; &quot;Win&quot;; &quot;Loss&quot;)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ABS([.I403]-[.H403])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IF([.L403]=[.G403]; ([.L403]*[.M403])-([.G403]*[.H403]); 0)" office:value-type="float" office:value="0" calcext:value-type="float">
            <text:p>0.00 </text:p>
          </table:table-cell>
          <table:table-cell table:formula="of:=IF([.P403]=0;&quot;&quot;; IF([.P403]&gt;=0; &quot;Win&quot;; &quot;Loss&quot;)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ABS([.I404]-[.H404])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IF([.L404]=[.G404]; ([.L404]*[.M404])-([.G404]*[.H404]); 0)" office:value-type="float" office:value="0" calcext:value-type="float">
            <text:p>0.00 </text:p>
          </table:table-cell>
          <table:table-cell table:formula="of:=IF([.P404]=0;&quot;&quot;; IF([.P404]&gt;=0; &quot;Win&quot;; &quot;Loss&quot;)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ABS([.I405]-[.H405])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IF([.L405]=[.G405]; ([.L405]*[.M405])-([.G405]*[.H405]); 0)" office:value-type="float" office:value="0" calcext:value-type="float">
            <text:p>0.00 </text:p>
          </table:table-cell>
          <table:table-cell table:formula="of:=IF([.P405]=0;&quot;&quot;; IF([.P405]&gt;=0; &quot;Win&quot;; &quot;Loss&quot;)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ABS([.I406]-[.H406])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IF([.L406]=[.G406]; ([.L406]*[.M406])-([.G406]*[.H406]); 0)" office:value-type="float" office:value="0" calcext:value-type="float">
            <text:p>0.00 </text:p>
          </table:table-cell>
          <table:table-cell table:formula="of:=IF([.P406]=0;&quot;&quot;; IF([.P406]&gt;=0; &quot;Win&quot;; &quot;Loss&quot;)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ABS([.I407]-[.H407])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IF([.L407]=[.G407]; ([.L407]*[.M407])-([.G407]*[.H407]); 0)" office:value-type="float" office:value="0" calcext:value-type="float">
            <text:p>0.00 </text:p>
          </table:table-cell>
          <table:table-cell table:formula="of:=IF([.P407]=0;&quot;&quot;; IF([.P407]&gt;=0; &quot;Win&quot;; &quot;Loss&quot;)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ABS([.I408]-[.H408])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IF([.L408]=[.G408]; ([.L408]*[.M408])-([.G408]*[.H408]); 0)" office:value-type="float" office:value="0" calcext:value-type="float">
            <text:p>0.00 </text:p>
          </table:table-cell>
          <table:table-cell table:formula="of:=IF([.P408]=0;&quot;&quot;; IF([.P408]&gt;=0; &quot;Win&quot;; &quot;Loss&quot;)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ABS([.I409]-[.H409])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IF([.L409]=[.G409]; ([.L409]*[.M409])-([.G409]*[.H409]); 0)" office:value-type="float" office:value="0" calcext:value-type="float">
            <text:p>0.00 </text:p>
          </table:table-cell>
          <table:table-cell table:formula="of:=IF([.P409]=0;&quot;&quot;; IF([.P409]&gt;=0; &quot;Win&quot;; &quot;Loss&quot;)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ABS([.I410]-[.H410])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IF([.L410]=[.G410]; ([.L410]*[.M410])-([.G410]*[.H410]); 0)" office:value-type="float" office:value="0" calcext:value-type="float">
            <text:p>0.00 </text:p>
          </table:table-cell>
          <table:table-cell table:formula="of:=IF([.P410]=0;&quot;&quot;; IF([.P410]&gt;=0; &quot;Win&quot;; &quot;Loss&quot;)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ABS([.I411]-[.H411])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IF([.L411]=[.G411]; ([.L411]*[.M411])-([.G411]*[.H411]); 0)" office:value-type="float" office:value="0" calcext:value-type="float">
            <text:p>0.00 </text:p>
          </table:table-cell>
          <table:table-cell table:formula="of:=IF([.P411]=0;&quot;&quot;; IF([.P411]&gt;=0; &quot;Win&quot;; &quot;Loss&quot;)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ABS([.I412]-[.H412])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IF([.L412]=[.G412]; ([.L412]*[.M412])-([.G412]*[.H412]); 0)" office:value-type="float" office:value="0" calcext:value-type="float">
            <text:p>0.00 </text:p>
          </table:table-cell>
          <table:table-cell table:formula="of:=IF([.P412]=0;&quot;&quot;; IF([.P412]&gt;=0; &quot;Win&quot;; &quot;Loss&quot;)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ABS([.I413]-[.H413])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IF([.L413]=[.G413]; ([.L413]*[.M413])-([.G413]*[.H413]); 0)" office:value-type="float" office:value="0" calcext:value-type="float">
            <text:p>0.00 </text:p>
          </table:table-cell>
          <table:table-cell table:formula="of:=IF([.P413]=0;&quot;&quot;; IF([.P413]&gt;=0; &quot;Win&quot;; &quot;Loss&quot;)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ABS([.I414]-[.H414])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IF([.L414]=[.G414]; ([.L414]*[.M414])-([.G414]*[.H414]); 0)" office:value-type="float" office:value="0" calcext:value-type="float">
            <text:p>0.00 </text:p>
          </table:table-cell>
          <table:table-cell table:formula="of:=IF([.P414]=0;&quot;&quot;; IF([.P414]&gt;=0; &quot;Win&quot;; &quot;Loss&quot;)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ABS([.I415]-[.H415])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IF([.L415]=[.G415]; ([.L415]*[.M415])-([.G415]*[.H415]); 0)" office:value-type="float" office:value="0" calcext:value-type="float">
            <text:p>0.00 </text:p>
          </table:table-cell>
          <table:table-cell table:formula="of:=IF([.P415]=0;&quot;&quot;; IF([.P415]&gt;=0; &quot;Win&quot;; &quot;Loss&quot;)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ABS([.I416]-[.H416])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IF([.L416]=[.G416]; ([.L416]*[.M416])-([.G416]*[.H416]); 0)" office:value-type="float" office:value="0" calcext:value-type="float">
            <text:p>0.00 </text:p>
          </table:table-cell>
          <table:table-cell table:formula="of:=IF([.P416]=0;&quot;&quot;; IF([.P416]&gt;=0; &quot;Win&quot;; &quot;Loss&quot;)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ABS([.I417]-[.H417])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IF([.L417]=[.G417]; ([.L417]*[.M417])-([.G417]*[.H417]); 0)" office:value-type="float" office:value="0" calcext:value-type="float">
            <text:p>0.00 </text:p>
          </table:table-cell>
          <table:table-cell table:formula="of:=IF([.P417]=0;&quot;&quot;; IF([.P417]&gt;=0; &quot;Win&quot;; &quot;Loss&quot;)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ABS([.I418]-[.H418])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IF([.L418]=[.G418]; ([.L418]*[.M418])-([.G418]*[.H418]); 0)" office:value-type="float" office:value="0" calcext:value-type="float">
            <text:p>0.00 </text:p>
          </table:table-cell>
          <table:table-cell table:formula="of:=IF([.P418]=0;&quot;&quot;; IF([.P418]&gt;=0; &quot;Win&quot;; &quot;Loss&quot;)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ABS([.I419]-[.H419])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IF([.L419]=[.G419]; ([.L419]*[.M419])-([.G419]*[.H419]); 0)" office:value-type="float" office:value="0" calcext:value-type="float">
            <text:p>0.00 </text:p>
          </table:table-cell>
          <table:table-cell table:formula="of:=IF([.P419]=0;&quot;&quot;; IF([.P419]&gt;=0; &quot;Win&quot;; &quot;Loss&quot;)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ABS([.I420]-[.H420])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IF([.L420]=[.G420]; ([.L420]*[.M420])-([.G420]*[.H420]); 0)" office:value-type="float" office:value="0" calcext:value-type="float">
            <text:p>0.00 </text:p>
          </table:table-cell>
          <table:table-cell table:formula="of:=IF([.P420]=0;&quot;&quot;; IF([.P420]&gt;=0; &quot;Win&quot;; &quot;Loss&quot;)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ABS([.I421]-[.H421])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IF([.L421]=[.G421]; ([.L421]*[.M421])-([.G421]*[.H421]); 0)" office:value-type="float" office:value="0" calcext:value-type="float">
            <text:p>0.00 </text:p>
          </table:table-cell>
          <table:table-cell table:formula="of:=IF([.P421]=0;&quot;&quot;; IF([.P421]&gt;=0; &quot;Win&quot;; &quot;Loss&quot;)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ABS([.I422]-[.H422])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IF([.L422]=[.G422]; ([.L422]*[.M422])-([.G422]*[.H422]); 0)" office:value-type="float" office:value="0" calcext:value-type="float">
            <text:p>0.00 </text:p>
          </table:table-cell>
          <table:table-cell table:formula="of:=IF([.P422]=0;&quot;&quot;; IF([.P422]&gt;=0; &quot;Win&quot;; &quot;Loss&quot;)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ABS([.I423]-[.H423])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IF([.L423]=[.G423]; ([.L423]*[.M423])-([.G423]*[.H423]); 0)" office:value-type="float" office:value="0" calcext:value-type="float">
            <text:p>0.00 </text:p>
          </table:table-cell>
          <table:table-cell table:formula="of:=IF([.P423]=0;&quot;&quot;; IF([.P423]&gt;=0; &quot;Win&quot;; &quot;Loss&quot;)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ABS([.I424]-[.H424])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IF([.L424]=[.G424]; ([.L424]*[.M424])-([.G424]*[.H424]); 0)" office:value-type="float" office:value="0" calcext:value-type="float">
            <text:p>0.00 </text:p>
          </table:table-cell>
          <table:table-cell table:formula="of:=IF([.P424]=0;&quot;&quot;; IF([.P424]&gt;=0; &quot;Win&quot;; &quot;Loss&quot;)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ABS([.I425]-[.H425])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IF([.L425]=[.G425]; ([.L425]*[.M425])-([.G425]*[.H425]); 0)" office:value-type="float" office:value="0" calcext:value-type="float">
            <text:p>0.00 </text:p>
          </table:table-cell>
          <table:table-cell table:formula="of:=IF([.P425]=0;&quot;&quot;; IF([.P425]&gt;=0; &quot;Win&quot;; &quot;Loss&quot;)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ABS([.I426]-[.H426])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IF([.L426]=[.G426]; ([.L426]*[.M426])-([.G426]*[.H426]); 0)" office:value-type="float" office:value="0" calcext:value-type="float">
            <text:p>0.00 </text:p>
          </table:table-cell>
          <table:table-cell table:formula="of:=IF([.P426]=0;&quot;&quot;; IF([.P426]&gt;=0; &quot;Win&quot;; &quot;Loss&quot;)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ABS([.I427]-[.H427])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IF([.L427]=[.G427]; ([.L427]*[.M427])-([.G427]*[.H427]); 0)" office:value-type="float" office:value="0" calcext:value-type="float">
            <text:p>0.00 </text:p>
          </table:table-cell>
          <table:table-cell table:formula="of:=IF([.P427]=0;&quot;&quot;; IF([.P427]&gt;=0; &quot;Win&quot;; &quot;Loss&quot;)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ABS([.I428]-[.H428])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IF([.L428]=[.G428]; ([.L428]*[.M428])-([.G428]*[.H428]); 0)" office:value-type="float" office:value="0" calcext:value-type="float">
            <text:p>0.00 </text:p>
          </table:table-cell>
          <table:table-cell table:formula="of:=IF([.P428]=0;&quot;&quot;; IF([.P428]&gt;=0; &quot;Win&quot;; &quot;Loss&quot;)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ABS([.I429]-[.H429])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IF([.L429]=[.G429]; ([.L429]*[.M429])-([.G429]*[.H429]); 0)" office:value-type="float" office:value="0" calcext:value-type="float">
            <text:p>0.00 </text:p>
          </table:table-cell>
          <table:table-cell table:formula="of:=IF([.P429]=0;&quot;&quot;; IF([.P429]&gt;=0; &quot;Win&quot;; &quot;Loss&quot;)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ABS([.I430]-[.H430])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IF([.L430]=[.G430]; ([.L430]*[.M430])-([.G430]*[.H430]); 0)" office:value-type="float" office:value="0" calcext:value-type="float">
            <text:p>0.00 </text:p>
          </table:table-cell>
          <table:table-cell table:formula="of:=IF([.P430]=0;&quot;&quot;; IF([.P430]&gt;=0; &quot;Win&quot;; &quot;Loss&quot;)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ABS([.I431]-[.H431])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IF([.L431]=[.G431]; ([.L431]*[.M431])-([.G431]*[.H431]); 0)" office:value-type="float" office:value="0" calcext:value-type="float">
            <text:p>0.00 </text:p>
          </table:table-cell>
          <table:table-cell table:formula="of:=IF([.P431]=0;&quot;&quot;; IF([.P431]&gt;=0; &quot;Win&quot;; &quot;Loss&quot;)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ABS([.I432]-[.H432])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IF([.L432]=[.G432]; ([.L432]*[.M432])-([.G432]*[.H432]); 0)" office:value-type="float" office:value="0" calcext:value-type="float">
            <text:p>0.00 </text:p>
          </table:table-cell>
          <table:table-cell table:formula="of:=IF([.P432]=0;&quot;&quot;; IF([.P432]&gt;=0; &quot;Win&quot;; &quot;Loss&quot;)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ABS([.I433]-[.H433])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IF([.L433]=[.G433]; ([.L433]*[.M433])-([.G433]*[.H433]); 0)" office:value-type="float" office:value="0" calcext:value-type="float">
            <text:p>0.00 </text:p>
          </table:table-cell>
          <table:table-cell table:formula="of:=IF([.P433]=0;&quot;&quot;; IF([.P433]&gt;=0; &quot;Win&quot;; &quot;Loss&quot;)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ABS([.I434]-[.H434])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IF([.L434]=[.G434]; ([.L434]*[.M434])-([.G434]*[.H434]); 0)" office:value-type="float" office:value="0" calcext:value-type="float">
            <text:p>0.00 </text:p>
          </table:table-cell>
          <table:table-cell table:formula="of:=IF([.P434]=0;&quot;&quot;; IF([.P434]&gt;=0; &quot;Win&quot;; &quot;Loss&quot;)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ABS([.I435]-[.H435])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IF([.L435]=[.G435]; ([.L435]*[.M435])-([.G435]*[.H435]); 0)" office:value-type="float" office:value="0" calcext:value-type="float">
            <text:p>0.00 </text:p>
          </table:table-cell>
          <table:table-cell table:formula="of:=IF([.P435]=0;&quot;&quot;; IF([.P435]&gt;=0; &quot;Win&quot;; &quot;Loss&quot;)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ABS([.I436]-[.H436])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IF([.L436]=[.G436]; ([.L436]*[.M436])-([.G436]*[.H436]); 0)" office:value-type="float" office:value="0" calcext:value-type="float">
            <text:p>0.00 </text:p>
          </table:table-cell>
          <table:table-cell table:formula="of:=IF([.P436]=0;&quot;&quot;; IF([.P436]&gt;=0; &quot;Win&quot;; &quot;Loss&quot;)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ABS([.I437]-[.H437])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IF([.L437]=[.G437]; ([.L437]*[.M437])-([.G437]*[.H437]); 0)" office:value-type="float" office:value="0" calcext:value-type="float">
            <text:p>0.00 </text:p>
          </table:table-cell>
          <table:table-cell table:formula="of:=IF([.P437]=0;&quot;&quot;; IF([.P437]&gt;=0; &quot;Win&quot;; &quot;Loss&quot;)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ABS([.I438]-[.H438])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IF([.L438]=[.G438]; ([.L438]*[.M438])-([.G438]*[.H438]); 0)" office:value-type="float" office:value="0" calcext:value-type="float">
            <text:p>0.00 </text:p>
          </table:table-cell>
          <table:table-cell table:formula="of:=IF([.P438]=0;&quot;&quot;; IF([.P438]&gt;=0; &quot;Win&quot;; &quot;Loss&quot;)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ABS([.I439]-[.H439])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IF([.L439]=[.G439]; ([.L439]*[.M439])-([.G439]*[.H439]); 0)" office:value-type="float" office:value="0" calcext:value-type="float">
            <text:p>0.00 </text:p>
          </table:table-cell>
          <table:table-cell table:formula="of:=IF([.P439]=0;&quot;&quot;; IF([.P439]&gt;=0; &quot;Win&quot;; &quot;Loss&quot;)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ABS([.I440]-[.H440])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IF([.L440]=[.G440]; ([.L440]*[.M440])-([.G440]*[.H440]); 0)" office:value-type="float" office:value="0" calcext:value-type="float">
            <text:p>0.00 </text:p>
          </table:table-cell>
          <table:table-cell table:formula="of:=IF([.P440]=0;&quot;&quot;; IF([.P440]&gt;=0; &quot;Win&quot;; &quot;Loss&quot;)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ABS([.I441]-[.H441])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IF([.L441]=[.G441]; ([.L441]*[.M441])-([.G441]*[.H441]); 0)" office:value-type="float" office:value="0" calcext:value-type="float">
            <text:p>0.00 </text:p>
          </table:table-cell>
          <table:table-cell table:formula="of:=IF([.P441]=0;&quot;&quot;; IF([.P441]&gt;=0; &quot;Win&quot;; &quot;Loss&quot;)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ABS([.I442]-[.H442])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IF([.L442]=[.G442]; ([.L442]*[.M442])-([.G442]*[.H442]); 0)" office:value-type="float" office:value="0" calcext:value-type="float">
            <text:p>0.00 </text:p>
          </table:table-cell>
          <table:table-cell table:formula="of:=IF([.P442]=0;&quot;&quot;; IF([.P442]&gt;=0; &quot;Win&quot;; &quot;Loss&quot;)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ABS([.I443]-[.H443])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IF([.L443]=[.G443]; ([.L443]*[.M443])-([.G443]*[.H443]); 0)" office:value-type="float" office:value="0" calcext:value-type="float">
            <text:p>0.00 </text:p>
          </table:table-cell>
          <table:table-cell table:formula="of:=IF([.P443]=0;&quot;&quot;; IF([.P443]&gt;=0; &quot;Win&quot;; &quot;Loss&quot;)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ABS([.I444]-[.H444])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IF([.L444]=[.G444]; ([.L444]*[.M444])-([.G444]*[.H444]); 0)" office:value-type="float" office:value="0" calcext:value-type="float">
            <text:p>0.00 </text:p>
          </table:table-cell>
          <table:table-cell table:formula="of:=IF([.P444]=0;&quot;&quot;; IF([.P444]&gt;=0; &quot;Win&quot;; &quot;Loss&quot;)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ABS([.I445]-[.H445])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IF([.L445]=[.G445]; ([.L445]*[.M445])-([.G445]*[.H445]); 0)" office:value-type="float" office:value="0" calcext:value-type="float">
            <text:p>0.00 </text:p>
          </table:table-cell>
          <table:table-cell table:formula="of:=IF([.P445]=0;&quot;&quot;; IF([.P445]&gt;=0; &quot;Win&quot;; &quot;Loss&quot;)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ABS([.I446]-[.H446])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IF([.L446]=[.G446]; ([.L446]*[.M446])-([.G446]*[.H446]); 0)" office:value-type="float" office:value="0" calcext:value-type="float">
            <text:p>0.00 </text:p>
          </table:table-cell>
          <table:table-cell table:formula="of:=IF([.P446]=0;&quot;&quot;; IF([.P446]&gt;=0; &quot;Win&quot;; &quot;Loss&quot;)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ABS([.I447]-[.H447])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IF([.L447]=[.G447]; ([.L447]*[.M447])-([.G447]*[.H447]); 0)" office:value-type="float" office:value="0" calcext:value-type="float">
            <text:p>0.00 </text:p>
          </table:table-cell>
          <table:table-cell table:formula="of:=IF([.P447]=0;&quot;&quot;; IF([.P447]&gt;=0; &quot;Win&quot;; &quot;Loss&quot;)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ABS([.I448]-[.H448])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IF([.L448]=[.G448]; ([.L448]*[.M448])-([.G448]*[.H448]); 0)" office:value-type="float" office:value="0" calcext:value-type="float">
            <text:p>0.00 </text:p>
          </table:table-cell>
          <table:table-cell table:formula="of:=IF([.P448]=0;&quot;&quot;; IF([.P448]&gt;=0; &quot;Win&quot;; &quot;Loss&quot;)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ABS([.I449]-[.H449])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IF([.L449]=[.G449]; ([.L449]*[.M449])-([.G449]*[.H449]); 0)" office:value-type="float" office:value="0" calcext:value-type="float">
            <text:p>0.00 </text:p>
          </table:table-cell>
          <table:table-cell table:formula="of:=IF([.P449]=0;&quot;&quot;; IF([.P449]&gt;=0; &quot;Win&quot;; &quot;Loss&quot;)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ABS([.I450]-[.H450])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IF([.L450]=[.G450]; ([.L450]*[.M450])-([.G450]*[.H450]); 0)" office:value-type="float" office:value="0" calcext:value-type="float">
            <text:p>0.00 </text:p>
          </table:table-cell>
          <table:table-cell table:formula="of:=IF([.P450]=0;&quot;&quot;; IF([.P450]&gt;=0; &quot;Win&quot;; &quot;Loss&quot;)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ABS([.I451]-[.H451])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IF([.L451]=[.G451]; ([.L451]*[.M451])-([.G451]*[.H451]); 0)" office:value-type="float" office:value="0" calcext:value-type="float">
            <text:p>0.00 </text:p>
          </table:table-cell>
          <table:table-cell table:formula="of:=IF([.P451]=0;&quot;&quot;; IF([.P451]&gt;=0; &quot;Win&quot;; &quot;Loss&quot;)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ABS([.I452]-[.H452])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IF([.L452]=[.G452]; ([.L452]*[.M452])-([.G452]*[.H452]); 0)" office:value-type="float" office:value="0" calcext:value-type="float">
            <text:p>0.00 </text:p>
          </table:table-cell>
          <table:table-cell table:formula="of:=IF([.P452]=0;&quot;&quot;; IF([.P452]&gt;=0; &quot;Win&quot;; &quot;Loss&quot;)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ABS([.I453]-[.H453])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IF([.L453]=[.G453]; ([.L453]*[.M453])-([.G453]*[.H453]); 0)" office:value-type="float" office:value="0" calcext:value-type="float">
            <text:p>0.00 </text:p>
          </table:table-cell>
          <table:table-cell table:formula="of:=IF([.P453]=0;&quot;&quot;; IF([.P453]&gt;=0; &quot;Win&quot;; &quot;Loss&quot;)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ABS([.I454]-[.H454])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IF([.L454]=[.G454]; ([.L454]*[.M454])-([.G454]*[.H454]); 0)" office:value-type="float" office:value="0" calcext:value-type="float">
            <text:p>0.00 </text:p>
          </table:table-cell>
          <table:table-cell table:formula="of:=IF([.P454]=0;&quot;&quot;; IF([.P454]&gt;=0; &quot;Win&quot;; &quot;Loss&quot;)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ABS([.I455]-[.H455])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IF([.L455]=[.G455]; ([.L455]*[.M455])-([.G455]*[.H455]); 0)" office:value-type="float" office:value="0" calcext:value-type="float">
            <text:p>0.00 </text:p>
          </table:table-cell>
          <table:table-cell table:formula="of:=IF([.P455]=0;&quot;&quot;; IF([.P455]&gt;=0; &quot;Win&quot;; &quot;Loss&quot;)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ABS([.I456]-[.H456])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IF([.L456]=[.G456]; ([.L456]*[.M456])-([.G456]*[.H456]); 0)" office:value-type="float" office:value="0" calcext:value-type="float">
            <text:p>0.00 </text:p>
          </table:table-cell>
          <table:table-cell table:formula="of:=IF([.P456]=0;&quot;&quot;; IF([.P456]&gt;=0; &quot;Win&quot;; &quot;Loss&quot;)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ABS([.I457]-[.H457])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IF([.L457]=[.G457]; ([.L457]*[.M457])-([.G457]*[.H457]); 0)" office:value-type="float" office:value="0" calcext:value-type="float">
            <text:p>0.00 </text:p>
          </table:table-cell>
          <table:table-cell table:formula="of:=IF([.P457]=0;&quot;&quot;; IF([.P457]&gt;=0; &quot;Win&quot;; &quot;Loss&quot;)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ABS([.I458]-[.H458])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IF([.L458]=[.G458]; ([.L458]*[.M458])-([.G458]*[.H458]); 0)" office:value-type="float" office:value="0" calcext:value-type="float">
            <text:p>0.00 </text:p>
          </table:table-cell>
          <table:table-cell table:formula="of:=IF([.P458]=0;&quot;&quot;; IF([.P458]&gt;=0; &quot;Win&quot;; &quot;Loss&quot;)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ABS([.I459]-[.H459])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IF([.L459]=[.G459]; ([.L459]*[.M459])-([.G459]*[.H459]); 0)" office:value-type="float" office:value="0" calcext:value-type="float">
            <text:p>0.00 </text:p>
          </table:table-cell>
          <table:table-cell table:formula="of:=IF([.P459]=0;&quot;&quot;; IF([.P459]&gt;=0; &quot;Win&quot;; &quot;Loss&quot;)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ABS([.I460]-[.H460])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IF([.L460]=[.G460]; ([.L460]*[.M460])-([.G460]*[.H460]); 0)" office:value-type="float" office:value="0" calcext:value-type="float">
            <text:p>0.00 </text:p>
          </table:table-cell>
          <table:table-cell table:formula="of:=IF([.P460]=0;&quot;&quot;; IF([.P460]&gt;=0; &quot;Win&quot;; &quot;Loss&quot;)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ABS([.I461]-[.H461])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IF([.L461]=[.G461]; ([.L461]*[.M461])-([.G461]*[.H461]); 0)" office:value-type="float" office:value="0" calcext:value-type="float">
            <text:p>0.00 </text:p>
          </table:table-cell>
          <table:table-cell table:formula="of:=IF([.P461]=0;&quot;&quot;; IF([.P461]&gt;=0; &quot;Win&quot;; &quot;Loss&quot;)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ABS([.I462]-[.H462])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IF([.L462]=[.G462]; ([.L462]*[.M462])-([.G462]*[.H462]); 0)" office:value-type="float" office:value="0" calcext:value-type="float">
            <text:p>0.00 </text:p>
          </table:table-cell>
          <table:table-cell table:formula="of:=IF([.P462]=0;&quot;&quot;; IF([.P462]&gt;=0; &quot;Win&quot;; &quot;Loss&quot;)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ABS([.I463]-[.H463])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IF([.L463]=[.G463]; ([.L463]*[.M463])-([.G463]*[.H463]); 0)" office:value-type="float" office:value="0" calcext:value-type="float">
            <text:p>0.00 </text:p>
          </table:table-cell>
          <table:table-cell table:formula="of:=IF([.P463]=0;&quot;&quot;; IF([.P463]&gt;=0; &quot;Win&quot;; &quot;Loss&quot;)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ABS([.I464]-[.H464])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IF([.L464]=[.G464]; ([.L464]*[.M464])-([.G464]*[.H464]); 0)" office:value-type="float" office:value="0" calcext:value-type="float">
            <text:p>0.00 </text:p>
          </table:table-cell>
          <table:table-cell table:formula="of:=IF([.P464]=0;&quot;&quot;; IF([.P464]&gt;=0; &quot;Win&quot;; &quot;Loss&quot;)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ABS([.I465]-[.H465])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IF([.L465]=[.G465]; ([.L465]*[.M465])-([.G465]*[.H465]); 0)" office:value-type="float" office:value="0" calcext:value-type="float">
            <text:p>0.00 </text:p>
          </table:table-cell>
          <table:table-cell table:formula="of:=IF([.P465]=0;&quot;&quot;; IF([.P465]&gt;=0; &quot;Win&quot;; &quot;Loss&quot;)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ABS([.I466]-[.H466])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IF([.L466]=[.G466]; ([.L466]*[.M466])-([.G466]*[.H466]); 0)" office:value-type="float" office:value="0" calcext:value-type="float">
            <text:p>0.00 </text:p>
          </table:table-cell>
          <table:table-cell table:formula="of:=IF([.P466]=0;&quot;&quot;; IF([.P466]&gt;=0; &quot;Win&quot;; &quot;Loss&quot;)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ABS([.I467]-[.H467])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IF([.L467]=[.G467]; ([.L467]*[.M467])-([.G467]*[.H467]); 0)" office:value-type="float" office:value="0" calcext:value-type="float">
            <text:p>0.00 </text:p>
          </table:table-cell>
          <table:table-cell table:formula="of:=IF([.P467]=0;&quot;&quot;; IF([.P467]&gt;=0; &quot;Win&quot;; &quot;Loss&quot;)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ABS([.I468]-[.H468])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IF([.L468]=[.G468]; ([.L468]*[.M468])-([.G468]*[.H468]); 0)" office:value-type="float" office:value="0" calcext:value-type="float">
            <text:p>0.00 </text:p>
          </table:table-cell>
          <table:table-cell table:formula="of:=IF([.P468]=0;&quot;&quot;; IF([.P468]&gt;=0; &quot;Win&quot;; &quot;Loss&quot;)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ABS([.I469]-[.H469])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IF([.L469]=[.G469]; ([.L469]*[.M469])-([.G469]*[.H469]); 0)" office:value-type="float" office:value="0" calcext:value-type="float">
            <text:p>0.00 </text:p>
          </table:table-cell>
          <table:table-cell table:formula="of:=IF([.P469]=0;&quot;&quot;; IF([.P469]&gt;=0; &quot;Win&quot;; &quot;Loss&quot;)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ABS([.I470]-[.H470])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IF([.L470]=[.G470]; ([.L470]*[.M470])-([.G470]*[.H470]); 0)" office:value-type="float" office:value="0" calcext:value-type="float">
            <text:p>0.00 </text:p>
          </table:table-cell>
          <table:table-cell table:formula="of:=IF([.P470]=0;&quot;&quot;; IF([.P470]&gt;=0; &quot;Win&quot;; &quot;Loss&quot;)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ABS([.I471]-[.H471])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IF([.L471]=[.G471]; ([.L471]*[.M471])-([.G471]*[.H471]); 0)" office:value-type="float" office:value="0" calcext:value-type="float">
            <text:p>0.00 </text:p>
          </table:table-cell>
          <table:table-cell table:formula="of:=IF([.P471]=0;&quot;&quot;; IF([.P471]&gt;=0; &quot;Win&quot;; &quot;Loss&quot;)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ABS([.I472]-[.H472])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IF([.L472]=[.G472]; ([.L472]*[.M472])-([.G472]*[.H472]); 0)" office:value-type="float" office:value="0" calcext:value-type="float">
            <text:p>0.00 </text:p>
          </table:table-cell>
          <table:table-cell table:formula="of:=IF([.P472]=0;&quot;&quot;; IF([.P472]&gt;=0; &quot;Win&quot;; &quot;Loss&quot;)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ABS([.I473]-[.H473])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IF([.L473]=[.G473]; ([.L473]*[.M473])-([.G473]*[.H473]); 0)" office:value-type="float" office:value="0" calcext:value-type="float">
            <text:p>0.00 </text:p>
          </table:table-cell>
          <table:table-cell table:formula="of:=IF([.P473]=0;&quot;&quot;; IF([.P473]&gt;=0; &quot;Win&quot;; &quot;Loss&quot;)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ABS([.I474]-[.H474])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IF([.L474]=[.G474]; ([.L474]*[.M474])-([.G474]*[.H474]); 0)" office:value-type="float" office:value="0" calcext:value-type="float">
            <text:p>0.00 </text:p>
          </table:table-cell>
          <table:table-cell table:formula="of:=IF([.P474]=0;&quot;&quot;; IF([.P474]&gt;=0; &quot;Win&quot;; &quot;Loss&quot;)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ABS([.I475]-[.H475])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IF([.L475]=[.G475]; ([.L475]*[.M475])-([.G475]*[.H475]); 0)" office:value-type="float" office:value="0" calcext:value-type="float">
            <text:p>0.00 </text:p>
          </table:table-cell>
          <table:table-cell table:formula="of:=IF([.P475]=0;&quot;&quot;; IF([.P475]&gt;=0; &quot;Win&quot;; &quot;Loss&quot;)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ABS([.I476]-[.H476])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IF([.L476]=[.G476]; ([.L476]*[.M476])-([.G476]*[.H476]); 0)" office:value-type="float" office:value="0" calcext:value-type="float">
            <text:p>0.00 </text:p>
          </table:table-cell>
          <table:table-cell table:formula="of:=IF([.P476]=0;&quot;&quot;; IF([.P476]&gt;=0; &quot;Win&quot;; &quot;Loss&quot;)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ABS([.I477]-[.H477])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IF([.L477]=[.G477]; ([.L477]*[.M477])-([.G477]*[.H477]); 0)" office:value-type="float" office:value="0" calcext:value-type="float">
            <text:p>0.00 </text:p>
          </table:table-cell>
          <table:table-cell table:formula="of:=IF([.P477]=0;&quot;&quot;; IF([.P477]&gt;=0; &quot;Win&quot;; &quot;Loss&quot;)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ABS([.I478]-[.H478])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IF([.L478]=[.G478]; ([.L478]*[.M478])-([.G478]*[.H478]); 0)" office:value-type="float" office:value="0" calcext:value-type="float">
            <text:p>0.00 </text:p>
          </table:table-cell>
          <table:table-cell table:formula="of:=IF([.P478]=0;&quot;&quot;; IF([.P478]&gt;=0; &quot;Win&quot;; &quot;Loss&quot;)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ABS([.I479]-[.H479])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IF([.L479]=[.G479]; ([.L479]*[.M479])-([.G479]*[.H479]); 0)" office:value-type="float" office:value="0" calcext:value-type="float">
            <text:p>0.00 </text:p>
          </table:table-cell>
          <table:table-cell table:formula="of:=IF([.P479]=0;&quot;&quot;; IF([.P479]&gt;=0; &quot;Win&quot;; &quot;Loss&quot;)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ABS([.I480]-[.H480])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IF([.L480]=[.G480]; ([.L480]*[.M480])-([.G480]*[.H480]); 0)" office:value-type="float" office:value="0" calcext:value-type="float">
            <text:p>0.00 </text:p>
          </table:table-cell>
          <table:table-cell table:formula="of:=IF([.P480]=0;&quot;&quot;; IF([.P480]&gt;=0; &quot;Win&quot;; &quot;Loss&quot;)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ABS([.I481]-[.H481])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IF([.L481]=[.G481]; ([.L481]*[.M481])-([.G481]*[.H481]); 0)" office:value-type="float" office:value="0" calcext:value-type="float">
            <text:p>0.00 </text:p>
          </table:table-cell>
          <table:table-cell table:formula="of:=IF([.P481]=0;&quot;&quot;; IF([.P481]&gt;=0; &quot;Win&quot;; &quot;Loss&quot;)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ABS([.I482]-[.H482])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IF([.L482]=[.G482]; ([.L482]*[.M482])-([.G482]*[.H482]); 0)" office:value-type="float" office:value="0" calcext:value-type="float">
            <text:p>0.00 </text:p>
          </table:table-cell>
          <table:table-cell table:formula="of:=IF([.P482]=0;&quot;&quot;; IF([.P482]&gt;=0; &quot;Win&quot;; &quot;Loss&quot;)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ABS([.I483]-[.H483])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IF([.L483]=[.G483]; ([.L483]*[.M483])-([.G483]*[.H483]); 0)" office:value-type="float" office:value="0" calcext:value-type="float">
            <text:p>0.00 </text:p>
          </table:table-cell>
          <table:table-cell table:formula="of:=IF([.P483]=0;&quot;&quot;; IF([.P483]&gt;=0; &quot;Win&quot;; &quot;Loss&quot;)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ABS([.I484]-[.H484])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IF([.L484]=[.G484]; ([.L484]*[.M484])-([.G484]*[.H484]); 0)" office:value-type="float" office:value="0" calcext:value-type="float">
            <text:p>0.00 </text:p>
          </table:table-cell>
          <table:table-cell table:formula="of:=IF([.P484]=0;&quot;&quot;; IF([.P484]&gt;=0; &quot;Win&quot;; &quot;Loss&quot;)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ABS([.I485]-[.H485])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IF([.L485]=[.G485]; ([.L485]*[.M485])-([.G485]*[.H485]); 0)" office:value-type="float" office:value="0" calcext:value-type="float">
            <text:p>0.00 </text:p>
          </table:table-cell>
          <table:table-cell table:formula="of:=IF([.P485]=0;&quot;&quot;; IF([.P485]&gt;=0; &quot;Win&quot;; &quot;Loss&quot;)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ABS([.I486]-[.H486])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IF([.L486]=[.G486]; ([.L486]*[.M486])-([.G486]*[.H486]); 0)" office:value-type="float" office:value="0" calcext:value-type="float">
            <text:p>0.00 </text:p>
          </table:table-cell>
          <table:table-cell table:formula="of:=IF([.P486]=0;&quot;&quot;; IF([.P486]&gt;=0; &quot;Win&quot;; &quot;Loss&quot;)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ABS([.I487]-[.H487])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IF([.L487]=[.G487]; ([.L487]*[.M487])-([.G487]*[.H487]); 0)" office:value-type="float" office:value="0" calcext:value-type="float">
            <text:p>0.00 </text:p>
          </table:table-cell>
          <table:table-cell table:formula="of:=IF([.P487]=0;&quot;&quot;; IF([.P487]&gt;=0; &quot;Win&quot;; &quot;Loss&quot;)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ABS([.I488]-[.H488])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IF([.L488]=[.G488]; ([.L488]*[.M488])-([.G488]*[.H488]); 0)" office:value-type="float" office:value="0" calcext:value-type="float">
            <text:p>0.00 </text:p>
          </table:table-cell>
          <table:table-cell table:formula="of:=IF([.P488]=0;&quot;&quot;; IF([.P488]&gt;=0; &quot;Win&quot;; &quot;Loss&quot;)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ABS([.I489]-[.H489])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IF([.L489]=[.G489]; ([.L489]*[.M489])-([.G489]*[.H489]); 0)" office:value-type="float" office:value="0" calcext:value-type="float">
            <text:p>0.00 </text:p>
          </table:table-cell>
          <table:table-cell table:formula="of:=IF([.P489]=0;&quot;&quot;; IF([.P489]&gt;=0; &quot;Win&quot;; &quot;Loss&quot;)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ABS([.I490]-[.H490])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IF([.L490]=[.G490]; ([.L490]*[.M490])-([.G490]*[.H490]); 0)" office:value-type="float" office:value="0" calcext:value-type="float">
            <text:p>0.00 </text:p>
          </table:table-cell>
          <table:table-cell table:formula="of:=IF([.P490]=0;&quot;&quot;; IF([.P490]&gt;=0; &quot;Win&quot;; &quot;Loss&quot;)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ABS([.I491]-[.H491])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IF([.L491]=[.G491]; ([.L491]*[.M491])-([.G491]*[.H491]); 0)" office:value-type="float" office:value="0" calcext:value-type="float">
            <text:p>0.00 </text:p>
          </table:table-cell>
          <table:table-cell table:formula="of:=IF([.P491]=0;&quot;&quot;; IF([.P491]&gt;=0; &quot;Win&quot;; &quot;Loss&quot;)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ABS([.I492]-[.H492])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IF([.L492]=[.G492]; ([.L492]*[.M492])-([.G492]*[.H492]); 0)" office:value-type="float" office:value="0" calcext:value-type="float">
            <text:p>0.00 </text:p>
          </table:table-cell>
          <table:table-cell table:formula="of:=IF([.P492]=0;&quot;&quot;; IF([.P492]&gt;=0; &quot;Win&quot;; &quot;Loss&quot;)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ABS([.I493]-[.H493])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IF([.L493]=[.G493]; ([.L493]*[.M493])-([.G493]*[.H493]); 0)" office:value-type="float" office:value="0" calcext:value-type="float">
            <text:p>0.00 </text:p>
          </table:table-cell>
          <table:table-cell table:formula="of:=IF([.P493]=0;&quot;&quot;; IF([.P493]&gt;=0; &quot;Win&quot;; &quot;Loss&quot;)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ABS([.I494]-[.H494])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IF([.L494]=[.G494]; ([.L494]*[.M494])-([.G494]*[.H494]); 0)" office:value-type="float" office:value="0" calcext:value-type="float">
            <text:p>0.00 </text:p>
          </table:table-cell>
          <table:table-cell table:formula="of:=IF([.P494]=0;&quot;&quot;; IF([.P494]&gt;=0; &quot;Win&quot;; &quot;Loss&quot;)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ABS([.I495]-[.H495])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IF([.L495]=[.G495]; ([.L495]*[.M495])-([.G495]*[.H495]); 0)" office:value-type="float" office:value="0" calcext:value-type="float">
            <text:p>0.00 </text:p>
          </table:table-cell>
          <table:table-cell table:formula="of:=IF([.P495]=0;&quot;&quot;; IF([.P495]&gt;=0; &quot;Win&quot;; &quot;Loss&quot;)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ABS([.I496]-[.H496])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IF([.L496]=[.G496]; ([.L496]*[.M496])-([.G496]*[.H496]); 0)" office:value-type="float" office:value="0" calcext:value-type="float">
            <text:p>0.00 </text:p>
          </table:table-cell>
          <table:table-cell table:formula="of:=IF([.P496]=0;&quot;&quot;; IF([.P496]&gt;=0; &quot;Win&quot;; &quot;Loss&quot;)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ABS([.I497]-[.H497])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IF([.L497]=[.G497]; ([.L497]*[.M497])-([.G497]*[.H497]); 0)" office:value-type="float" office:value="0" calcext:value-type="float">
            <text:p>0.00 </text:p>
          </table:table-cell>
          <table:table-cell table:formula="of:=IF([.P497]=0;&quot;&quot;; IF([.P497]&gt;=0; &quot;Win&quot;; &quot;Loss&quot;)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ABS([.I498]-[.H498])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IF([.L498]=[.G498]; ([.L498]*[.M498])-([.G498]*[.H498]); 0)" office:value-type="float" office:value="0" calcext:value-type="float">
            <text:p>0.00 </text:p>
          </table:table-cell>
          <table:table-cell table:formula="of:=IF([.P498]=0;&quot;&quot;; IF([.P498]&gt;=0; &quot;Win&quot;; &quot;Loss&quot;)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ABS([.I499]-[.H499])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IF([.L499]=[.G499]; ([.L499]*[.M499])-([.G499]*[.H499]); 0)" office:value-type="float" office:value="0" calcext:value-type="float">
            <text:p>0.00 </text:p>
          </table:table-cell>
          <table:table-cell table:formula="of:=IF([.P499]=0;&quot;&quot;; IF([.P499]&gt;=0; &quot;Win&quot;; &quot;Loss&quot;)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ABS([.I500]-[.H500])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IF([.L500]=[.G500]; ([.L500]*[.M500])-([.G500]*[.H500]); 0)" office:value-type="float" office:value="0" calcext:value-type="float">
            <text:p>0.00 </text:p>
          </table:table-cell>
          <table:table-cell table:formula="of:=IF([.P500]=0;&quot;&quot;; IF([.P500]&gt;=0; &quot;Win&quot;; &quot;Loss&quot;)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ABS([.I501]-[.H501])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IF([.L501]=[.G501]; ([.L501]*[.M501])-([.G501]*[.H501]); 0)" office:value-type="float" office:value="0" calcext:value-type="float">
            <text:p>0.00 </text:p>
          </table:table-cell>
          <table:table-cell table:formula="of:=IF([.P501]=0;&quot;&quot;; IF([.P501]&gt;=0; &quot;Win&quot;; &quot;Loss&quot;)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ABS([.I502]-[.H502])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IF([.L502]=[.G502]; ([.L502]*[.M502])-([.G502]*[.H502]); 0)" office:value-type="float" office:value="0" calcext:value-type="float">
            <text:p>0.00 </text:p>
          </table:table-cell>
          <table:table-cell table:formula="of:=IF([.P502]=0;&quot;&quot;; IF([.P502]&gt;=0; &quot;Win&quot;; &quot;Loss&quot;)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1006"/>
        </table:table-row>
        <table:table-row table:style-name="ro1" table:number-rows-repeated="10480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ors" table:style-name="ta1">
        <table:table-column table:style-name="co19" table:default-cell-style-name="ce6"/>
        <table:table-column table:style-name="co12" table:default-cell-style-name="ce6"/>
        <table:table-column table:style-name="co1" table:number-columns-repeated="62" table:default-cell-style-name="ce6"/>
        <table:table-row table:style-name="ro1">
          <table:table-cell table:number-columns-repeated="64"/>
        </table:table-row>
        <table:table-row table:style-name="ro4">
          <table:table-cell/>
          <table:table-cell table:style-name="ce132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Entry price</text:p>
          </table:table-cell>
          <table:table-cell table:style-name="ce136" office:value-type="float" office:value="24" calcext:value-type="float">
            <text:p>24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Stop loss</text:p>
          </table:table-cell>
          <table:table-cell table:style-name="ce136" office:value-type="float" office:value="25" calcext:value-type="float">
            <text:p>25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4" office:value-type="string" calcext:value-type="string">
            <text:p>Target</text:p>
          </table:table-cell>
          <table:table-cell table:style-name="ce137"/>
          <table:table-cell table:style-name="ce142" table:formula="of:=([.C3]-[.C4])*[$Overview.C6]+[.C3]" office:value-type="float" office:value="22" calcext:value-type="float">
            <office:annotation draw:style-name="gr4" draw:text-style-name="P4" svg:width="1.1413in" svg:height="0.8567in" svg:x="3.3957in" svg:y="0.224in" draw:caption-point-x="-0.2402in" draw:caption-point-y="0.5945in">
              <dc:date>2019-10-06T00:00:00</dc:date>
              <text:p text:style-name="P3"><text:span text:style-name="T2">Indicative target </text:span><text:span text:style-name="T2">based on the </text:span><text:span text:style-name="T2">desired R ratio as </text:span><text:span text:style-name="T2">set in “overview”</text:span></text:p>
            </office:annotation>
            <text:p>22.00</text:p>
          </table:table-cell>
          <table:table-cell table:number-columns-repeated="60"/>
        </table:table-row>
        <table:table-row table:style-name="ro1">
          <table:table-cell/>
          <table:table-cell table:style-name="ce135" office:value-type="string" calcext:value-type="string">
            <text:p># Shares</text:p>
          </table:table-cell>
          <table:table-cell table:style-name="ce138" table:formula="of:=ABS([$Overview.C5]/([.C3]-[.C4]))" office:value-type="float" office:value="60" calcext:value-type="float">
            <text:p>60.00</text:p>
          </table:table-cell>
          <table:table-cell table:style-name="ce143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Position value</text:p>
          </table:table-cell>
          <table:table-cell table:style-name="ce139" table:formula="of:=[.C6]*[.C3]" office:value-type="float" office:value="1440" calcext:value-type="float">
            <text:p>1,440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Per share profit</text:p>
          </table:table-cell>
          <table:table-cell table:style-name="ce139" table:formula="of:=IF([.C5]=&quot;&quot;; ABS([.D5]-[.C3]); ABS([.C5]-[.C3]))" office:value-type="float" office:value="2" calcext:value-type="float">
            <text:p>2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Per share loss</text:p>
          </table:table-cell>
          <table:table-cell table:style-name="ce139" table:formula="of:=ABS([.C3]-[.C4])" office:value-type="float" office:value="1" calcext:value-type="float">
            <text:p>1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Total profit</text:p>
          </table:table-cell>
          <table:table-cell table:style-name="ce139" table:formula="of:=[.C8]*[.C6]" office:value-type="float" office:value="120" calcext:value-type="float">
            <text:p>120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3" office:value-type="string" calcext:value-type="string">
            <text:p>Total loss</text:p>
          </table:table-cell>
          <table:table-cell table:style-name="ce139" table:formula="of:=[.C9]*[.C6]" office:value-type="float" office:value="60" calcext:value-type="float">
            <text:p>60.00</text:p>
          </table:table-cell>
          <table:table-cell table:style-name="ce141"/>
          <table:table-cell table:number-columns-repeated="60"/>
        </table:table-row>
        <table:table-row table:style-name="ro1">
          <table:table-cell/>
          <table:table-cell table:style-name="ce134" office:value-type="string" calcext:value-type="string">
            <text:p>Risk/Reward</text:p>
          </table:table-cell>
          <table:table-cell table:style-name="ce140" table:formula="of:=[.C8]/[.C9]" office:value-type="float" office:value="2" calcext:value-type="float">
            <text:p>2.00</text:p>
          </table:table-cell>
          <table:table-cell table:style-name="ce14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date-style style:name="N112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currency-style style:name="N12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7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7P0"/>
    </number:currency-style>
    <number:date-style style:name="N12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</number:date-style>
    <number:date-style style:name="N135">
      <number:month number:calendar="jewish" number:style="long" number:textual="true"/>
      <number:text> </number:text>
      <number:day number:calendar="jewish"/>
    </number:date-style>
    <number:date-style style:name="N136"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</number:date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9P0"/>
    </number:currency-style>
    <number:percentage-style style:name="N140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number:currency-style style:name="N10109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9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20111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1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2P0"/>
    </number:currency-style>
    <number:currency-style style:name="N20113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3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3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1:49:03.916685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deartha </meta:initial-creator>
    <meta:creation-date>2019-06-12T16:30:35.024638310</meta:creation-date>
    <dc:date>2020-05-03T12:35:04.892943883</dc:date>
    <meta:editing-duration>PT4H8M25S</meta:editing-duration>
    <meta:editing-cycles>49</meta:editing-cycles>
    <meta:generator>LibreOffice/6.3.5.2$Linux_X86_64 LibreOffice_project/30$Build-2</meta:generator>
    <meta:document-statistic meta:table-count="4" meta:cell-count="3221" meta:object-count="2"/>
  </office:meta>
</office:document-meta>
</file>